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0H14M53.430S" table:style-name="ce2">
            <text:p>14:5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0H14M53.498S" table:style-name="ce2">
            <text:p>14:5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0H14M53.457S" table:style-name="ce2">
            <text:p>14:53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0H14M53.560S" table:style-name="ce2">
            <text:p>14:5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0H14M53.506S" table:style-name="ce2">
            <text:p>14:5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0H14M53.679S" table:style-name="ce2">
            <text:p>14:5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0H14M53.546S" table:style-name="ce2">
            <text:p>14:53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0H14M53.737S" table:style-name="ce2">
            <text:p>14:53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0H14M53.802S" table:style-name="ce2">
            <text:p>14:5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0H14M53.616S" table:style-name="ce2">
            <text:p>14:53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0H14M53.615S" table:style-name="ce2">
            <text:p>14:5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0H14M53.764S" table:style-name="ce2">
            <text:p>14:5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0H14M53.719S" table:style-name="ce2">
            <text:p>14:5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0H14M53.934S" table:style-name="ce2">
            <text:p>14:5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0H14M53.914S" table:style-name="ce2">
            <text:p>14:53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0H14M53.989S" table:style-name="ce2">
            <text:p>14:5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0H14M53.868S" table:style-name="ce2">
            <text:p>14:5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0H14M53.805S" table:style-name="ce2">
            <text:p>14:53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0H14M53.813S" table:style-name="ce2">
            <text:p>14:5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0H14M53.909S" table:style-name="ce2">
            <text:p>14:5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0H14M54.056S" table:style-name="ce2">
            <text:p>14:5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0H14M54.009S" table:style-name="ce2">
            <text:p>14:5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0H14M53.937S" table:style-name="ce2">
            <text:p>14:53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0H14M54.031S" table:style-name="ce2">
            <text:p>14:5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0H14M54.069S" table:style-name="ce2">
            <text:p>14:5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0H14M53.946S" table:style-name="ce2">
            <text:p>14:5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0H14M54.039S" table:style-name="ce2">
            <text:p>14:5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0H14M54.175S" table:style-name="ce2">
            <text:p>14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0H14M54.180S" table:style-name="ce2">
            <text:p>14:5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0H14M54.178S" table:style-name="ce2">
            <text:p>14:5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0H14M54.307S" table:style-name="ce2">
            <text:p>14:5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0H14M54.243S" table:style-name="ce2">
            <text:p>14:54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0H14M54.173S" table:style-name="ce2">
            <text:p>14:5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0H14M54.167S" table:style-name="ce2">
            <text:p>14:5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0H14M53.997S" table:style-name="ce2">
            <text:p>14:5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0H14M54.328S" table:style-name="ce2">
            <text:p>14:5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0H14M54.176S" table:style-name="ce2">
            <text:p>14:5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0H14M54.311S" table:style-name="ce2">
            <text:p>14:54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0H14M54.437S" table:style-name="ce2">
            <text:p>14:5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0H14M54.072S" table:style-name="ce2">
            <text:p>14:5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0H14M54.334S" table:style-name="ce2">
            <text:p>14:5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0H14M54.330S" table:style-name="ce2">
            <text:p>14:5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0H14M54.242S" table:style-name="ce2">
            <text:p>14:5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0H14M54.499S" table:style-name="ce2">
            <text:p>14:5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0H14M54.322S" table:style-name="ce2">
            <text:p>14:5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0H14M54.326S" table:style-name="ce2">
            <text:p>14:5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0H14M54.437S" table:style-name="ce2">
            <text:p>14:5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0H14M54.498S" table:style-name="ce2">
            <text:p>14:5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0H14M54.541S" table:style-name="ce2">
            <text:p>14:54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0H14M54.519S" table:style-name="ce2">
            <text:p>14:5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0H14M54.559S" table:style-name="ce2">
            <text:p>14:5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0H14M54.528S" table:style-name="ce2">
            <text:p>14:5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0H14M54.687S" table:style-name="ce2">
            <text:p>14:5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0H14M54.594S" table:style-name="ce2">
            <text:p>14:5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0H14M54.532S" table:style-name="ce2">
            <text:p>14:5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0H14M54.747S" table:style-name="ce2">
            <text:p>14:54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0H14M54.493S" table:style-name="ce2">
            <text:p>14:5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0H14M54.474S" table:style-name="ce2">
            <text:p>14:5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0H14M54.716S" table:style-name="ce2">
            <text:p>14:54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0H14M54.812S" table:style-name="ce2">
            <text:p>14:5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0H14M54.757S" table:style-name="ce2">
            <text:p>14:5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0H14M54.710S" table:style-name="ce2">
            <text:p>14:54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0H14M54.845S" table:style-name="ce2">
            <text:p>14:5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0H14M54.861S" table:style-name="ce2">
            <text:p>14:5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0H14M54.709S" table:style-name="ce2">
            <text:p>14:5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0H14M54.522S" table:style-name="ce2">
            <text:p>14:5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0H14M54.803S" table:style-name="ce2">
            <text:p>14:5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0H14M54.717S" table:style-name="ce2">
            <text:p>14:5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0H14M54.946S" table:style-name="ce2">
            <text:p>14:54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0H14M55.003S" table:style-name="ce2">
            <text:p>14:5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0H14M54.981S" table:style-name="ce2">
            <text:p>14:5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0H14M54.841S" table:style-name="ce2">
            <text:p>14:5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0H14M54.904S" table:style-name="ce2">
            <text:p>14:5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0H14M54.944S" table:style-name="ce2">
            <text:p>14:5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0H14M55.066S" table:style-name="ce2">
            <text:p>14:5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0H14M54.801S" table:style-name="ce2">
            <text:p>14:5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0H14M55.030S" table:style-name="ce2">
            <text:p>14:55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0H14M55.073S" table:style-name="ce2">
            <text:p>14:55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0H14M55.020S" table:style-name="ce2">
            <text:p>14:5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0H14M54.980S" table:style-name="ce2">
            <text:p>14:5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0H14M54.850S" table:style-name="ce2">
            <text:p>14:5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0H14M55.206S" table:style-name="ce2">
            <text:p>14:5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0H14M54.982S" table:style-name="ce2">
            <text:p>14:5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0H14M55.236S" table:style-name="ce2">
            <text:p>14:5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0H14M55.254S" table:style-name="ce2">
            <text:p>14:5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0H14M55.092S" table:style-name="ce2">
            <text:p>14:5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0H14M55.230S" table:style-name="ce2">
            <text:p>14:5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0H14M55.321S" table:style-name="ce2">
            <text:p>14:5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0H14M55.259S" table:style-name="ce2">
            <text:p>14:55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0H14M55.249S" table:style-name="ce2">
            <text:p>14:5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0H14M54.989S" table:style-name="ce2">
            <text:p>14:5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0H14M55.281S" table:style-name="ce2">
            <text:p>14:5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0H14M55.201S" table:style-name="ce2">
            <text:p>14:5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0H14M55.448S" table:style-name="ce2">
            <text:p>14:55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0H14M55.266S" table:style-name="ce2">
            <text:p>14:55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0H14M55.316S" table:style-name="ce2">
            <text:p>14:5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0H14M55.262S" table:style-name="ce2">
            <text:p>14:55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0H14M55.510S" table:style-name="ce2">
            <text:p>14:5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0H14M55.437S" table:style-name="ce2">
            <text:p>14:5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0H14M55.398S" table:style-name="ce2">
            <text:p>14:55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0H14M55.572S" table:style-name="ce2">
            <text:p>14:55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0H14M55.326S" table:style-name="ce2">
            <text:p>14:5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0H14M55.349S" table:style-name="ce2">
            <text:p>14:5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0H14M55.439S" table:style-name="ce2">
            <text:p>14:55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0H14M55.410S" table:style-name="ce2">
            <text:p>14:5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0H14M55.641S" table:style-name="ce2">
            <text:p>14:55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0H14M55.410S" table:style-name="ce2">
            <text:p>14:55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0H14M55.651S" table:style-name="ce2">
            <text:p>14:5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0H14M55.708S" table:style-name="ce2">
            <text:p>14:5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0H14M55.638S" table:style-name="ce2">
            <text:p>14:55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0H14M55.762S" table:style-name="ce2">
            <text:p>14:5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0H14M55.617S" table:style-name="ce2">
            <text:p>14:55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0H14M55.722S" table:style-name="ce2">
            <text:p>14:55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0H14M55.524S" table:style-name="ce2">
            <text:p>14:5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0H14M55.830S" table:style-name="ce2">
            <text:p>14:55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0H14M55.609S" table:style-name="ce2">
            <text:p>14:55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0H14M55.541S" table:style-name="ce2">
            <text:p>14:5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0H14M55.839S" table:style-name="ce2">
            <text:p>14:55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0H14M55.540S" table:style-name="ce2">
            <text:p>14:55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0H14M55.532S" table:style-name="ce2">
            <text:p>14:5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0H14M55.873S" table:style-name="ce2">
            <text:p>14:5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0H14M55.842S" table:style-name="ce2">
            <text:p>14:5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0H14M55.786S" table:style-name="ce2">
            <text:p>14:5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0H14M55.784S" table:style-name="ce2">
            <text:p>14:5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0H14M55.955S" table:style-name="ce2">
            <text:p>14:5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0H14M55.817S" table:style-name="ce2">
            <text:p>14:55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0H14M55.930S" table:style-name="ce2">
            <text:p>14:55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0H14M55.523S" table:style-name="ce2">
            <text:p>14:55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0H14M55.883S" table:style-name="ce2">
            <text:p>14:5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0H14M56.014S" table:style-name="ce2">
            <text:p>14:5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0H14M55.978S" table:style-name="ce2">
            <text:p>14:5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0H14M56.037S" table:style-name="ce2">
            <text:p>14:56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0H14M55.862S" table:style-name="ce2">
            <text:p>14:55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0H14M55.967S" table:style-name="ce2">
            <text:p>14:5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0H14M56.089S" table:style-name="ce2">
            <text:p>14:5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0H14M56.039S" table:style-name="ce2">
            <text:p>14:5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0H14M55.955S" table:style-name="ce2">
            <text:p>14:5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0H14M55.861S" table:style-name="ce2">
            <text:p>14:5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0H14M56.208S" table:style-name="ce2">
            <text:p>14:56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0H14M55.861S" table:style-name="ce2">
            <text:p>14:5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0H14M56.269S" table:style-name="ce2">
            <text:p>14:5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0H14M56.165S" table:style-name="ce2">
            <text:p>14:5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0H14M55.818S" table:style-name="ce2">
            <text:p>14:5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0H14M56.240S" table:style-name="ce2">
            <text:p>14:56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0H14M56.020S" table:style-name="ce2">
            <text:p>14:56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0H14M56.334S" table:style-name="ce2">
            <text:p>14:5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0H14M56.171S" table:style-name="ce2">
            <text:p>14:5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0H14M56.232S" table:style-name="ce2">
            <text:p>14:5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0H14M56.240S" table:style-name="ce2">
            <text:p>14:5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0H14M56.330S" table:style-name="ce2">
            <text:p>14:5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0H14M56.185S" table:style-name="ce2">
            <text:p>14:56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0H14M56.396S" table:style-name="ce2">
            <text:p>14:5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0H14M56.334S" table:style-name="ce2">
            <text:p>14:5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0H14M56.363S" table:style-name="ce2">
            <text:p>14:5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0H14M56.325S" table:style-name="ce2">
            <text:p>14:5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0H14M56.298S" table:style-name="ce2">
            <text:p>14:5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0H14M56.246S" table:style-name="ce2">
            <text:p>14:56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0H14M56.583S" table:style-name="ce2">
            <text:p>14:5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0H14M56.461S" table:style-name="ce2">
            <text:p>14:5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0H14M56.836S" table:style-name="ce2">
            <text:p>14:5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0H14M57.219S" table:style-name="ce2">
            <text:p>14:5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0H14M57.027S" table:style-name="ce2">
            <text:p>14:5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0H14M56.368S" table:style-name="ce2">
            <text:p>14:5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0H14M56.774S" table:style-name="ce2">
            <text:p>14:56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0H14M57.278S" table:style-name="ce2">
            <text:p>14:5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0H14M56.966S" table:style-name="ce2">
            <text:p>14:5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0H14M57.091S" table:style-name="ce2">
            <text:p>14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0H14M56.524S" table:style-name="ce2">
            <text:p>14:56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0H14M56.713S" table:style-name="ce2">
            <text:p>14:5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0H14M57.344S" table:style-name="ce2">
            <text:p>14:5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0H14M56.344S" table:style-name="ce2">
            <text:p>14:5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0H14M56.356S" table:style-name="ce2">
            <text:p>14:5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0H14M57.240S" table:style-name="ce2">
            <text:p>14:57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0H14M57.208S" table:style-name="ce2">
            <text:p>14:5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0H14M57.472S" table:style-name="ce2">
            <text:p>14:5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0H14M56.377S" table:style-name="ce2">
            <text:p>14:56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0H14M57.467S" table:style-name="ce2">
            <text:p>14:5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0H14M57.255S" table:style-name="ce2">
            <text:p>14:5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0H14M57.316S" table:style-name="ce2">
            <text:p>14:5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0H14M57.584S" table:style-name="ce2">
            <text:p>14:5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0H14M57.595S" table:style-name="ce2">
            <text:p>14:57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0H14M57.496S" table:style-name="ce2">
            <text:p>14:57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0H14M57.726S" table:style-name="ce2">
            <text:p>14:5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0H14M57.413S" table:style-name="ce2">
            <text:p>14:5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0H14M57.784S" table:style-name="ce2">
            <text:p>14:5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0H14M57.371S" table:style-name="ce2">
            <text:p>14:57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0H14M57.409S" table:style-name="ce2">
            <text:p>14:57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0H14M57.391S" table:style-name="ce2">
            <text:p>14:57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0H14M57.462S" table:style-name="ce2">
            <text:p>14:5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0H14M57.398S" table:style-name="ce2">
            <text:p>14:5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0H14M57.581S" table:style-name="ce2">
            <text:p>14:57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0H14M57.848S" table:style-name="ce2">
            <text:p>14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0H14M57.496S" table:style-name="ce2">
            <text:p>14:5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0H14M57.416S" table:style-name="ce2">
            <text:p>14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0H14M57.412S" table:style-name="ce2">
            <text:p>14:57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0H14M57.414S" table:style-name="ce2">
            <text:p>14:5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0H14M57.409S" table:style-name="ce2">
            <text:p>14:5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0H14M57.808S" table:style-name="ce2">
            <text:p>14:5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0H14M57.674S" table:style-name="ce2">
            <text:p>14:5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0H14M57.977S" table:style-name="ce2">
            <text:p>14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0H14M57.416S" table:style-name="ce2">
            <text:p>14:5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0H14M57.825S" table:style-name="ce2">
            <text:p>14:5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0H14M57.405S" table:style-name="ce2">
            <text:p>14:5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0H14M58.036S" table:style-name="ce2">
            <text:p>14:5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0H14M57.956S" table:style-name="ce2">
            <text:p>14:5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0H14M57.634S" table:style-name="ce2">
            <text:p>14:5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0H14M57.851S" table:style-name="ce2">
            <text:p>14:5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0H14M57.417S" table:style-name="ce2">
            <text:p>14:5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0H14M57.406S" table:style-name="ce2">
            <text:p>14:5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0H14M57.441S" table:style-name="ce2">
            <text:p>14:5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0H14M57.806S" table:style-name="ce2">
            <text:p>14:5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0H14M57.839S" table:style-name="ce2">
            <text:p>14:5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0H14M58.289S" table:style-name="ce2">
            <text:p>14:58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0H14M57.898S" table:style-name="ce2">
            <text:p>14:5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0H14M58.230S" table:style-name="ce2">
            <text:p>14:58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0H14M57.415S" table:style-name="ce2">
            <text:p>14:5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0H14M58.102S" table:style-name="ce2">
            <text:p>14:5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0H14M57.896S" table:style-name="ce2">
            <text:p>14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0H14M58.352S" table:style-name="ce2">
            <text:p>14:5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0H14M57.803S" table:style-name="ce2">
            <text:p>14:5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0H14M57.892S" table:style-name="ce2">
            <text:p>14:5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0H14M57.992S" table:style-name="ce2">
            <text:p>14:58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0H14M57.823S" table:style-name="ce2">
            <text:p>14:5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0H14M57.888S" table:style-name="ce2">
            <text:p>14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0H14M57.857S" table:style-name="ce2">
            <text:p>14:5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0H14M57.904S" table:style-name="ce2">
            <text:p>14:5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0H14M58.129S" table:style-name="ce2">
            <text:p>14:5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0H14M57.819S" table:style-name="ce2">
            <text:p>14:5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0H14M57.821S" table:style-name="ce2">
            <text:p>14:5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0H14M58.133S" table:style-name="ce2">
            <text:p>14:58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0H14M57.990S" table:style-name="ce2">
            <text:p>14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0H14M58.295S" table:style-name="ce2">
            <text:p>14:58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0H14M58.048S" table:style-name="ce2">
            <text:p>14:5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0H14M58.493S" table:style-name="ce2">
            <text:p>14:58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0H14M58.053S" table:style-name="ce2">
            <text:p>14:5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0H14M58.186S" table:style-name="ce2">
            <text:p>14:5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0H14M58.299S" table:style-name="ce2">
            <text:p>14:5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0H14M58.311S" table:style-name="ce2">
            <text:p>14:5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0H14M58.716S" table:style-name="ce2">
            <text:p>14:5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0H14M58.472S" table:style-name="ce2">
            <text:p>14:5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0H14M58.467S" table:style-name="ce2">
            <text:p>14:5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0H14M58.457S" table:style-name="ce2">
            <text:p>14:5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0H14M58.463S" table:style-name="ce2">
            <text:p>14:5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0H14M58.889S" table:style-name="ce2">
            <text:p>14:5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0H14M58.914S" table:style-name="ce2">
            <text:p>14:58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0H14M58.965S" table:style-name="ce2">
            <text:p>14:5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0H14M58.452S" table:style-name="ce2">
            <text:p>14:5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0H14M58.921S" table:style-name="ce2">
            <text:p>14:58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0H14M58.448S" table:style-name="ce2">
            <text:p>14:5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0H14M58.208S" table:style-name="ce2">
            <text:p>14:5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0H14M59.089S" table:style-name="ce2">
            <text:p>14:59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0H14M58.827S" table:style-name="ce2">
            <text:p>14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0H14M59.146S" table:style-name="ce2">
            <text:p>14:59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0H14M58.671S" table:style-name="ce2">
            <text:p>14:5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0H14M58.715S" table:style-name="ce2">
            <text:p>14:58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0H14M58.464S" table:style-name="ce2">
            <text:p>14:5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0H14M59.277S" table:style-name="ce2">
            <text:p>14:5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0H14M58.451S" table:style-name="ce2">
            <text:p>14:58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0H14M58.514S" table:style-name="ce2">
            <text:p>14:58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0H14M59.332S" table:style-name="ce2">
            <text:p>14:59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0H14M58.298S" table:style-name="ce2">
            <text:p>14:58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0H14M58.464S" table:style-name="ce2">
            <text:p>14:58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0H14M58.554S" table:style-name="ce2">
            <text:p>14:58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0H14M58.225S" table:style-name="ce2">
            <text:p>14:5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0H14M59.576S" table:style-name="ce2">
            <text:p>14:59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0H14M58.349S" table:style-name="ce2">
            <text:p>14:58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372" table:style-name="ce1">
            <text:p>137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0H14M58.470S" table:style-name="ce2">
            <text:p>14:58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0H14M58.311S" table:style-name="ce2">
            <text:p>14:58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0H14M58.452S" table:style-name="ce2">
            <text:p>14:5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0H14M58.211S" table:style-name="ce2">
            <text:p>14:58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0H14M59.572S" table:style-name="ce2">
            <text:p>14:5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0H14M59.481S" table:style-name="ce2">
            <text:p>14:5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0H14M59.891S" table:style-name="ce2">
            <text:p>14:5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0H14M59.457S" table:style-name="ce2">
            <text:p>14:5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0H14M59.458S" table:style-name="ce2">
            <text:p>14:5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0H14M59.373S" table:style-name="ce2">
            <text:p>14:59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0H15M0.029S" table:style-name="ce2">
            <text:p>15:0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0H14M59.151S" table:style-name="ce2">
            <text:p>14:59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0H14M59.298S" table:style-name="ce2">
            <text:p>14:5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0H15M0.158S" table:style-name="ce2">
            <text:p>15:00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0H15M0.306S" table:style-name="ce2">
            <text:p>15:0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0H15M0.327S" table:style-name="ce2">
            <text:p>15:0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0H14M59.999S" table:style-name="ce2">
            <text:p>15:0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0H14M59.959S" table:style-name="ce2">
            <text:p>15:00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0H14M59.871S" table:style-name="ce2">
            <text:p>14:5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0H15M0.518S" table:style-name="ce2">
            <text:p>15:0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0H14M59.766S" table:style-name="ce2">
            <text:p>14:5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0H14M59.796S" table:style-name="ce2">
            <text:p>14:5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0H15M0.621S" table:style-name="ce2">
            <text:p>15:0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0H14M59.722S" table:style-name="ce2">
            <text:p>14:59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0H15M0.648S" table:style-name="ce2">
            <text:p>15:0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0H14M59.741S" table:style-name="ce2">
            <text:p>14:5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0H15M0.722S" table:style-name="ce2">
            <text:p>15:0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0H14M59.642S" table:style-name="ce2">
            <text:p>14:5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0H15M0.821S" table:style-name="ce2">
            <text:p>15:0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0H15M0.936S" table:style-name="ce2">
            <text:p>15:00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0H15M0.699S" table:style-name="ce2">
            <text:p>15:0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0H15M0.756S" table:style-name="ce2">
            <text:p>15:0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0H15M1.110S" table:style-name="ce2">
            <text:p>15:0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0H15M1.252S" table:style-name="ce2">
            <text:p>15:0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0H14M59.297S" table:style-name="ce2">
            <text:p>14:59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76" table:style-name="ce1">
            <text:p>5176</text:p>
          </table:table-cell>
          <table:table-cell office:value-type="string" table:style-name="ce1">
            <text:p>Warning</text:p>
          </table:table-cell>
          <table:table-cell office:value-type="float" office:value="13490" table:style-name="ce1">
            <text:p>13490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0H15M4.477S" table:style-name="ce2">
            <text:p>15:0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6999" table:style-name="ce1">
            <text:p>26999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0H15M4.654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55" table:style-name="ce1">
            <text:p>655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0H15M4.664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3" table:style-name="ce1">
            <text:p>743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0H15M4.680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45" table:style-name="ce1">
            <text:p>645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0H15M4.699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0H15M4.706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649" table:style-name="ce1">
            <text:p>649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0H15M4.713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97" table:style-name="ce1">
            <text:p>697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0H15M4.719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95" table:style-name="ce1">
            <text:p>795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0H15M4.727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83" table:style-name="ce1">
            <text:p>783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0H15M4.743S" table:style-name="ce2">
            <text:p>15:0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863" table:style-name="ce1">
            <text:p>863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0H15M4.752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0H15M4.773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17" table:style-name="ce1">
            <text:p>71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0H15M4.785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0H15M4.792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853" table:style-name="ce1">
            <text:p>853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0H15M4.803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45" table:style-name="ce1">
            <text:p>645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0H15M4.811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629" table:style-name="ce1">
            <text:p>629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0H15M4.818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51" table:style-name="ce1">
            <text:p>651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0H15M4.829S" table:style-name="ce2">
            <text:p>15:0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0H15M4.851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23" table:style-name="ce1">
            <text:p>623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0H15M4.859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29" table:style-name="ce1">
            <text:p>629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0H15M4.869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31" table:style-name="ce1">
            <text:p>631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0H15M4.887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33" table:style-name="ce1">
            <text:p>633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0H15M4.901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79" table:style-name="ce1">
            <text:p>679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0H15M4.914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0H15M4.930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0H15M4.940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0H15M4.950S" table:style-name="ce2">
            <text:p>15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57" table:style-name="ce1">
            <text:p>657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0H15M4.957S" table:style-name="ce2">
            <text:p>15:0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0H15M4.987S" table:style-name="ce2">
            <text:p>15:0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0H15M4.999S" table:style-name="ce2">
            <text:p>15:0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0H14M55.922S" table:style-name="ce2">
            <text:p>14:5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603" table:style-name="ce1">
            <text:p>19603</text:p>
          </table:table-cell>
          <table:table-cell office:value-type="string" table:style-name="ce1">
            <text:p>Success</text:p>
          </table:table-cell>
          <table:table-cell office:value-type="float" office:value="161262" table:style-name="ce1">
            <text:p>161262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0H14M57.582S" table:style-name="ce2">
            <text:p>14:5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989" table:style-name="ce1">
            <text:p>17989</text:p>
          </table:table-cell>
          <table:table-cell office:value-type="string" table:style-name="ce1">
            <text:p>Success</text:p>
          </table:table-cell>
          <table:table-cell office:value-type="float" office:value="163376" table:style-name="ce1">
            <text:p>163376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0H14M54.691S" table:style-name="ce2">
            <text:p>14:5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0932" table:style-name="ce1">
            <text:p>20932</text:p>
          </table:table-cell>
          <table:table-cell office:value-type="string" table:style-name="ce1">
            <text:p>Success</text:p>
          </table:table-cell>
          <table:table-cell office:value-type="float" office:value="161268" table:style-name="ce1">
            <text:p>16126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0H14M54.741S" table:style-name="ce2">
            <text:p>14:54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892" table:style-name="ce1">
            <text:p>20892</text:p>
          </table:table-cell>
          <table:table-cell office:value-type="string" table:style-name="ce1">
            <text:p>Success</text:p>
          </table:table-cell>
          <table:table-cell office:value-type="float" office:value="163390" table:style-name="ce1">
            <text:p>163390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0H14M54.405S" table:style-name="ce2">
            <text:p>14:5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239" table:style-name="ce1">
            <text:p>21239</text:p>
          </table:table-cell>
          <table:table-cell office:value-type="string" table:style-name="ce1">
            <text:p>Success</text:p>
          </table:table-cell>
          <table:table-cell office:value-type="float" office:value="161268" table:style-name="ce1">
            <text:p>161268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0H14M54.509S" table:style-name="ce2">
            <text:p>14:5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220" table:style-name="ce1">
            <text:p>21220</text:p>
          </table:table-cell>
          <table:table-cell office:value-type="string" table:style-name="ce1">
            <text:p>Success</text:p>
          </table:table-cell>
          <table:table-cell office:value-type="float" office:value="161268" table:style-name="ce1">
            <text:p>16126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0H14M55.340S" table:style-name="ce2">
            <text:p>14:5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446" table:style-name="ce1">
            <text:p>20446</text:p>
          </table:table-cell>
          <table:table-cell office:value-type="string" table:style-name="ce1">
            <text:p>Success</text:p>
          </table:table-cell>
          <table:table-cell office:value-type="float" office:value="161261" table:style-name="ce1">
            <text:p>16126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0H14M54.089S" table:style-name="ce2">
            <text:p>14:5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701" table:style-name="ce1">
            <text:p>21701</text:p>
          </table:table-cell>
          <table:table-cell office:value-type="string" table:style-name="ce1">
            <text:p>Success</text:p>
          </table:table-cell>
          <table:table-cell office:value-type="float" office:value="164257" table:style-name="ce1">
            <text:p>164257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0H14M58.468S" table:style-name="ce2">
            <text:p>14:5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340" table:style-name="ce1">
            <text:p>17340</text:p>
          </table:table-cell>
          <table:table-cell office:value-type="string" table:style-name="ce1">
            <text:p>Success</text:p>
          </table:table-cell>
          <table:table-cell office:value-type="float" office:value="165493" table:style-name="ce1">
            <text:p>165493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0H14M55.568S" table:style-name="ce2">
            <text:p>14:55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0247" table:style-name="ce1">
            <text:p>20247</text:p>
          </table:table-cell>
          <table:table-cell office:value-type="string" table:style-name="ce1">
            <text:p>Success</text:p>
          </table:table-cell>
          <table:table-cell office:value-type="float" office:value="163384" table:style-name="ce1">
            <text:p>163384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0H14M55.594S" table:style-name="ce2">
            <text:p>14:55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232" table:style-name="ce1">
            <text:p>20232</text:p>
          </table:table-cell>
          <table:table-cell office:value-type="string" table:style-name="ce1">
            <text:p>Success</text:p>
          </table:table-cell>
          <table:table-cell office:value-type="float" office:value="161262" table:style-name="ce1">
            <text:p>161262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0H14M57.831S" table:style-name="ce2">
            <text:p>14:5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8006" table:style-name="ce1">
            <text:p>18006</text:p>
          </table:table-cell>
          <table:table-cell office:value-type="string" table:style-name="ce1">
            <text:p>Success</text:p>
          </table:table-cell>
          <table:table-cell office:value-type="float" office:value="163374" table:style-name="ce1">
            <text:p>163374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0H14M57.209S" table:style-name="ce2">
            <text:p>14:5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642" table:style-name="ce1">
            <text:p>18642</text:p>
          </table:table-cell>
          <table:table-cell office:value-type="string" table:style-name="ce1">
            <text:p>Success</text:p>
          </table:table-cell>
          <table:table-cell office:value-type="float" office:value="161254" table:style-name="ce1">
            <text:p>161254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0H14M55.871S" table:style-name="ce2">
            <text:p>14:5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989" table:style-name="ce1">
            <text:p>19989</text:p>
          </table:table-cell>
          <table:table-cell office:value-type="string" table:style-name="ce1">
            <text:p>Success</text:p>
          </table:table-cell>
          <table:table-cell office:value-type="float" office:value="161261" table:style-name="ce1">
            <text:p>161261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0H14M56.019S" table:style-name="ce2">
            <text:p>14:56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Success</text:p>
          </table:table-cell>
          <table:table-cell office:value-type="float" office:value="163384" table:style-name="ce1">
            <text:p>163384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0H14M56.151S" table:style-name="ce2">
            <text:p>14:5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9728" table:style-name="ce1">
            <text:p>19728</text:p>
          </table:table-cell>
          <table:table-cell office:value-type="string" table:style-name="ce1">
            <text:p>Success</text:p>
          </table:table-cell>
          <table:table-cell office:value-type="float" office:value="161258" table:style-name="ce1">
            <text:p>161258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0H14M55.291S" table:style-name="ce2">
            <text:p>14:5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605" table:style-name="ce1">
            <text:p>20605</text:p>
          </table:table-cell>
          <table:table-cell office:value-type="string" table:style-name="ce1">
            <text:p>Success</text:p>
          </table:table-cell>
          <table:table-cell office:value-type="float" office:value="163384" table:style-name="ce1">
            <text:p>163384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0H15M15.527S" table:style-name="ce2">
            <text:p>15:15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0H14M55.027S" table:style-name="ce2">
            <text:p>14:5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910" table:style-name="ce1">
            <text:p>20910</text:p>
          </table:table-cell>
          <table:table-cell office:value-type="string" table:style-name="ce1">
            <text:p>Success</text:p>
          </table:table-cell>
          <table:table-cell office:value-type="float" office:value="163390" table:style-name="ce1">
            <text:p>163390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0H15M15.579S" table:style-name="ce2">
            <text:p>15:1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0H14M54.904S" table:style-name="ce2">
            <text:p>14:5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076" table:style-name="ce1">
            <text:p>21076</text:p>
          </table:table-cell>
          <table:table-cell office:value-type="string" table:style-name="ce1">
            <text:p>Success</text:p>
          </table:table-cell>
          <table:table-cell office:value-type="float" office:value="163386" table:style-name="ce1">
            <text:p>163386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0H14M55.961S" table:style-name="ce2">
            <text:p>14:5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026" table:style-name="ce1">
            <text:p>20026</text:p>
          </table:table-cell>
          <table:table-cell office:value-type="string" table:style-name="ce1">
            <text:p>Success</text:p>
          </table:table-cell>
          <table:table-cell office:value-type="float" office:value="163384" table:style-name="ce1">
            <text:p>163384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0H14M53.986S" table:style-name="ce2">
            <text:p>14:5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004" table:style-name="ce1">
            <text:p>22004</text:p>
          </table:table-cell>
          <table:table-cell office:value-type="string" table:style-name="ce1">
            <text:p>Success</text:p>
          </table:table-cell>
          <table:table-cell office:value-type="float" office:value="163397" table:style-name="ce1">
            <text:p>163397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0H14M55.720S" table:style-name="ce2">
            <text:p>14:55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272" table:style-name="ce1">
            <text:p>20272</text:p>
          </table:table-cell>
          <table:table-cell office:value-type="string" table:style-name="ce1">
            <text:p>Success</text:p>
          </table:table-cell>
          <table:table-cell office:value-type="float" office:value="161262" table:style-name="ce1">
            <text:p>161262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0H14M54.241S" table:style-name="ce2">
            <text:p>14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769" table:style-name="ce1">
            <text:p>21769</text:p>
          </table:table-cell>
          <table:table-cell office:value-type="string" table:style-name="ce1">
            <text:p>Success</text:p>
          </table:table-cell>
          <table:table-cell office:value-type="float" office:value="163392" table:style-name="ce1">
            <text:p>163392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0H14M57.941S" table:style-name="ce2">
            <text:p>14:5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108" table:style-name="ce1">
            <text:p>18108</text:p>
          </table:table-cell>
          <table:table-cell office:value-type="string" table:style-name="ce1">
            <text:p>Success</text:p>
          </table:table-cell>
          <table:table-cell office:value-type="float" office:value="163373" table:style-name="ce1">
            <text:p>163373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0H15M15.638S" table:style-name="ce2">
            <text:p>15:1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0H14M58.076S" table:style-name="ce2">
            <text:p>14:58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7984" table:style-name="ce1">
            <text:p>17984</text:p>
          </table:table-cell>
          <table:table-cell office:value-type="string" table:style-name="ce1">
            <text:p>Success</text:p>
          </table:table-cell>
          <table:table-cell office:value-type="float" office:value="165489" table:style-name="ce1">
            <text:p>165489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0H14M54.929S" table:style-name="ce2">
            <text:p>14:5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138" table:style-name="ce1">
            <text:p>21138</text:p>
          </table:table-cell>
          <table:table-cell office:value-type="string" table:style-name="ce1">
            <text:p>Success</text:p>
          </table:table-cell>
          <table:table-cell office:value-type="float" office:value="163388" table:style-name="ce1">
            <text:p>163388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0H14M57.454S" table:style-name="ce2">
            <text:p>14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615" table:style-name="ce1">
            <text:p>18615</text:p>
          </table:table-cell>
          <table:table-cell office:value-type="string" table:style-name="ce1">
            <text:p>Success</text:p>
          </table:table-cell>
          <table:table-cell office:value-type="float" office:value="163376" table:style-name="ce1">
            <text:p>163376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0H14M57.840S" table:style-name="ce2">
            <text:p>14:5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235" table:style-name="ce1">
            <text:p>18235</text:p>
          </table:table-cell>
          <table:table-cell office:value-type="string" table:style-name="ce1">
            <text:p>Success</text:p>
          </table:table-cell>
          <table:table-cell office:value-type="float" office:value="163379" table:style-name="ce1">
            <text:p>16337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0H14M56.123S" table:style-name="ce2">
            <text:p>14:5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976" table:style-name="ce1">
            <text:p>19976</text:p>
          </table:table-cell>
          <table:table-cell office:value-type="string" table:style-name="ce1">
            <text:p>Success</text:p>
          </table:table-cell>
          <table:table-cell office:value-type="float" office:value="163382" table:style-name="ce1">
            <text:p>163382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0H14M54.451S" table:style-name="ce2">
            <text:p>14:5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655" table:style-name="ce1">
            <text:p>21655</text:p>
          </table:table-cell>
          <table:table-cell office:value-type="string" table:style-name="ce1">
            <text:p>Success</text:p>
          </table:table-cell>
          <table:table-cell office:value-type="float" office:value="163391" table:style-name="ce1">
            <text:p>163391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0H14M58.031S" table:style-name="ce2">
            <text:p>14:5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089" table:style-name="ce1">
            <text:p>18089</text:p>
          </table:table-cell>
          <table:table-cell office:value-type="string" table:style-name="ce1">
            <text:p>Success</text:p>
          </table:table-cell>
          <table:table-cell office:value-type="float" office:value="163374" table:style-name="ce1">
            <text:p>163374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0H14M57.183S" table:style-name="ce2">
            <text:p>14:5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8940" table:style-name="ce1">
            <text:p>18940</text:p>
          </table:table-cell>
          <table:table-cell office:value-type="string" table:style-name="ce1">
            <text:p>Success</text:p>
          </table:table-cell>
          <table:table-cell office:value-type="float" office:value="163379" table:style-name="ce1">
            <text:p>16337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0H15M15.628S" table:style-name="ce2">
            <text:p>15:1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0H14M55.082S" table:style-name="ce2">
            <text:p>14:5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1098" table:style-name="ce1">
            <text:p>21098</text:p>
          </table:table-cell>
          <table:table-cell office:value-type="string" table:style-name="ce1">
            <text:p>Success</text:p>
          </table:table-cell>
          <table:table-cell office:value-type="float" office:value="163388" table:style-name="ce1">
            <text:p>163388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0H15M15.732S" table:style-name="ce2">
            <text:p>15:15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0H14M55.841S" table:style-name="ce2">
            <text:p>14:55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354" table:style-name="ce1">
            <text:p>20354</text:p>
          </table:table-cell>
          <table:table-cell office:value-type="string" table:style-name="ce1">
            <text:p>Success</text:p>
          </table:table-cell>
          <table:table-cell office:value-type="float" office:value="163383" table:style-name="ce1">
            <text:p>163383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0H15M15.941S" table:style-name="ce2">
            <text:p>15:1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0H14M57.851S" table:style-name="ce2">
            <text:p>14:5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380" table:style-name="ce1">
            <text:p>18380</text:p>
          </table:table-cell>
          <table:table-cell office:value-type="string" table:style-name="ce1">
            <text:p>Success</text:p>
          </table:table-cell>
          <table:table-cell office:value-type="float" office:value="163374" table:style-name="ce1">
            <text:p>16337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0H15M15.851S" table:style-name="ce2">
            <text:p>15:1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0H15M15.829S" table:style-name="ce2">
            <text:p>15:1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0H15M15.818S" table:style-name="ce2">
            <text:p>15:1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0H15M15.867S" table:style-name="ce2">
            <text:p>15:15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0H15M15.794S" table:style-name="ce2">
            <text:p>15:1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0H15M15.899S" table:style-name="ce2">
            <text:p>15:1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0H15M15.789S" table:style-name="ce2">
            <text:p>15:1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0H15M15.812S" table:style-name="ce2">
            <text:p>15:1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0H15M15.882S" table:style-name="ce2">
            <text:p>15:1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0H15M15.649S" table:style-name="ce2">
            <text:p>15:15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0H15M15.990S" table:style-name="ce2">
            <text:p>15:1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0H15M15.855S" table:style-name="ce2">
            <text:p>15:1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0H15M15.863S" table:style-name="ce2">
            <text:p>15:1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0H15M15.994S" table:style-name="ce2">
            <text:p>15:16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0H15M16.062S" table:style-name="ce2">
            <text:p>15:16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0H15M16.013S" table:style-name="ce2">
            <text:p>15:16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0H15M16.078S" table:style-name="ce2">
            <text:p>15:16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0H15M16.199S" table:style-name="ce2">
            <text:p>15:1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0H15M16.052S" table:style-name="ce2">
            <text:p>15:1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0H15M15.995S" table:style-name="ce2">
            <text:p>15:1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0H15M16.070S" table:style-name="ce2">
            <text:p>15:16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0H15M15.984S" table:style-name="ce2">
            <text:p>15:1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0H15M16.122S" table:style-name="ce2">
            <text:p>15:16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0H15M16.126S" table:style-name="ce2">
            <text:p>15:1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0H15M16.109S" table:style-name="ce2">
            <text:p>15:16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0H15M16.101S" table:style-name="ce2">
            <text:p>15:1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0H15M16.071S" table:style-name="ce2">
            <text:p>15:1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0H15M16.188S" table:style-name="ce2">
            <text:p>15:1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0H15M16.235S" table:style-name="ce2">
            <text:p>15:1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0H14M58.555S" table:style-name="ce2">
            <text:p>14:5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240" table:style-name="ce1">
            <text:p>19240</text:p>
          </table:table-cell>
          <table:table-cell office:value-type="string" table:style-name="ce1">
            <text:p>Success</text:p>
          </table:table-cell>
          <table:table-cell office:value-type="float" office:value="174001" table:style-name="ce1">
            <text:p>174001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0H14M59.471S" table:style-name="ce2">
            <text:p>14:5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334" table:style-name="ce1">
            <text:p>18334</text:p>
          </table:table-cell>
          <table:table-cell office:value-type="string" table:style-name="ce1">
            <text:p>Success</text:p>
          </table:table-cell>
          <table:table-cell office:value-type="float" office:value="173992" table:style-name="ce1">
            <text:p>173992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0H14M59.433S" table:style-name="ce2">
            <text:p>14:5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407" table:style-name="ce1">
            <text:p>18407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0H14M58.835S" table:style-name="ce2">
            <text:p>14:58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9070" table:style-name="ce1">
            <text:p>19070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0H14M59.145S" table:style-name="ce2">
            <text:p>14:5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874" table:style-name="ce1">
            <text:p>18874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0H15M0.458S" table:style-name="ce2">
            <text:p>15:0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7565" table:style-name="ce1">
            <text:p>17565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0H14M59.089S" table:style-name="ce2">
            <text:p>14:59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946" table:style-name="ce1">
            <text:p>18946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0H15M17.802S" table:style-name="ce2">
            <text:p>15:1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0H15M0.516S" table:style-name="ce2">
            <text:p>15:0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7560" table:style-name="ce1">
            <text:p>17560</text:p>
          </table:table-cell>
          <table:table-cell office:value-type="string" table:style-name="ce1">
            <text:p>Success</text:p>
          </table:table-cell>
          <table:table-cell office:value-type="float" office:value="173991" table:style-name="ce1">
            <text:p>173991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0H15M0.950S" table:style-name="ce2">
            <text:p>15:00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130" table:style-name="ce1">
            <text:p>17130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0H15M0.675S" table:style-name="ce2">
            <text:p>15:00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412" table:style-name="ce1">
            <text:p>17412</text:p>
          </table:table-cell>
          <table:table-cell office:value-type="string" table:style-name="ce1">
            <text:p>Success</text:p>
          </table:table-cell>
          <table:table-cell office:value-type="float" office:value="173987" table:style-name="ce1">
            <text:p>173987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0H14M59.018S" table:style-name="ce2">
            <text:p>14:5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073" table:style-name="ce1">
            <text:p>19073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0H15M1.017S" table:style-name="ce2">
            <text:p>15:0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074" table:style-name="ce1">
            <text:p>17074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0H15M17.845S" table:style-name="ce2">
            <text:p>15:1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0H14M59.673S" table:style-name="ce2">
            <text:p>14:5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452" table:style-name="ce1">
            <text:p>18452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0H15M0.182S" table:style-name="ce2">
            <text:p>15:0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944" table:style-name="ce1">
            <text:p>17944</text:p>
          </table:table-cell>
          <table:table-cell office:value-type="string" table:style-name="ce1">
            <text:p>Success</text:p>
          </table:table-cell>
          <table:table-cell office:value-type="float" office:value="173992" table:style-name="ce1">
            <text:p>173992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0H15M17.814S" table:style-name="ce2">
            <text:p>15:1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0H15M17.912S" table:style-name="ce2">
            <text:p>15:1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0H15M1.401S" table:style-name="ce2">
            <text:p>15:0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812" table:style-name="ce1">
            <text:p>16812</text:p>
          </table:table-cell>
          <table:table-cell office:value-type="string" table:style-name="ce1">
            <text:p>Success</text:p>
          </table:table-cell>
          <table:table-cell office:value-type="float" office:value="173988" table:style-name="ce1">
            <text:p>173988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0H14M58.659S" table:style-name="ce2">
            <text:p>14:5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567" table:style-name="ce1">
            <text:p>19567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0H14M59.997S" table:style-name="ce2">
            <text:p>15:0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275" table:style-name="ce1">
            <text:p>18275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0H15M18.079S" table:style-name="ce2">
            <text:p>15:1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0H15M18.090S" table:style-name="ce2">
            <text:p>15:18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0H15M18.030S" table:style-name="ce2">
            <text:p>15:1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0H15M18.130S" table:style-name="ce2">
            <text:p>15:18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0H15M18.027S" table:style-name="ce2">
            <text:p>15:18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0H15M18.094S" table:style-name="ce2">
            <text:p>15:18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0H15M18.094S" table:style-name="ce2">
            <text:p>15:1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0H15M18.041S" table:style-name="ce2">
            <text:p>15:18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0H15M18.129S" table:style-name="ce2">
            <text:p>15:1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0H15M18.084S" table:style-name="ce2">
            <text:p>15:18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0H15M0.763S" table:style-name="ce2">
            <text:p>15:0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610" table:style-name="ce1">
            <text:p>17610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0H14M59.190S" table:style-name="ce2">
            <text:p>14:5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194" table:style-name="ce1">
            <text:p>19194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0H15M0.753S" table:style-name="ce2">
            <text:p>15:00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663" table:style-name="ce1">
            <text:p>17663</text:p>
          </table:table-cell>
          <table:table-cell office:value-type="string" table:style-name="ce1">
            <text:p>Success</text:p>
          </table:table-cell>
          <table:table-cell office:value-type="float" office:value="173987" table:style-name="ce1">
            <text:p>173987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0H14M59.083S" table:style-name="ce2">
            <text:p>14:59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9345" table:style-name="ce1">
            <text:p>19345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0H15M18.275S" table:style-name="ce2">
            <text:p>15:1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0H15M18.229S" table:style-name="ce2">
            <text:p>15:1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0H15M18.216S" table:style-name="ce2">
            <text:p>15:1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0H15M18.419S" table:style-name="ce2">
            <text:p>15:18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0H15M18.387S" table:style-name="ce2">
            <text:p>15:1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0H15M0.864S" table:style-name="ce2">
            <text:p>15:00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675" table:style-name="ce1">
            <text:p>17675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0H15M18.376S" table:style-name="ce2">
            <text:p>15:1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0H15M18.431S" table:style-name="ce2">
            <text:p>15:1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0H15M1.403S" table:style-name="ce2">
            <text:p>15:0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195" table:style-name="ce1">
            <text:p>17195</text:p>
          </table:table-cell>
          <table:table-cell office:value-type="string" table:style-name="ce1">
            <text:p>Success</text:p>
          </table:table-cell>
          <table:table-cell office:value-type="float" office:value="173987" table:style-name="ce1">
            <text:p>173987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0H15M0.374S" table:style-name="ce2">
            <text:p>15:0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274" table:style-name="ce1">
            <text:p>18274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0H15M18.542S" table:style-name="ce2">
            <text:p>15:1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0H15M18.651S" table:style-name="ce2">
            <text:p>15:1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0H15M18.601S" table:style-name="ce2">
            <text:p>15:18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0H15M16.367S" table:style-name="ce2">
            <text:p>15:1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593" table:style-name="ce1">
            <text:p>12593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0H15M16.605S" table:style-name="ce2">
            <text:p>15:1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359" table:style-name="ce1">
            <text:p>1235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0H15M16.422S" table:style-name="ce2">
            <text:p>15:1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543" table:style-name="ce1">
            <text:p>12543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0H15M16.239S" table:style-name="ce2">
            <text:p>15:1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728" table:style-name="ce1">
            <text:p>12728</text:p>
          </table:table-cell>
          <table:table-cell office:value-type="string" table:style-name="ce1">
            <text:p>Success</text:p>
          </table:table-cell>
          <table:table-cell office:value-type="float" office:value="77749" table:style-name="ce1">
            <text:p>7774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0H15M18.482S" table:style-name="ce2">
            <text:p>15:18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487" table:style-name="ce1">
            <text:p>10487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0H15M16.264S" table:style-name="ce2">
            <text:p>15:1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705" table:style-name="ce1">
            <text:p>12705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0H15M16.442S" table:style-name="ce2">
            <text:p>15:16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528" table:style-name="ce1">
            <text:p>12528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0H15M16.461S" table:style-name="ce2">
            <text:p>15:16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510" table:style-name="ce1">
            <text:p>12510</text:p>
          </table:table-cell>
          <table:table-cell office:value-type="string" table:style-name="ce1">
            <text:p>Success</text:p>
          </table:table-cell>
          <table:table-cell office:value-type="float" office:value="77770" table:style-name="ce1">
            <text:p>77770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0H15M16.424S" table:style-name="ce2">
            <text:p>15:1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547" table:style-name="ce1">
            <text:p>12547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0H15M18.361S" table:style-name="ce2">
            <text:p>15:1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612" table:style-name="ce1">
            <text:p>10612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0H15M18.375S" table:style-name="ce2">
            <text:p>15:1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599" table:style-name="ce1">
            <text:p>1059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0H15M16.610S" table:style-name="ce2">
            <text:p>15:16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364" table:style-name="ce1">
            <text:p>12364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0H15M18.720S" table:style-name="ce2">
            <text:p>15:1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256" table:style-name="ce1">
            <text:p>10256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0H15M18.598S" table:style-name="ce2">
            <text:p>15:18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379" table:style-name="ce1">
            <text:p>1037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0H15M18.316S" table:style-name="ce2">
            <text:p>15:1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665" table:style-name="ce1">
            <text:p>10665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0H15M16.594S" table:style-name="ce2">
            <text:p>15:1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388" table:style-name="ce1">
            <text:p>12388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0H15M18.679S" table:style-name="ce2">
            <text:p>15:1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306" table:style-name="ce1">
            <text:p>10306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0H15M16.433S" table:style-name="ce2">
            <text:p>15:1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550" table:style-name="ce1">
            <text:p>12550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0H15M16.425S" table:style-name="ce2">
            <text:p>15:1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560" table:style-name="ce1">
            <text:p>1256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0H15M16.194S" table:style-name="ce2">
            <text:p>15:16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791" table:style-name="ce1">
            <text:p>12791</text:p>
          </table:table-cell>
          <table:table-cell office:value-type="string" table:style-name="ce1">
            <text:p>Success</text:p>
          </table:table-cell>
          <table:table-cell office:value-type="float" office:value="77762" table:style-name="ce1">
            <text:p>77762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0H15M16.062S" table:style-name="ce2">
            <text:p>15:16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924" table:style-name="ce1">
            <text:p>12924</text:p>
          </table:table-cell>
          <table:table-cell office:value-type="string" table:style-name="ce1">
            <text:p>Success</text:p>
          </table:table-cell>
          <table:table-cell office:value-type="float" office:value="77743" table:style-name="ce1">
            <text:p>77743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0H15M16.601S" table:style-name="ce2">
            <text:p>15:1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387" table:style-name="ce1">
            <text:p>12387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0H15M18.319S" table:style-name="ce2">
            <text:p>15:1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670" table:style-name="ce1">
            <text:p>1067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0H15M16.526S" table:style-name="ce2">
            <text:p>15:1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469" table:style-name="ce1">
            <text:p>1246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0H15M18.309S" table:style-name="ce2">
            <text:p>15:18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688" table:style-name="ce1">
            <text:p>10688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0H15M18.459S" table:style-name="ce2">
            <text:p>15:18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547" table:style-name="ce1">
            <text:p>10547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0H15M18.372S" table:style-name="ce2">
            <text:p>15:1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640" table:style-name="ce1">
            <text:p>1064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0H15M16.881S" table:style-name="ce2">
            <text:p>15:1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133" table:style-name="ce1">
            <text:p>12133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0H15M18.344S" table:style-name="ce2">
            <text:p>15:18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669" table:style-name="ce1">
            <text:p>1066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0H15M16.560S" table:style-name="ce2">
            <text:p>15:1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455" table:style-name="ce1">
            <text:p>12455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0H15M16.370S" table:style-name="ce2">
            <text:p>15:1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647" table:style-name="ce1">
            <text:p>12647</text:p>
          </table:table-cell>
          <table:table-cell office:value-type="string" table:style-name="ce1">
            <text:p>Success</text:p>
          </table:table-cell>
          <table:table-cell office:value-type="float" office:value="77770" table:style-name="ce1">
            <text:p>77770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0H15M18.190S" table:style-name="ce2">
            <text:p>15:1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830" table:style-name="ce1">
            <text:p>1083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0H15M18.543S" table:style-name="ce2">
            <text:p>15:1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478" table:style-name="ce1">
            <text:p>10478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0H15M18.339S" table:style-name="ce2">
            <text:p>15:1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685" table:style-name="ce1">
            <text:p>10685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0H15M16.425S" table:style-name="ce2">
            <text:p>15:1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599" table:style-name="ce1">
            <text:p>12599</text:p>
          </table:table-cell>
          <table:table-cell office:value-type="string" table:style-name="ce1">
            <text:p>Success</text:p>
          </table:table-cell>
          <table:table-cell office:value-type="float" office:value="77766" table:style-name="ce1">
            <text:p>77766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0H15M16.768S" table:style-name="ce2">
            <text:p>15:16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259" table:style-name="ce1">
            <text:p>1225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0H15M16.657S" table:style-name="ce2">
            <text:p>15:16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370" table:style-name="ce1">
            <text:p>1237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0H15M18.526S" table:style-name="ce2">
            <text:p>15:1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503" table:style-name="ce1">
            <text:p>10503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0H15M16.598S" table:style-name="ce2">
            <text:p>15:1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432" table:style-name="ce1">
            <text:p>12432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0H15M16.309S" table:style-name="ce2">
            <text:p>15:16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735" table:style-name="ce1">
            <text:p>12735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0H15M16.431S" table:style-name="ce2">
            <text:p>15:1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619" table:style-name="ce1">
            <text:p>1261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0H15M18.717S" table:style-name="ce2">
            <text:p>15:1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335" table:style-name="ce1">
            <text:p>10335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0H15M16.443S" table:style-name="ce2">
            <text:p>15:1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617" table:style-name="ce1">
            <text:p>12617</text:p>
          </table:table-cell>
          <table:table-cell office:value-type="string" table:style-name="ce1">
            <text:p>Success</text:p>
          </table:table-cell>
          <table:table-cell office:value-type="float" office:value="77770" table:style-name="ce1">
            <text:p>77770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0H15M16.635S" table:style-name="ce2">
            <text:p>15:1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432" table:style-name="ce1">
            <text:p>12432</text:p>
          </table:table-cell>
          <table:table-cell office:value-type="string" table:style-name="ce1">
            <text:p>Success</text:p>
          </table:table-cell>
          <table:table-cell office:value-type="float" office:value="77766" table:style-name="ce1">
            <text:p>77766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0H15M16.460S" table:style-name="ce2">
            <text:p>15:16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616" table:style-name="ce1">
            <text:p>12616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0H15M18.076S" table:style-name="ce2">
            <text:p>15:1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002" table:style-name="ce1">
            <text:p>11002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0H15M16.655S" table:style-name="ce2">
            <text:p>15:16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429" table:style-name="ce1">
            <text:p>1242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0H15M15.920S" table:style-name="ce2">
            <text:p>15:1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165" table:style-name="ce1">
            <text:p>13165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0H15M18.116S" table:style-name="ce2">
            <text:p>15:1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973" table:style-name="ce1">
            <text:p>10973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0H15M16.560S" table:style-name="ce2">
            <text:p>15:1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533" table:style-name="ce1">
            <text:p>12533</text:p>
          </table:table-cell>
          <table:table-cell office:value-type="string" table:style-name="ce1">
            <text:p>Success</text:p>
          </table:table-cell>
          <table:table-cell office:value-type="float" office:value="77768" table:style-name="ce1">
            <text:p>77768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0H15M16.423S" table:style-name="ce2">
            <text:p>15:1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670" table:style-name="ce1">
            <text:p>12670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0H15M16.135S" table:style-name="ce2">
            <text:p>15:16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961" table:style-name="ce1">
            <text:p>12961</text:p>
          </table:table-cell>
          <table:table-cell office:value-type="string" table:style-name="ce1">
            <text:p>Success</text:p>
          </table:table-cell>
          <table:table-cell office:value-type="float" office:value="77766" table:style-name="ce1">
            <text:p>7776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0H15M15.962S" table:style-name="ce2">
            <text:p>15:16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134" table:style-name="ce1">
            <text:p>13134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0H15M18.372S" table:style-name="ce2">
            <text:p>15:1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727" table:style-name="ce1">
            <text:p>10727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0H15M18.445S" table:style-name="ce2">
            <text:p>15:1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657" table:style-name="ce1">
            <text:p>10657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0H15M18.372S" table:style-name="ce2">
            <text:p>15:1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732" table:style-name="ce1">
            <text:p>10732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0H15M16.225S" table:style-name="ce2">
            <text:p>15:16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879" table:style-name="ce1">
            <text:p>12879</text:p>
          </table:table-cell>
          <table:table-cell office:value-type="string" table:style-name="ce1">
            <text:p>Success</text:p>
          </table:table-cell>
          <table:table-cell office:value-type="float" office:value="77770" table:style-name="ce1">
            <text:p>77770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0H15M18.598S" table:style-name="ce2">
            <text:p>15:1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509" table:style-name="ce1">
            <text:p>10509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0H15M18.195S" table:style-name="ce2">
            <text:p>15:1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914" table:style-name="ce1">
            <text:p>10914</text:p>
          </table:table-cell>
          <table:table-cell office:value-type="string" table:style-name="ce1">
            <text:p>Success</text:p>
          </table:table-cell>
          <table:table-cell office:value-type="float" office:value="77764" table:style-name="ce1">
            <text:p>77764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0H15M29.053S" table:style-name="ce2">
            <text:p>15:29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98" table:style-name="ce1">
            <text:p>3598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0H15M28.976S" table:style-name="ce2">
            <text:p>15:2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99" table:style-name="ce1">
            <text:p>369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0H15M28.970S" table:style-name="ce2">
            <text:p>15:29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0H15M29.087S" table:style-name="ce2">
            <text:p>15:2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0H15M29.108S" table:style-name="ce2">
            <text:p>15:29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0H15M29.086S" table:style-name="ce2">
            <text:p>15:2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689" table:style-name="ce1">
            <text:p>368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0H15M29.026S" table:style-name="ce2">
            <text:p>15:29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0H15M29.078S" table:style-name="ce2">
            <text:p>15:29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701" table:style-name="ce1">
            <text:p>370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0H15M28.983S" table:style-name="ce2">
            <text:p>15:29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0H15M29.061S" table:style-name="ce2">
            <text:p>15:2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0H15M29.020S" table:style-name="ce2">
            <text:p>15:2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72" table:style-name="ce1">
            <text:p>387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0H15M28.998S" table:style-name="ce2">
            <text:p>15:2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04" table:style-name="ce1">
            <text:p>3904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0H15M29.051S" table:style-name="ce2">
            <text:p>15:29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0H15M28.989S" table:style-name="ce2">
            <text:p>15:2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0H15M29.007S" table:style-name="ce2">
            <text:p>15:2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80" table:style-name="ce1">
            <text:p>398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0H15M29.032S" table:style-name="ce2">
            <text:p>15:29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72" table:style-name="ce1">
            <text:p>397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0H15M29.025S" table:style-name="ce2">
            <text:p>15:2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79" table:style-name="ce1">
            <text:p>397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0H15M29.030S" table:style-name="ce2">
            <text:p>15:2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0H15M28.990S" table:style-name="ce2">
            <text:p>15:29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035" table:style-name="ce1">
            <text:p>4035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0H15M29.100S" table:style-name="ce2">
            <text:p>15:29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47" table:style-name="ce1">
            <text:p>394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0H15M28.977S" table:style-name="ce2">
            <text:p>15:2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73" table:style-name="ce1">
            <text:p>407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0H15M28.997S" table:style-name="ce2">
            <text:p>15:29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062" table:style-name="ce1">
            <text:p>406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0H15M28.973S" table:style-name="ce2">
            <text:p>15:2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01" table:style-name="ce1">
            <text:p>410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0H15M28.987S" table:style-name="ce2">
            <text:p>15:29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091" table:style-name="ce1">
            <text:p>4091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0H15M28.982S" table:style-name="ce2">
            <text:p>15:2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00" table:style-name="ce1">
            <text:p>410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0H15M29.028S" table:style-name="ce2">
            <text:p>15:2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26" table:style-name="ce1">
            <text:p>412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0H15M29.015S" table:style-name="ce2">
            <text:p>15:29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183" table:style-name="ce1">
            <text:p>418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0H15M29.046S" table:style-name="ce2">
            <text:p>15:2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63" table:style-name="ce1">
            <text:p>416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0H15M29.089S" table:style-name="ce2">
            <text:p>15:2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40" table:style-name="ce1">
            <text:p>414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0H15M29.023S" table:style-name="ce2">
            <text:p>15:2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06" table:style-name="ce1">
            <text:p>420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0H15M28.968S" table:style-name="ce2">
            <text:p>15:2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88" table:style-name="ce1">
            <text:p>4288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0H15M29.012S" table:style-name="ce2">
            <text:p>15:2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48" table:style-name="ce1">
            <text:p>4248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0H15M29.078S" table:style-name="ce2">
            <text:p>15:2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0H15M28.985S" table:style-name="ce2">
            <text:p>15:29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286" table:style-name="ce1">
            <text:p>428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0H15M29.095S" table:style-name="ce2">
            <text:p>15:2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79" table:style-name="ce1">
            <text:p>417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0H15M29.098S" table:style-name="ce2">
            <text:p>15:2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80" table:style-name="ce1">
            <text:p>4180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0H15M29.029S" table:style-name="ce2">
            <text:p>15:2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52" table:style-name="ce1">
            <text:p>425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0H15M29.018S" table:style-name="ce2">
            <text:p>15:2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335" table:style-name="ce1">
            <text:p>4335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0H15M28.968S" table:style-name="ce2">
            <text:p>15:2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86" table:style-name="ce1">
            <text:p>438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0H15M29.106S" table:style-name="ce2">
            <text:p>15:2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249" table:style-name="ce1">
            <text:p>4249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0H15M29.095S" table:style-name="ce2">
            <text:p>15:2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262" table:style-name="ce1">
            <text:p>426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0H15M28.985S" table:style-name="ce2">
            <text:p>15:2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0H15M29.070S" table:style-name="ce2">
            <text:p>15:2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00" table:style-name="ce1">
            <text:p>4300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0H15M28.971S" table:style-name="ce2">
            <text:p>15:2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31" table:style-name="ce1">
            <text:p>443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0H15M28.971S" table:style-name="ce2">
            <text:p>15:29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56" table:style-name="ce1">
            <text:p>445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0H15M28.962S" table:style-name="ce2">
            <text:p>15:2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68" table:style-name="ce1">
            <text:p>4468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0H15M28.974S" table:style-name="ce2">
            <text:p>15:2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80" table:style-name="ce1">
            <text:p>448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0H15M28.966S" table:style-name="ce2">
            <text:p>15:2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96" table:style-name="ce1">
            <text:p>449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0H15M29.109S" table:style-name="ce2">
            <text:p>15:2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65" table:style-name="ce1">
            <text:p>4365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0H15M28.987S" table:style-name="ce2">
            <text:p>15:2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99" table:style-name="ce1">
            <text:p>449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0H15M29.098S" table:style-name="ce2">
            <text:p>15:2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392" table:style-name="ce1">
            <text:p>439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0H15M29.016S" table:style-name="ce2">
            <text:p>15:29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76" table:style-name="ce1">
            <text:p>447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0H15M28.972S" table:style-name="ce2">
            <text:p>15:2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556" table:style-name="ce1">
            <text:p>4556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0H15M29.103S" table:style-name="ce2">
            <text:p>15:2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46" table:style-name="ce1">
            <text:p>444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0H15M28.988S" table:style-name="ce2">
            <text:p>15:29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03" table:style-name="ce1">
            <text:p>4603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0H15M29.017S" table:style-name="ce2">
            <text:p>15:29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84" table:style-name="ce1">
            <text:p>4584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0H15M28.973S" table:style-name="ce2">
            <text:p>15:2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29" table:style-name="ce1">
            <text:p>462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0H15M28.976S" table:style-name="ce2">
            <text:p>15:2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30" table:style-name="ce1">
            <text:p>463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0H15M29.105S" table:style-name="ce2">
            <text:p>15:2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31" table:style-name="ce1">
            <text:p>453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0H15M33.076S" table:style-name="ce2">
            <text:p>15:3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44620" table:style-name="ce1">
            <text:p>44620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0H15M33.199S" table:style-name="ce2">
            <text:p>15:3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44620" table:style-name="ce1">
            <text:p>44620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0H15M33.024S" table:style-name="ce2">
            <text:p>15:3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44620" table:style-name="ce1">
            <text:p>44620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0H15M32.706S" table:style-name="ce2">
            <text:p>15:32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Success</text:p>
          </table:table-cell>
          <table:table-cell office:value-type="float" office:value="44620" table:style-name="ce1">
            <text:p>44620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0H15M32.779S" table:style-name="ce2">
            <text:p>15:3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44621" table:style-name="ce1">
            <text:p>44621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0H15M33.005S" table:style-name="ce2">
            <text:p>15:3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Success</text:p>
          </table:table-cell>
          <table:table-cell office:value-type="float" office:value="44620" table:style-name="ce1">
            <text:p>44620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0H15M32.678S" table:style-name="ce2">
            <text:p>15:3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Success</text:p>
          </table:table-cell>
          <table:table-cell office:value-type="float" office:value="43737" table:style-name="ce1">
            <text:p>43737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0H15M33.049S" table:style-name="ce2">
            <text:p>15:3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0H15M33.463S" table:style-name="ce2">
            <text:p>15:3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0H15M33.477S" table:style-name="ce2">
            <text:p>15:3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0H15M33.593S" table:style-name="ce2">
            <text:p>15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Success</text:p>
          </table:table-cell>
          <table:table-cell office:value-type="float" office:value="43753" table:style-name="ce1">
            <text:p>43753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0H15M33.404S" table:style-name="ce2">
            <text:p>15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0H15M32.903S" table:style-name="ce2">
            <text:p>15:3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0H15M32.817S" table:style-name="ce2">
            <text:p>15:3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0H15M33.456S" table:style-name="ce2">
            <text:p>15:33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0H15M33.531S" table:style-name="ce2">
            <text:p>15:3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43761" table:style-name="ce1">
            <text:p>43761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0H15M33.083S" table:style-name="ce2">
            <text:p>15:33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0H15M33.608S" table:style-name="ce2">
            <text:p>15:3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0H15M33.211S" table:style-name="ce2">
            <text:p>15:3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0H15M33.356S" table:style-name="ce2">
            <text:p>15:3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0H15M33.273S" table:style-name="ce2">
            <text:p>15:33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0H15M32.652S" table:style-name="ce2">
            <text:p>15:32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0H15M33.154S" table:style-name="ce2">
            <text:p>15:33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0H15M33.270S" table:style-name="ce2">
            <text:p>15:33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0H15M33.433S" table:style-name="ce2">
            <text:p>15:3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0H15M33.263S" table:style-name="ce2">
            <text:p>15:3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0H15M32.690S" table:style-name="ce2">
            <text:p>15:3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0H15M33.551S" table:style-name="ce2">
            <text:p>15:3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0H15M32.877S" table:style-name="ce2">
            <text:p>15:3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37" table:style-name="ce1">
            <text:p>2237</text:p>
          </table:table-cell>
          <table:table-cell office:value-type="string" table:style-name="ce1">
            <text:p>Success</text:p>
          </table:table-cell>
          <table:table-cell office:value-type="float" office:value="43761" table:style-name="ce1">
            <text:p>43761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0H15M33.005S" table:style-name="ce2">
            <text:p>15:3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0H15M32.915S" table:style-name="ce2">
            <text:p>15:32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0H15M32.779S" table:style-name="ce2">
            <text:p>15:32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345" table:style-name="ce1">
            <text:p>2345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0H15M32.678S" table:style-name="ce2">
            <text:p>15:3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0H15M32.982S" table:style-name="ce2">
            <text:p>15:3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0H15M33.638S" table:style-name="ce2">
            <text:p>15:3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0H15M33.277S" table:style-name="ce2">
            <text:p>15:3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0H15M33.060S" table:style-name="ce2">
            <text:p>15:3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0H15M33.357S" table:style-name="ce2">
            <text:p>15:33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43761" table:style-name="ce1">
            <text:p>43761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0H15M33.370S" table:style-name="ce2">
            <text:p>15:33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0H15M34.179S" table:style-name="ce2">
            <text:p>15:34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0H15M34.165S" table:style-name="ce2">
            <text:p>15:3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0H15M33.232S" table:style-name="ce2">
            <text:p>15:3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01" table:style-name="ce1">
            <text:p>2201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0H15M34.105S" table:style-name="ce2">
            <text:p>15:3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12732" table:style-name="ce1">
            <text:p>12732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0H15M34.124S" table:style-name="ce2">
            <text:p>15:3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0H15M33.080S" table:style-name="ce2">
            <text:p>15:3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43753" table:style-name="ce1">
            <text:p>43753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0H15M33.052S" table:style-name="ce2">
            <text:p>15:33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0H15M33.357S" table:style-name="ce2">
            <text:p>15:3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ccess</text:p>
          </table:table-cell>
          <table:table-cell office:value-type="float" office:value="43761" table:style-name="ce1">
            <text:p>43761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0H15M33.492S" table:style-name="ce2">
            <text:p>15:3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0H15M32.989S" table:style-name="ce2">
            <text:p>15:3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0H15M33.431S" table:style-name="ce2">
            <text:p>15:3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0H15M33.281S" table:style-name="ce2">
            <text:p>15:33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Success</text:p>
          </table:table-cell>
          <table:table-cell office:value-type="float" office:value="43757" table:style-name="ce1">
            <text:p>4375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0H15M32.776S" table:style-name="ce2">
            <text:p>15:3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0H15M33.026S" table:style-name="ce2">
            <text:p>15:3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13" table:style-name="ce1">
            <text:p>2513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0H15M33.360S" table:style-name="ce2">
            <text:p>15:33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0H15M33.488S" table:style-name="ce2">
            <text:p>15:3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0H15M33.604S" table:style-name="ce2">
            <text:p>15:3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0H15M33.282S" table:style-name="ce2">
            <text:p>15:3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0H15M33.496S" table:style-name="ce2">
            <text:p>15:33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0H15M33.232S" table:style-name="ce2">
            <text:p>15:3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0H15M33.371S" table:style-name="ce2">
            <text:p>15:33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43757" table:style-name="ce1">
            <text:p>4375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0H15M33.605S" table:style-name="ce2">
            <text:p>15:33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0H15M32.894S" table:style-name="ce2">
            <text:p>15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27" table:style-name="ce1">
            <text:p>2727</text:p>
          </table:table-cell>
          <table:table-cell office:value-type="string" table:style-name="ce1">
            <text:p>Success</text:p>
          </table:table-cell>
          <table:table-cell office:value-type="float" office:value="43756" table:style-name="ce1">
            <text:p>43756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0H15M33.260S" table:style-name="ce2">
            <text:p>15:3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43760" table:style-name="ce1">
            <text:p>43760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0H15M34.116S" table:style-name="ce2">
            <text:p>15:3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0H15M34.955S" table:style-name="ce2">
            <text:p>15:3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16944" table:style-name="ce1">
            <text:p>16944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0H15M35.361S" table:style-name="ce2">
            <text:p>15:3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0H15M35.691S" table:style-name="ce2">
            <text:p>15:35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0H15M35.446S" table:style-name="ce2">
            <text:p>15:3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0H15M35.482S" table:style-name="ce2">
            <text:p>15:3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0H15M35.053S" table:style-name="ce2">
            <text:p>15:3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19059" table:style-name="ce1">
            <text:p>19059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0H15M36.158S" table:style-name="ce2">
            <text:p>15:3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0H15M35.074S" table:style-name="ce2">
            <text:p>15:3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Success</text:p>
          </table:table-cell>
          <table:table-cell office:value-type="float" office:value="19059" table:style-name="ce1">
            <text:p>19059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0H15M35.208S" table:style-name="ce2">
            <text:p>15:35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0H15M34.951S" table:style-name="ce2">
            <text:p>15:3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258" table:style-name="ce1">
            <text:p>225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0H15M35.582S" table:style-name="ce2">
            <text:p>15:35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0H15M36.340S" table:style-name="ce2">
            <text:p>15:36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0H15M34.971S" table:style-name="ce2">
            <text:p>15:35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0H15M35.594S" table:style-name="ce2">
            <text:p>15:3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0H15M35.175S" table:style-name="ce2">
            <text:p>15:35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0H15M35.066S" table:style-name="ce2">
            <text:p>15:35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0H15M36.757S" table:style-name="ce2">
            <text:p>15:36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0H15M35.378S" table:style-name="ce2">
            <text:p>15:3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0H15M34.957S" table:style-name="ce2">
            <text:p>15:3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0H15M35.525S" table:style-name="ce2">
            <text:p>15:35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0H15M35.535S" table:style-name="ce2">
            <text:p>15:3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0H15M35.535S" table:style-name="ce2">
            <text:p>15:3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0H15M35.115S" table:style-name="ce2">
            <text:p>15:3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26" table:style-name="ce1">
            <text:p>212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0H15M35.437S" table:style-name="ce2">
            <text:p>15:3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0H15M35.608S" table:style-name="ce2">
            <text:p>15:35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0H15M34.031S" table:style-name="ce2">
            <text:p>15:3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239" table:style-name="ce1">
            <text:p>3239</text:p>
          </table:table-cell>
          <table:table-cell office:value-type="string" table:style-name="ce1">
            <text:p>Success</text:p>
          </table:table-cell>
          <table:table-cell office:value-type="float" office:value="56559" table:style-name="ce1">
            <text:p>56559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0H15M35.538S" table:style-name="ce2">
            <text:p>15:35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0H15M35.113S" table:style-name="ce2">
            <text:p>15:35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65" table:style-name="ce1">
            <text:p>216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0H15M35.144S" table:style-name="ce2">
            <text:p>15:35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0H15M34.825S" table:style-name="ce2">
            <text:p>15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0H15M35.066S" table:style-name="ce2">
            <text:p>15:3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Success</text:p>
          </table:table-cell>
          <table:table-cell office:value-type="float" office:value="25419" table:style-name="ce1">
            <text:p>25419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0H15M34.956S" table:style-name="ce2">
            <text:p>15:3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Success</text:p>
          </table:table-cell>
          <table:table-cell office:value-type="float" office:value="27536" table:style-name="ce1">
            <text:p>27536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0H15M34.954S" table:style-name="ce2">
            <text:p>15:3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29655" table:style-name="ce1">
            <text:p>29655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0H15M34.952S" table:style-name="ce2">
            <text:p>15:35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0H15M37.726S" table:style-name="ce2">
            <text:p>15:37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0H15M37.796S" table:style-name="ce2">
            <text:p>15:3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0H15M37.926S" table:style-name="ce2">
            <text:p>15:37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0H15M34.954S" table:style-name="ce2">
            <text:p>15:3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83" table:style-name="ce1">
            <text:p>3383</text:p>
          </table:table-cell>
          <table:table-cell office:value-type="string" table:style-name="ce1">
            <text:p>Success</text:p>
          </table:table-cell>
          <table:table-cell office:value-type="float" office:value="31780" table:style-name="ce1">
            <text:p>31780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0H15M35.010S" table:style-name="ce2">
            <text:p>15:3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33899" table:style-name="ce1">
            <text:p>33899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0H15M34.954S" table:style-name="ce2">
            <text:p>15:35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92" table:style-name="ce1">
            <text:p>3592</text:p>
          </table:table-cell>
          <table:table-cell office:value-type="string" table:style-name="ce1">
            <text:p>Success</text:p>
          </table:table-cell>
          <table:table-cell office:value-type="float" office:value="33897" table:style-name="ce1">
            <text:p>33897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0H15M38.253S" table:style-name="ce2">
            <text:p>15:38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0H15M36.236S" table:style-name="ce2">
            <text:p>15:36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65" table:style-name="ce1">
            <text:p>2365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0H15M36.726S" table:style-name="ce2">
            <text:p>15:36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0H15M36.202S" table:style-name="ce2">
            <text:p>15:36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02" table:style-name="ce1">
            <text:p>240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0H15M36.250S" table:style-name="ce2">
            <text:p>15:3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0H15M38.602S" table:style-name="ce2">
            <text:p>15:3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0H15M38.600S" table:style-name="ce2">
            <text:p>15:3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0H15M38.607S" table:style-name="ce2">
            <text:p>15:3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0H15M38.605S" table:style-name="ce2">
            <text:p>15:3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0H15M36.247S" table:style-name="ce2">
            <text:p>15:3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0H15M38.621S" table:style-name="ce2">
            <text:p>15:3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0H15M38.630S" table:style-name="ce2">
            <text:p>15:3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0H15M38.614S" table:style-name="ce2">
            <text:p>15:3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0H15M38.650S" table:style-name="ce2">
            <text:p>15:3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0H15M38.324S" table:style-name="ce2">
            <text:p>15:3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0H15M38.676S" table:style-name="ce2">
            <text:p>15:3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0H15M38.658S" table:style-name="ce2">
            <text:p>15:3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0H15M38.617S" table:style-name="ce2">
            <text:p>15:3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0H15M38.615S" table:style-name="ce2">
            <text:p>15:3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0H15M38.643S" table:style-name="ce2">
            <text:p>15:3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0H15M38.690S" table:style-name="ce2">
            <text:p>15:3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0H15M38.631S" table:style-name="ce2">
            <text:p>15:3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0H15M38.699S" table:style-name="ce2">
            <text:p>15:3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0H15M38.338S" table:style-name="ce2">
            <text:p>15:38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64802" table:style-name="ce1">
            <text:p>64802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0H15M38.742S" table:style-name="ce2">
            <text:p>15:3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0H15M38.732S" table:style-name="ce2">
            <text:p>15:3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0H15M38.702S" table:style-name="ce2">
            <text:p>15:38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0H15M38.739S" table:style-name="ce2">
            <text:p>15:3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0H15M38.688S" table:style-name="ce2">
            <text:p>15:3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0H15M38.759S" table:style-name="ce2">
            <text:p>15:3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0H15M38.692S" table:style-name="ce2">
            <text:p>15:3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0H15M38.756S" table:style-name="ce2">
            <text:p>15:3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0H15M38.758S" table:style-name="ce2">
            <text:p>15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0H15M38.757S" table:style-name="ce2">
            <text:p>15:38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0H15M38.672S" table:style-name="ce2">
            <text:p>15:38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0H15M38.779S" table:style-name="ce2">
            <text:p>15:3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0H15M38.785S" table:style-name="ce2">
            <text:p>15:3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0H15M38.809S" table:style-name="ce2">
            <text:p>15:3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0H15M38.807S" table:style-name="ce2">
            <text:p>15:3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0H15M38.762S" table:style-name="ce2">
            <text:p>15:3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0H15M35.158S" table:style-name="ce2">
            <text:p>15:3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680" table:style-name="ce1">
            <text:p>3680</text:p>
          </table:table-cell>
          <table:table-cell office:value-type="string" table:style-name="ce1">
            <text:p>Success</text:p>
          </table:table-cell>
          <table:table-cell office:value-type="float" office:value="36019" table:style-name="ce1">
            <text:p>36019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0H15M38.795S" table:style-name="ce2">
            <text:p>15:3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0H15M38.829S" table:style-name="ce2">
            <text:p>15:3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0H15M38.425S" table:style-name="ce2">
            <text:p>15:38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0H15M38.742S" table:style-name="ce2">
            <text:p>15:3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0H15M38.547S" table:style-name="ce2">
            <text:p>15:3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0H15M38.927S" table:style-name="ce2">
            <text:p>15:3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0H15M38.955S" table:style-name="ce2">
            <text:p>15:39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0H15M39.023S" table:style-name="ce2">
            <text:p>15:39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0H15M35.164S" table:style-name="ce2">
            <text:p>15:3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992" table:style-name="ce1">
            <text:p>3992</text:p>
          </table:table-cell>
          <table:table-cell office:value-type="string" table:style-name="ce1">
            <text:p>Success</text:p>
          </table:table-cell>
          <table:table-cell office:value-type="float" office:value="38138" table:style-name="ce1">
            <text:p>38138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0H15M38.936S" table:style-name="ce2">
            <text:p>15:3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0H15M39.107S" table:style-name="ce2">
            <text:p>15:3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0H15M38.957S" table:style-name="ce2">
            <text:p>15:3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0H15M39.205S" table:style-name="ce2">
            <text:p>15:39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0H15M39.212S" table:style-name="ce2">
            <text:p>15:39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0H15M39.230S" table:style-name="ce2">
            <text:p>15:3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0H15M39.234S" table:style-name="ce2">
            <text:p>15:39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0H15M39.254S" table:style-name="ce2">
            <text:p>15:3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0H15M38.839S" table:style-name="ce2">
            <text:p>15:38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0H15M39.277S" table:style-name="ce2">
            <text:p>15:3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0H15M39.305S" table:style-name="ce2">
            <text:p>15:39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0H15M39.394S" table:style-name="ce2">
            <text:p>15:39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0H15M39.156S" table:style-name="ce2">
            <text:p>15:3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0H15M39.353S" table:style-name="ce2">
            <text:p>15:39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0H15M39.421S" table:style-name="ce2">
            <text:p>15:39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0H15M35.116S" table:style-name="ce2">
            <text:p>15:35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42380" table:style-name="ce1">
            <text:p>42380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0H15M39.423S" table:style-name="ce2">
            <text:p>15:39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0H15M39.522S" table:style-name="ce2">
            <text:p>15:3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0H15M35.170S" table:style-name="ce2">
            <text:p>15:3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84" table:style-name="ce1">
            <text:p>4384</text:p>
          </table:table-cell>
          <table:table-cell office:value-type="string" table:style-name="ce1">
            <text:p>Success</text:p>
          </table:table-cell>
          <table:table-cell office:value-type="float" office:value="42379" table:style-name="ce1">
            <text:p>42379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0H15M39.501S" table:style-name="ce2">
            <text:p>15:3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0H15M39.557S" table:style-name="ce2">
            <text:p>15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0H15M34.952S" table:style-name="ce2">
            <text:p>15:35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981" table:style-name="ce1">
            <text:p>4981</text:p>
          </table:table-cell>
          <table:table-cell office:value-type="string" table:style-name="ce1">
            <text:p>Success</text:p>
          </table:table-cell>
          <table:table-cell office:value-type="float" office:value="44499" table:style-name="ce1">
            <text:p>44499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0H15M35.084S" table:style-name="ce2">
            <text:p>15:3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Success</text:p>
          </table:table-cell>
          <table:table-cell office:value-type="float" office:value="46621" table:style-name="ce1">
            <text:p>46621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0H15M39.936S" table:style-name="ce2">
            <text:p>15:3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0H15M40.107S" table:style-name="ce2">
            <text:p>15:4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0H15M35.127S" table:style-name="ce2">
            <text:p>15:3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188" table:style-name="ce1">
            <text:p>5188</text:p>
          </table:table-cell>
          <table:table-cell office:value-type="string" table:style-name="ce1">
            <text:p>Success</text:p>
          </table:table-cell>
          <table:table-cell office:value-type="float" office:value="48741" table:style-name="ce1">
            <text:p>48741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0H15M40.315S" table:style-name="ce2">
            <text:p>15:4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0H15M35.119S" table:style-name="ce2">
            <text:p>15:35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47" table:style-name="ce1">
            <text:p>5447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0H15M40.509S" table:style-name="ce2">
            <text:p>15:4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0H15M35.132S" table:style-name="ce2">
            <text:p>15:3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506" table:style-name="ce1">
            <text:p>5506</text:p>
          </table:table-cell>
          <table:table-cell office:value-type="string" table:style-name="ce1">
            <text:p>Success</text:p>
          </table:table-cell>
          <table:table-cell office:value-type="float" office:value="50861" table:style-name="ce1">
            <text:p>50861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0H15M40.631S" table:style-name="ce2">
            <text:p>15:4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0H15M40.671S" table:style-name="ce2">
            <text:p>15:4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0H15M40.716S" table:style-name="ce2">
            <text:p>15:4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0H15M40.639S" table:style-name="ce2">
            <text:p>15:4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0H15M40.569S" table:style-name="ce2">
            <text:p>15:40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0H15M40.800S" table:style-name="ce2">
            <text:p>15:4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0H15M40.847S" table:style-name="ce2">
            <text:p>15:4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0H15M35.112S" table:style-name="ce2">
            <text:p>15:3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43" table:style-name="ce1">
            <text:p>5943</text:p>
          </table:table-cell>
          <table:table-cell office:value-type="string" table:style-name="ce1">
            <text:p>Success</text:p>
          </table:table-cell>
          <table:table-cell office:value-type="float" office:value="55102" table:style-name="ce1">
            <text:p>55102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0H15M35.126S" table:style-name="ce2">
            <text:p>15:35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072" table:style-name="ce1">
            <text:p>6072</text:p>
          </table:table-cell>
          <table:table-cell office:value-type="string" table:style-name="ce1">
            <text:p>Success</text:p>
          </table:table-cell>
          <table:table-cell office:value-type="float" office:value="57223" table:style-name="ce1">
            <text:p>57223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0H15M41.057S" table:style-name="ce2">
            <text:p>15:4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0H15M41.201S" table:style-name="ce2">
            <text:p>15:41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0H15M35.069S" table:style-name="ce2">
            <text:p>15:3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395" table:style-name="ce1">
            <text:p>6395</text:p>
          </table:table-cell>
          <table:table-cell office:value-type="string" table:style-name="ce1">
            <text:p>Success</text:p>
          </table:table-cell>
          <table:table-cell office:value-type="float" office:value="59342" table:style-name="ce1">
            <text:p>59342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0H15M35.111S" table:style-name="ce2">
            <text:p>15:35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371" table:style-name="ce1">
            <text:p>6371</text:p>
          </table:table-cell>
          <table:table-cell office:value-type="string" table:style-name="ce1">
            <text:p>Success</text:p>
          </table:table-cell>
          <table:table-cell office:value-type="float" office:value="59345" table:style-name="ce1">
            <text:p>59345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0H15M41.466S" table:style-name="ce2">
            <text:p>15:41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0H15M41.484S" table:style-name="ce2">
            <text:p>15:41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0H15M41.735S" table:style-name="ce2">
            <text:p>15:41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0H15M41.905S" table:style-name="ce2">
            <text:p>15:4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0H15M41.948S" table:style-name="ce2">
            <text:p>15:4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0H15M41.997S" table:style-name="ce2">
            <text:p>15:4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0H15M42.062S" table:style-name="ce2">
            <text:p>15:4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0H15M42.114S" table:style-name="ce2">
            <text:p>15:4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0H15M35.530S" table:style-name="ce2">
            <text:p>15:35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657" table:style-name="ce1">
            <text:p>6657</text:p>
          </table:table-cell>
          <table:table-cell office:value-type="string" table:style-name="ce1">
            <text:p>Success</text:p>
          </table:table-cell>
          <table:table-cell office:value-type="float" office:value="65705" table:style-name="ce1">
            <text:p>65705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0H15M35.492S" table:style-name="ce2">
            <text:p>15:3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695" table:style-name="ce1">
            <text:p>6695</text:p>
          </table:table-cell>
          <table:table-cell office:value-type="string" table:style-name="ce1">
            <text:p>Success</text:p>
          </table:table-cell>
          <table:table-cell office:value-type="float" office:value="65703" table:style-name="ce1">
            <text:p>65703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0H15M42.188S" table:style-name="ce2">
            <text:p>15:42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64802" table:style-name="ce1">
            <text:p>64802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0H15M42.188S" table:style-name="ce2">
            <text:p>15:4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0H15M35.528S" table:style-name="ce2">
            <text:p>15:35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024" table:style-name="ce1">
            <text:p>7024</text:p>
          </table:table-cell>
          <table:table-cell office:value-type="string" table:style-name="ce1">
            <text:p>Success</text:p>
          </table:table-cell>
          <table:table-cell office:value-type="float" office:value="67827" table:style-name="ce1">
            <text:p>67827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0H15M42.540S" table:style-name="ce2">
            <text:p>15:4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0H15M42.508S" table:style-name="ce2">
            <text:p>15:4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0H15M42.730S" table:style-name="ce2">
            <text:p>15:42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0H15M42.731S" table:style-name="ce2">
            <text:p>15:4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0H15M42.769S" table:style-name="ce2">
            <text:p>15:4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0H15M42.553S" table:style-name="ce2">
            <text:p>15:4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64802" table:style-name="ce1">
            <text:p>64802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0H15M42.798S" table:style-name="ce2">
            <text:p>15:42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0H15M42.869S" table:style-name="ce2">
            <text:p>15:4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0H15M35.582S" table:style-name="ce2">
            <text:p>15:35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334" table:style-name="ce1">
            <text:p>7334</text:p>
          </table:table-cell>
          <table:table-cell office:value-type="string" table:style-name="ce1">
            <text:p>Success</text:p>
          </table:table-cell>
          <table:table-cell office:value-type="float" office:value="69945" table:style-name="ce1">
            <text:p>69945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0H15M42.824S" table:style-name="ce2">
            <text:p>15:4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0H15M42.908S" table:style-name="ce2">
            <text:p>15:4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0H15M42.950S" table:style-name="ce2">
            <text:p>15:4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0H15M42.926S" table:style-name="ce2">
            <text:p>15:4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0H15M42.972S" table:style-name="ce2">
            <text:p>15:43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0H15M42.838S" table:style-name="ce2">
            <text:p>15:42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0H15M42.988S" table:style-name="ce2">
            <text:p>15:4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0H15M43.025S" table:style-name="ce2">
            <text:p>15:4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0H15M43.039S" table:style-name="ce2">
            <text:p>15:4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0H15M43.080S" table:style-name="ce2">
            <text:p>15:4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0H15M43.093S" table:style-name="ce2">
            <text:p>15:4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0H15M35.579S" table:style-name="ce2">
            <text:p>15:3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616" table:style-name="ce1">
            <text:p>7616</text:p>
          </table:table-cell>
          <table:table-cell office:value-type="string" table:style-name="ce1">
            <text:p>Success</text:p>
          </table:table-cell>
          <table:table-cell office:value-type="float" office:value="72066" table:style-name="ce1">
            <text:p>72066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0H15M42.918S" table:style-name="ce2">
            <text:p>15:4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0H15M35.579S" table:style-name="ce2">
            <text:p>15:3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674" table:style-name="ce1">
            <text:p>7674</text:p>
          </table:table-cell>
          <table:table-cell office:value-type="string" table:style-name="ce1">
            <text:p>Success</text:p>
          </table:table-cell>
          <table:table-cell office:value-type="float" office:value="74188" table:style-name="ce1">
            <text:p>74188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0H15M43.198S" table:style-name="ce2">
            <text:p>15:4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0H15M35.569S" table:style-name="ce2">
            <text:p>15:3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949" table:style-name="ce1">
            <text:p>7949</text:p>
          </table:table-cell>
          <table:table-cell office:value-type="string" table:style-name="ce1">
            <text:p>Success</text:p>
          </table:table-cell>
          <table:table-cell office:value-type="float" office:value="76309" table:style-name="ce1">
            <text:p>76309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0H15M43.254S" table:style-name="ce2">
            <text:p>15:4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0H15M43.430S" table:style-name="ce2">
            <text:p>15:4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0H15M43.588S" table:style-name="ce2">
            <text:p>15:4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0H15M43.624S" table:style-name="ce2">
            <text:p>15:4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0H15M35.542S" table:style-name="ce2">
            <text:p>15:35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099" table:style-name="ce1">
            <text:p>9099</text:p>
          </table:table-cell>
          <table:table-cell office:value-type="string" table:style-name="ce1">
            <text:p>Success</text:p>
          </table:table-cell>
          <table:table-cell office:value-type="float" office:value="78426" table:style-name="ce1">
            <text:p>78426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0H15M44.537S" table:style-name="ce2">
            <text:p>15:44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0H15M43.520S" table:style-name="ce2">
            <text:p>15:4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0H15M35.570S" table:style-name="ce2">
            <text:p>15:35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112" table:style-name="ce1">
            <text:p>9112</text:p>
          </table:table-cell>
          <table:table-cell office:value-type="string" table:style-name="ce1">
            <text:p>Success</text:p>
          </table:table-cell>
          <table:table-cell office:value-type="float" office:value="78429" table:style-name="ce1">
            <text:p>78429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0H15M44.647S" table:style-name="ce2">
            <text:p>15:4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0H15M44.717S" table:style-name="ce2">
            <text:p>15:44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0H15M44.670S" table:style-name="ce2">
            <text:p>15:4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0H15M44.643S" table:style-name="ce2">
            <text:p>15:4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0H15M44.683S" table:style-name="ce2">
            <text:p>15:44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0H15M44.848S" table:style-name="ce2">
            <text:p>15:4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0H15M44.866S" table:style-name="ce2">
            <text:p>15:44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0H15M44.902S" table:style-name="ce2">
            <text:p>15:44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0H15M44.864S" table:style-name="ce2">
            <text:p>15:4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0H15M45.005S" table:style-name="ce2">
            <text:p>15:4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0H15M45.028S" table:style-name="ce2">
            <text:p>15:4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0H15M45.041S" table:style-name="ce2">
            <text:p>15:4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0H15M45.062S" table:style-name="ce2">
            <text:p>15:45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0H15M45.079S" table:style-name="ce2">
            <text:p>15:45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0H15M45.127S" table:style-name="ce2">
            <text:p>15:45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0H15M45.154S" table:style-name="ce2">
            <text:p>15:4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0H15M35.537S" table:style-name="ce2">
            <text:p>15:3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759" table:style-name="ce1">
            <text:p>9759</text:p>
          </table:table-cell>
          <table:table-cell office:value-type="string" table:style-name="ce1">
            <text:p>Success</text:p>
          </table:table-cell>
          <table:table-cell office:value-type="float" office:value="84789" table:style-name="ce1">
            <text:p>84789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0H15M35.623S" table:style-name="ce2">
            <text:p>15:3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813" table:style-name="ce1">
            <text:p>9813</text:p>
          </table:table-cell>
          <table:table-cell office:value-type="string" table:style-name="ce1">
            <text:p>Success</text:p>
          </table:table-cell>
          <table:table-cell office:value-type="float" office:value="84789" table:style-name="ce1">
            <text:p>84789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0H15M35.672S" table:style-name="ce2">
            <text:p>15:35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80" table:style-name="ce1">
            <text:p>9880</text:p>
          </table:table-cell>
          <table:table-cell office:value-type="string" table:style-name="ce1">
            <text:p>Success</text:p>
          </table:table-cell>
          <table:table-cell office:value-type="float" office:value="84790" table:style-name="ce1">
            <text:p>84790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0H15M45.298S" table:style-name="ce2">
            <text:p>15:4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0H15M45.555S" table:style-name="ce2">
            <text:p>15:45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0H15M45.438S" table:style-name="ce2">
            <text:p>15:4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64804" table:style-name="ce1">
            <text:p>64804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0H15M45.823S" table:style-name="ce2">
            <text:p>15:45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0H15M45.966S" table:style-name="ce2">
            <text:p>15:4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0H15M46.012S" table:style-name="ce2">
            <text:p>15:4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0H15M46.080S" table:style-name="ce2">
            <text:p>15:4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0H15M46.131S" table:style-name="ce2">
            <text:p>15:4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0H15M46.182S" table:style-name="ce2">
            <text:p>15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0H15M37.212S" table:style-name="ce2">
            <text:p>15:3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815" table:style-name="ce1">
            <text:p>9815</text:p>
          </table:table-cell>
          <table:table-cell office:value-type="string" table:style-name="ce1">
            <text:p>Success</text:p>
          </table:table-cell>
          <table:table-cell office:value-type="float" office:value="89031" table:style-name="ce1">
            <text:p>89031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0H15M37.277S" table:style-name="ce2">
            <text:p>15:3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034" table:style-name="ce1">
            <text:p>10034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0H15M37.272S" table:style-name="ce2">
            <text:p>15:3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117" table:style-name="ce1">
            <text:p>10117</text:p>
          </table:table-cell>
          <table:table-cell office:value-type="string" table:style-name="ce1">
            <text:p>Success</text:p>
          </table:table-cell>
          <table:table-cell office:value-type="float" office:value="93273" table:style-name="ce1">
            <text:p>93273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0H15M37.268S" table:style-name="ce2">
            <text:p>15:3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423" table:style-name="ce1">
            <text:p>10423</text:p>
          </table:table-cell>
          <table:table-cell office:value-type="string" table:style-name="ce1">
            <text:p>Success</text:p>
          </table:table-cell>
          <table:table-cell office:value-type="float" office:value="95396" table:style-name="ce1">
            <text:p>95396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0H15M47.391S" table:style-name="ce2">
            <text:p>15:4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0H15M47.030S" table:style-name="ce2">
            <text:p>15:4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0H15M47.313S" table:style-name="ce2">
            <text:p>15:4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0H15M37.270S" table:style-name="ce2">
            <text:p>15:3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718" table:style-name="ce1">
            <text:p>10718</text:p>
          </table:table-cell>
          <table:table-cell office:value-type="string" table:style-name="ce1">
            <text:p>Success</text:p>
          </table:table-cell>
          <table:table-cell office:value-type="float" office:value="97519" table:style-name="ce1">
            <text:p>97519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0H15M47.694S" table:style-name="ce2">
            <text:p>15:47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0H15M47.824S" table:style-name="ce2">
            <text:p>15:4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0H15M37.228S" table:style-name="ce2">
            <text:p>15:37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140" table:style-name="ce1">
            <text:p>11140</text:p>
          </table:table-cell>
          <table:table-cell office:value-type="string" table:style-name="ce1">
            <text:p>Success</text:p>
          </table:table-cell>
          <table:table-cell office:value-type="float" office:value="101765" table:style-name="ce1">
            <text:p>101765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0H15M48.005S" table:style-name="ce2">
            <text:p>15:4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0H15M37.241S" table:style-name="ce2">
            <text:p>15:37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472" table:style-name="ce1">
            <text:p>11472</text:p>
          </table:table-cell>
          <table:table-cell office:value-type="string" table:style-name="ce1">
            <text:p>Success</text:p>
          </table:table-cell>
          <table:table-cell office:value-type="float" office:value="103889" table:style-name="ce1">
            <text:p>103889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0H15M37.239S" table:style-name="ce2">
            <text:p>15:3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557" table:style-name="ce1">
            <text:p>11557</text:p>
          </table:table-cell>
          <table:table-cell office:value-type="string" table:style-name="ce1">
            <text:p>Success</text:p>
          </table:table-cell>
          <table:table-cell office:value-type="float" office:value="103890" table:style-name="ce1">
            <text:p>103890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0H15M47.990S" table:style-name="ce2">
            <text:p>15:4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0H15M37.223S" table:style-name="ce2">
            <text:p>15:3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727" table:style-name="ce1">
            <text:p>11727</text:p>
          </table:table-cell>
          <table:table-cell office:value-type="string" table:style-name="ce1">
            <text:p>Success</text:p>
          </table:table-cell>
          <table:table-cell office:value-type="float" office:value="106060" table:style-name="ce1">
            <text:p>106060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0H15M47.818S" table:style-name="ce2">
            <text:p>15:4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0H15M37.231S" table:style-name="ce2">
            <text:p>15:3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992" table:style-name="ce1">
            <text:p>11992</text:p>
          </table:table-cell>
          <table:table-cell office:value-type="string" table:style-name="ce1">
            <text:p>Success</text:p>
          </table:table-cell>
          <table:table-cell office:value-type="float" office:value="108134" table:style-name="ce1">
            <text:p>108134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0H15M37.233S" table:style-name="ce2">
            <text:p>15:3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036" table:style-name="ce1">
            <text:p>12036</text:p>
          </table:table-cell>
          <table:table-cell office:value-type="string" table:style-name="ce1">
            <text:p>Success</text:p>
          </table:table-cell>
          <table:table-cell office:value-type="float" office:value="108138" table:style-name="ce1">
            <text:p>10813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0H15M47.821S" table:style-name="ce2">
            <text:p>15:4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0H15M37.210S" table:style-name="ce2">
            <text:p>15:3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304" table:style-name="ce1">
            <text:p>12304</text:p>
          </table:table-cell>
          <table:table-cell office:value-type="string" table:style-name="ce1">
            <text:p>Success</text:p>
          </table:table-cell>
          <table:table-cell office:value-type="float" office:value="110260" table:style-name="ce1">
            <text:p>110260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0H15M49.271S" table:style-name="ce2">
            <text:p>15:4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0H15M37.223S" table:style-name="ce2">
            <text:p>15:3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373" table:style-name="ce1">
            <text:p>12373</text:p>
          </table:table-cell>
          <table:table-cell office:value-type="string" table:style-name="ce1">
            <text:p>Success</text:p>
          </table:table-cell>
          <table:table-cell office:value-type="float" office:value="110303" table:style-name="ce1">
            <text:p>110303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0H15M49.023S" table:style-name="ce2">
            <text:p>15:4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0H15M49.225S" table:style-name="ce2">
            <text:p>15:49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0H15M48.952S" table:style-name="ce2">
            <text:p>15:49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46780" table:style-name="ce1">
            <text:p>46780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0H15M48.804S" table:style-name="ce2">
            <text:p>15:4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0H15M37.215S" table:style-name="ce2">
            <text:p>15:3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723" table:style-name="ce1">
            <text:p>12723</text:p>
          </table:table-cell>
          <table:table-cell office:value-type="string" table:style-name="ce1">
            <text:p>Success</text:p>
          </table:table-cell>
          <table:table-cell office:value-type="float" office:value="114506" table:style-name="ce1">
            <text:p>114506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0H15M37.219S" table:style-name="ce2">
            <text:p>15:3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869" table:style-name="ce1">
            <text:p>12869</text:p>
          </table:table-cell>
          <table:table-cell office:value-type="string" table:style-name="ce1">
            <text:p>Success</text:p>
          </table:table-cell>
          <table:table-cell office:value-type="float" office:value="114506" table:style-name="ce1">
            <text:p>114506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0H15M48.715S" table:style-name="ce2">
            <text:p>15:4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0H15M48.798S" table:style-name="ce2">
            <text:p>15:48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0H15M37.213S" table:style-name="ce2">
            <text:p>15:3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923" table:style-name="ce1">
            <text:p>12923</text:p>
          </table:table-cell>
          <table:table-cell office:value-type="string" table:style-name="ce1">
            <text:p>Success</text:p>
          </table:table-cell>
          <table:table-cell office:value-type="float" office:value="116670" table:style-name="ce1">
            <text:p>116670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0H15M37.221S" table:style-name="ce2">
            <text:p>15:3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130" table:style-name="ce1">
            <text:p>13130</text:p>
          </table:table-cell>
          <table:table-cell office:value-type="string" table:style-name="ce1">
            <text:p>Success</text:p>
          </table:table-cell>
          <table:table-cell office:value-type="float" office:value="118751" table:style-name="ce1">
            <text:p>118751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0H15M48.597S" table:style-name="ce2">
            <text:p>15:4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0H15M48.369S" table:style-name="ce2">
            <text:p>15:4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46780" table:style-name="ce1">
            <text:p>46780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0H15M37.217S" table:style-name="ce2">
            <text:p>15:3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402" table:style-name="ce1">
            <text:p>13402</text:p>
          </table:table-cell>
          <table:table-cell office:value-type="string" table:style-name="ce1">
            <text:p>Success</text:p>
          </table:table-cell>
          <table:table-cell office:value-type="float" office:value="120875" table:style-name="ce1">
            <text:p>120875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0H15M37.208S" table:style-name="ce2">
            <text:p>15:3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435" table:style-name="ce1">
            <text:p>13435</text:p>
          </table:table-cell>
          <table:table-cell office:value-type="string" table:style-name="ce1">
            <text:p>Success</text:p>
          </table:table-cell>
          <table:table-cell office:value-type="float" office:value="120885" table:style-name="ce1">
            <text:p>120885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0H15M48.314S" table:style-name="ce2">
            <text:p>15:4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07" table:style-name="ce1">
            <text:p>25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0H15M50.645S" table:style-name="ce2">
            <text:p>15:5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0H15M37.458S" table:style-name="ce2">
            <text:p>15:37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543" table:style-name="ce1">
            <text:p>13543</text:p>
          </table:table-cell>
          <table:table-cell office:value-type="string" table:style-name="ce1">
            <text:p>Success</text:p>
          </table:table-cell>
          <table:table-cell office:value-type="float" office:value="120858" table:style-name="ce1">
            <text:p>12085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0H15M50.621S" table:style-name="ce2">
            <text:p>15:50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46780" table:style-name="ce1">
            <text:p>4678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0H15M50.560S" table:style-name="ce2">
            <text:p>15:5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0H15M50.457S" table:style-name="ce2">
            <text:p>15:5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0H15M37.290S" table:style-name="ce2">
            <text:p>15:3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835" table:style-name="ce1">
            <text:p>13835</text:p>
          </table:table-cell>
          <table:table-cell office:value-type="string" table:style-name="ce1">
            <text:p>Success</text:p>
          </table:table-cell>
          <table:table-cell office:value-type="float" office:value="125120" table:style-name="ce1">
            <text:p>125120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0H15M50.353S" table:style-name="ce2">
            <text:p>15:5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46778" table:style-name="ce1">
            <text:p>4677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0H15M50.115S" table:style-name="ce2">
            <text:p>15:50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0H15M37.279S" table:style-name="ce2">
            <text:p>15:3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062" table:style-name="ce1">
            <text:p>14062</text:p>
          </table:table-cell>
          <table:table-cell office:value-type="string" table:style-name="ce1">
            <text:p>Success</text:p>
          </table:table-cell>
          <table:table-cell office:value-type="float" office:value="125124" table:style-name="ce1">
            <text:p>125124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0H15M51.003S" table:style-name="ce2">
            <text:p>15:5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50607" table:style-name="ce1">
            <text:p>50607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0H15M50.096S" table:style-name="ce2">
            <text:p>15:50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41" table:style-name="ce1">
            <text:p>13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0H15M38.218S" table:style-name="ce2">
            <text:p>15:3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338" table:style-name="ce1">
            <text:p>13338</text:p>
          </table:table-cell>
          <table:table-cell office:value-type="string" table:style-name="ce1">
            <text:p>Success</text:p>
          </table:table-cell>
          <table:table-cell office:value-type="float" office:value="127243" table:style-name="ce1">
            <text:p>127243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0H15M38.283S" table:style-name="ce2">
            <text:p>15:3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401" table:style-name="ce1">
            <text:p>13401</text:p>
          </table:table-cell>
          <table:table-cell office:value-type="string" table:style-name="ce1">
            <text:p>Success</text:p>
          </table:table-cell>
          <table:table-cell office:value-type="float" office:value="127287" table:style-name="ce1">
            <text:p>127287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0H15M49.939S" table:style-name="ce2">
            <text:p>15:49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0H15M38.825S" table:style-name="ce2">
            <text:p>15:3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961" table:style-name="ce1">
            <text:p>12961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0H15M38.785S" table:style-name="ce2">
            <text:p>15:3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102" table:style-name="ce1">
            <text:p>13102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0H15M38.819S" table:style-name="ce2">
            <text:p>15:3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Success</text:p>
          </table:table-cell>
          <table:table-cell office:value-type="float" office:value="127289" table:style-name="ce1">
            <text:p>127289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0H15M38.789S" table:style-name="ce2">
            <text:p>15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235" table:style-name="ce1">
            <text:p>13235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0H15M38.790S" table:style-name="ce2">
            <text:p>15:38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252" table:style-name="ce1">
            <text:p>13252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0H15M38.852S" table:style-name="ce2">
            <text:p>15:3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263" table:style-name="ce1">
            <text:p>13263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0H15M49.814S" table:style-name="ce2">
            <text:p>15:4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05" table:style-name="ce1">
            <text:p>2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0H15M39.337S" table:style-name="ce2">
            <text:p>15:3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847" table:style-name="ce1">
            <text:p>12847</text:p>
          </table:table-cell>
          <table:table-cell office:value-type="string" table:style-name="ce1">
            <text:p>Success</text:p>
          </table:table-cell>
          <table:table-cell office:value-type="float" office:value="127292" table:style-name="ce1">
            <text:p>127292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0H15M49.711S" table:style-name="ce2">
            <text:p>15:4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0H15M38.989S" table:style-name="ce2">
            <text:p>15:3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298" table:style-name="ce1">
            <text:p>13298</text:p>
          </table:table-cell>
          <table:table-cell office:value-type="string" table:style-name="ce1">
            <text:p>Success</text:p>
          </table:table-cell>
          <table:table-cell office:value-type="float" office:value="127292" table:style-name="ce1">
            <text:p>127292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0H15M39.424S" table:style-name="ce2">
            <text:p>15:39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870" table:style-name="ce1">
            <text:p>12870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0H15M39.317S" table:style-name="ce2">
            <text:p>15:3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024" table:style-name="ce1">
            <text:p>13024</text:p>
          </table:table-cell>
          <table:table-cell office:value-type="string" table:style-name="ce1">
            <text:p>Success</text:p>
          </table:table-cell>
          <table:table-cell office:value-type="float" office:value="127293" table:style-name="ce1">
            <text:p>127293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0H15M39.535S" table:style-name="ce2">
            <text:p>15:3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891" table:style-name="ce1">
            <text:p>12891</text:p>
          </table:table-cell>
          <table:table-cell office:value-type="string" table:style-name="ce1">
            <text:p>Success</text:p>
          </table:table-cell>
          <table:table-cell office:value-type="float" office:value="127294" table:style-name="ce1">
            <text:p>127294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0H15M39.500S" table:style-name="ce2">
            <text:p>15:39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060" table:style-name="ce1">
            <text:p>13060</text:p>
          </table:table-cell>
          <table:table-cell office:value-type="string" table:style-name="ce1">
            <text:p>Success</text:p>
          </table:table-cell>
          <table:table-cell office:value-type="float" office:value="127295" table:style-name="ce1">
            <text:p>127295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0H15M39.906S" table:style-name="ce2">
            <text:p>15:3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657" table:style-name="ce1">
            <text:p>12657</text:p>
          </table:table-cell>
          <table:table-cell office:value-type="string" table:style-name="ce1">
            <text:p>Success</text:p>
          </table:table-cell>
          <table:table-cell office:value-type="float" office:value="127298" table:style-name="ce1">
            <text:p>127298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0H15M49.590S" table:style-name="ce2">
            <text:p>15:49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0H15M39.912S" table:style-name="ce2">
            <text:p>15:3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785" table:style-name="ce1">
            <text:p>12785</text:p>
          </table:table-cell>
          <table:table-cell office:value-type="string" table:style-name="ce1">
            <text:p>Success</text:p>
          </table:table-cell>
          <table:table-cell office:value-type="float" office:value="127296" table:style-name="ce1">
            <text:p>12729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0H15M40.290S" table:style-name="ce2">
            <text:p>15:4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481" table:style-name="ce1">
            <text:p>12481</text:p>
          </table:table-cell>
          <table:table-cell office:value-type="string" table:style-name="ce1">
            <text:p>Success</text:p>
          </table:table-cell>
          <table:table-cell office:value-type="float" office:value="127298" table:style-name="ce1">
            <text:p>127298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0H15M40.209S" table:style-name="ce2">
            <text:p>15:4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570" table:style-name="ce1">
            <text:p>12570</text:p>
          </table:table-cell>
          <table:table-cell office:value-type="string" table:style-name="ce1">
            <text:p>Success</text:p>
          </table:table-cell>
          <table:table-cell office:value-type="float" office:value="127298" table:style-name="ce1">
            <text:p>12729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0H15M49.459S" table:style-name="ce2">
            <text:p>15:4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63" table:style-name="ce1">
            <text:p>34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0H15M40.815S" table:style-name="ce2">
            <text:p>15:4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129" table:style-name="ce1">
            <text:p>12129</text:p>
          </table:table-cell>
          <table:table-cell office:value-type="string" table:style-name="ce1">
            <text:p>Success</text:p>
          </table:table-cell>
          <table:table-cell office:value-type="float" office:value="127301" table:style-name="ce1">
            <text:p>127301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0H15M40.930S" table:style-name="ce2">
            <text:p>15:40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076" table:style-name="ce1">
            <text:p>12076</text:p>
          </table:table-cell>
          <table:table-cell office:value-type="string" table:style-name="ce1">
            <text:p>Success</text:p>
          </table:table-cell>
          <table:table-cell office:value-type="float" office:value="127302" table:style-name="ce1">
            <text:p>127302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0H15M40.822S" table:style-name="ce2">
            <text:p>15:40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188" table:style-name="ce1">
            <text:p>12188</text:p>
          </table:table-cell>
          <table:table-cell office:value-type="string" table:style-name="ce1">
            <text:p>Success</text:p>
          </table:table-cell>
          <table:table-cell office:value-type="float" office:value="127302" table:style-name="ce1">
            <text:p>127302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0H15M41.289S" table:style-name="ce2">
            <text:p>15:41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902" table:style-name="ce1">
            <text:p>11902</text:p>
          </table:table-cell>
          <table:table-cell office:value-type="string" table:style-name="ce1">
            <text:p>Success</text:p>
          </table:table-cell>
          <table:table-cell office:value-type="float" office:value="127306" table:style-name="ce1">
            <text:p>127306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0H15M41.406S" table:style-name="ce2">
            <text:p>15:41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815" table:style-name="ce1">
            <text:p>11815</text:p>
          </table:table-cell>
          <table:table-cell office:value-type="string" table:style-name="ce1">
            <text:p>Success</text:p>
          </table:table-cell>
          <table:table-cell office:value-type="float" office:value="127308" table:style-name="ce1">
            <text:p>12730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0H15M52.587S" table:style-name="ce2">
            <text:p>15:52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0H15M41.776S" table:style-name="ce2">
            <text:p>15:4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639" table:style-name="ce1">
            <text:p>11639</text:p>
          </table:table-cell>
          <table:table-cell office:value-type="string" table:style-name="ce1">
            <text:p>Success</text:p>
          </table:table-cell>
          <table:table-cell office:value-type="float" office:value="127311" table:style-name="ce1">
            <text:p>127311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0H15M42.149S" table:style-name="ce2">
            <text:p>15:4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1328" table:style-name="ce1">
            <text:p>11328</text:p>
          </table:table-cell>
          <table:table-cell office:value-type="string" table:style-name="ce1">
            <text:p>Success</text:p>
          </table:table-cell>
          <table:table-cell office:value-type="float" office:value="127311" table:style-name="ce1">
            <text:p>127311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0H15M52.277S" table:style-name="ce2">
            <text:p>15:52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0H15M52.123S" table:style-name="ce2">
            <text:p>15:5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0H15M42.985S" table:style-name="ce2">
            <text:p>15:43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667" table:style-name="ce1">
            <text:p>10667</text:p>
          </table:table-cell>
          <table:table-cell office:value-type="string" table:style-name="ce1">
            <text:p>Success</text:p>
          </table:table-cell>
          <table:table-cell office:value-type="float" office:value="127317" table:style-name="ce1">
            <text:p>12731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0H15M51.439S" table:style-name="ce2">
            <text:p>15:5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0H15M42.962S" table:style-name="ce2">
            <text:p>15:4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761" table:style-name="ce1">
            <text:p>10761</text:p>
          </table:table-cell>
          <table:table-cell office:value-type="string" table:style-name="ce1">
            <text:p>Success</text:p>
          </table:table-cell>
          <table:table-cell office:value-type="float" office:value="127315" table:style-name="ce1">
            <text:p>127315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0H15M43.198S" table:style-name="ce2">
            <text:p>15:4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534" table:style-name="ce1">
            <text:p>10534</text:p>
          </table:table-cell>
          <table:table-cell office:value-type="string" table:style-name="ce1">
            <text:p>Success</text:p>
          </table:table-cell>
          <table:table-cell office:value-type="float" office:value="127317" table:style-name="ce1">
            <text:p>12731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0H15M43.543S" table:style-name="ce2">
            <text:p>15:43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298" table:style-name="ce1">
            <text:p>10298</text:p>
          </table:table-cell>
          <table:table-cell office:value-type="string" table:style-name="ce1">
            <text:p>Success</text:p>
          </table:table-cell>
          <table:table-cell office:value-type="float" office:value="127320" table:style-name="ce1">
            <text:p>127320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0H15M44.770S" table:style-name="ce2">
            <text:p>15:4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126" table:style-name="ce1">
            <text:p>9126</text:p>
          </table:table-cell>
          <table:table-cell office:value-type="string" table:style-name="ce1">
            <text:p>Success</text:p>
          </table:table-cell>
          <table:table-cell office:value-type="float" office:value="127322" table:style-name="ce1">
            <text:p>127322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0H15M43.139S" table:style-name="ce2">
            <text:p>15:4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798" table:style-name="ce1">
            <text:p>10798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0H15M45.177S" table:style-name="ce2">
            <text:p>15:4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797" table:style-name="ce1">
            <text:p>8797</text:p>
          </table:table-cell>
          <table:table-cell office:value-type="string" table:style-name="ce1">
            <text:p>Success</text:p>
          </table:table-cell>
          <table:table-cell office:value-type="float" office:value="127327" table:style-name="ce1">
            <text:p>12732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0H15M51.298S" table:style-name="ce2">
            <text:p>15:5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0H15M45.817S" table:style-name="ce2">
            <text:p>15:45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214" table:style-name="ce1">
            <text:p>8214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0H15M44.857S" table:style-name="ce2">
            <text:p>15:4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98" table:style-name="ce1">
            <text:p>9198</text:p>
          </table:table-cell>
          <table:table-cell office:value-type="string" table:style-name="ce1">
            <text:p>Success</text:p>
          </table:table-cell>
          <table:table-cell office:value-type="float" office:value="127322" table:style-name="ce1">
            <text:p>127322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0H15M45.069S" table:style-name="ce2">
            <text:p>15:45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989" table:style-name="ce1">
            <text:p>8989</text:p>
          </table:table-cell>
          <table:table-cell office:value-type="string" table:style-name="ce1">
            <text:p>Success</text:p>
          </table:table-cell>
          <table:table-cell office:value-type="float" office:value="127326" table:style-name="ce1">
            <text:p>127326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0H15M46.231S" table:style-name="ce2">
            <text:p>15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830" table:style-name="ce1">
            <text:p>7830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0H15M51.149S" table:style-name="ce2">
            <text:p>15:51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0H15M45.556S" table:style-name="ce2">
            <text:p>15:4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533" table:style-name="ce1">
            <text:p>8533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0H15M51.008S" table:style-name="ce2">
            <text:p>15:51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20" table:style-name="ce1">
            <text:p>3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0H15M51.011S" table:style-name="ce2">
            <text:p>15:51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180" table:style-name="ce1">
            <text:p>3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0H15M50.973S" table:style-name="ce2">
            <text:p>15:5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0H15M54.130S" table:style-name="ce2">
            <text:p>15:5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0H15M54.079S" table:style-name="ce2">
            <text:p>15:54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0H15M51.356S" table:style-name="ce2">
            <text:p>15:5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11006" table:style-name="ce1">
            <text:p>11006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0H15M54.251S" table:style-name="ce2">
            <text:p>15:5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0H15M54.413S" table:style-name="ce2">
            <text:p>15:5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0H15M50.824S" table:style-name="ce2">
            <text:p>15:50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052" table:style-name="ce1">
            <text:p>805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0H15M53.983S" table:style-name="ce2">
            <text:p>15:5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923" table:style-name="ce1">
            <text:p>492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0H15M53.012S" table:style-name="ce2">
            <text:p>15:5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959" table:style-name="ce1">
            <text:p>5959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0H15M53.193S" table:style-name="ce2">
            <text:p>15:5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796" table:style-name="ce1">
            <text:p>579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0H15M52.773S" table:style-name="ce2">
            <text:p>15:5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228" table:style-name="ce1">
            <text:p>6228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0H15M50.090S" table:style-name="ce2">
            <text:p>15:5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917" table:style-name="ce1">
            <text:p>8917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0H15M51.341S" table:style-name="ce2">
            <text:p>15:5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677" table:style-name="ce1">
            <text:p>7677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0H15M51.747S" table:style-name="ce2">
            <text:p>15:5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281" table:style-name="ce1">
            <text:p>728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0H15M52.781S" table:style-name="ce2">
            <text:p>15:52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256" table:style-name="ce1">
            <text:p>625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0H15M52.566S" table:style-name="ce2">
            <text:p>15:5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478" table:style-name="ce1">
            <text:p>6478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0H15M53.224S" table:style-name="ce2">
            <text:p>15:5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46" table:style-name="ce1">
            <text:p>584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0H15M53.419S" table:style-name="ce2">
            <text:p>15:5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66" table:style-name="ce1">
            <text:p>566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0H15M52.701S" table:style-name="ce2">
            <text:p>15:5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430" table:style-name="ce1">
            <text:p>643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0H15M53.231S" table:style-name="ce2">
            <text:p>15:5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99" table:style-name="ce1">
            <text:p>589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0H15M53.620S" table:style-name="ce2">
            <text:p>15:5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515" table:style-name="ce1">
            <text:p>5515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0H15M49.516S" table:style-name="ce2">
            <text:p>15:49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640" table:style-name="ce1">
            <text:p>964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0H15M49.602S" table:style-name="ce2">
            <text:p>15:4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561" table:style-name="ce1">
            <text:p>956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0H15M58.973S" table:style-name="ce2">
            <text:p>15:5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0H15M59.133S" table:style-name="ce2">
            <text:p>15:59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0H15M49.599S" table:style-name="ce2">
            <text:p>15:4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684" table:style-name="ce1">
            <text:p>9684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0H15M54.091S" table:style-name="ce2">
            <text:p>15:54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15" table:style-name="ce1">
            <text:p>5215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0H15M52.186S" table:style-name="ce2">
            <text:p>15:52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120" table:style-name="ce1">
            <text:p>712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0H15M59.085S" table:style-name="ce2">
            <text:p>15:5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0H15M52.296S" table:style-name="ce2">
            <text:p>15:52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158" table:style-name="ce1">
            <text:p>7158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0H15M51.127S" table:style-name="ce2">
            <text:p>15:5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339" table:style-name="ce1">
            <text:p>8339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0H15M50.136S" table:style-name="ce2">
            <text:p>15:5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346" table:style-name="ce1">
            <text:p>934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0H15M59.070S" table:style-name="ce2">
            <text:p>15:59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0H15M52.946S" table:style-name="ce2">
            <text:p>15:52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611" table:style-name="ce1">
            <text:p>6611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0H15M54.034S" table:style-name="ce2">
            <text:p>15:5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596" table:style-name="ce1">
            <text:p>559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0H15M59.044S" table:style-name="ce2">
            <text:p>15:5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0H15M59.020S" table:style-name="ce2">
            <text:p>15:5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0H15M49.940S" table:style-name="ce2">
            <text:p>15:49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856" table:style-name="ce1">
            <text:p>985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0H15M59.037S" table:style-name="ce2">
            <text:p>15:59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0H15M58.991S" table:style-name="ce2">
            <text:p>15:5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0H15M59.007S" table:style-name="ce2">
            <text:p>15:5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0H15M59.009S" table:style-name="ce2">
            <text:p>15:5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0H16M0.078S" table:style-name="ce2">
            <text:p>16:0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0H16M0.021S" table:style-name="ce2">
            <text:p>16:0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0H15M59.936S" table:style-name="ce2">
            <text:p>15:5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0H15M59.799S" table:style-name="ce2">
            <text:p>15:5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0H15M59.689S" table:style-name="ce2">
            <text:p>15:5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0H15M59.632S" table:style-name="ce2">
            <text:p>15:5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0H15M59.632S" table:style-name="ce2">
            <text:p>15:5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0H15M59.560S" table:style-name="ce2">
            <text:p>15:59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0H15M59.513S" table:style-name="ce2">
            <text:p>15:5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0H15M59.485S" table:style-name="ce2">
            <text:p>15:59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0H15M59.468S" table:style-name="ce2">
            <text:p>15:5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0H15M59.456S" table:style-name="ce2">
            <text:p>15:5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0H15M59.405S" table:style-name="ce2">
            <text:p>15:5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0H15M59.307S" table:style-name="ce2">
            <text:p>15:5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47" table:style-name="ce1">
            <text:p>21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0H15M59.307S" table:style-name="ce2">
            <text:p>15:5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258" table:style-name="ce1">
            <text:p>22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0H15M59.286S" table:style-name="ce2">
            <text:p>15:5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0H15M59.274S" table:style-name="ce2">
            <text:p>15:5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06" table:style-name="ce1">
            <text:p>26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0H15M59.195S" table:style-name="ce2">
            <text:p>15:5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68" table:style-name="ce1">
            <text:p>27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0H15M59.159S" table:style-name="ce2">
            <text:p>15:5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0H16M1.710S" table:style-name="ce2">
            <text:p>16:0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0H16M1.568S" table:style-name="ce2">
            <text:p>16:0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0H16M1.456S" table:style-name="ce2">
            <text:p>16:01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0H16M1.249S" table:style-name="ce2">
            <text:p>16:01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0H16M1.061S" table:style-name="ce2">
            <text:p>16:0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0H16M0.970S" table:style-name="ce2">
            <text:p>16:0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0H16M0.771S" table:style-name="ce2">
            <text:p>16:0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0H16M0.694S" table:style-name="ce2">
            <text:p>16:00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0H16M0.460S" table:style-name="ce2">
            <text:p>16:0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0H16M0.174S" table:style-name="ce2">
            <text:p>16:00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19" table:style-name="ce1">
            <text:p>2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0H16M2.019S" table:style-name="ce2">
            <text:p>16:02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0H15M53.487S" table:style-name="ce2">
            <text:p>15:53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274" table:style-name="ce1">
            <text:p>9274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0H15M53.681S" table:style-name="ce2">
            <text:p>15:53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081" table:style-name="ce1">
            <text:p>908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0H15M52.926S" table:style-name="ce2">
            <text:p>15:5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859" table:style-name="ce1">
            <text:p>985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0H15M59.029S" table:style-name="ce2">
            <text:p>15:5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796" table:style-name="ce1">
            <text:p>379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0H15M51.099S" table:style-name="ce2">
            <text:p>15:51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727" table:style-name="ce1">
            <text:p>1172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0H16M2.540S" table:style-name="ce2">
            <text:p>16:0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0H15M54.301S" table:style-name="ce2">
            <text:p>15:54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606" table:style-name="ce1">
            <text:p>860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0H16M0.223S" table:style-name="ce2">
            <text:p>16:0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0H15M58.907S" table:style-name="ce2">
            <text:p>15:5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019" table:style-name="ce1">
            <text:p>401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0H16M2.410S" table:style-name="ce2">
            <text:p>16:02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0H16M2.171S" table:style-name="ce2">
            <text:p>16:0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0H16M0.542S" table:style-name="ce2">
            <text:p>16:00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398" table:style-name="ce1">
            <text:p>2398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0H16M2.309S" table:style-name="ce2">
            <text:p>16:0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0H15M52.045S" table:style-name="ce2">
            <text:p>15:52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905" table:style-name="ce1">
            <text:p>10905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0H16M0.367S" table:style-name="ce2">
            <text:p>16:00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0H15M54.350S" table:style-name="ce2">
            <text:p>15:54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616" table:style-name="ce1">
            <text:p>861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0H16M2.125S" table:style-name="ce2">
            <text:p>16:02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0H15M54.194S" table:style-name="ce2">
            <text:p>15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84" table:style-name="ce1">
            <text:p>8784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0H16M2.495S" table:style-name="ce2">
            <text:p>16:02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0H15M52.118S" table:style-name="ce2">
            <text:p>15:5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872" table:style-name="ce1">
            <text:p>10872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0H15M54.435S" table:style-name="ce2">
            <text:p>15:5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558" table:style-name="ce1">
            <text:p>855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0H16M0.888S" table:style-name="ce2">
            <text:p>16:0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0H15M52.027S" table:style-name="ce2">
            <text:p>15:52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971" table:style-name="ce1">
            <text:p>10971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0H15M54.060S" table:style-name="ce2">
            <text:p>15:5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953" table:style-name="ce1">
            <text:p>8953</text:p>
          </table:table-cell>
          <table:table-cell office:value-type="string" table:style-name="ce1">
            <text:p>Success</text:p>
          </table:table-cell>
          <table:table-cell office:value-type="float" office:value="67837" table:style-name="ce1">
            <text:p>67837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0H15M53.726S" table:style-name="ce2">
            <text:p>15:5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293" table:style-name="ce1">
            <text:p>9293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0H16M2.221S" table:style-name="ce2">
            <text:p>16:02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0H15M53.656S" table:style-name="ce2">
            <text:p>15:5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394" table:style-name="ce1">
            <text:p>9394</text:p>
          </table:table-cell>
          <table:table-cell office:value-type="string" table:style-name="ce1">
            <text:p>Success</text:p>
          </table:table-cell>
          <table:table-cell office:value-type="float" office:value="67847" table:style-name="ce1">
            <text:p>6784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0H16M2.364S" table:style-name="ce2">
            <text:p>16:0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0H16M2.255S" table:style-name="ce2">
            <text:p>16:02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0H15M52.290S" table:style-name="ce2">
            <text:p>15:5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813" table:style-name="ce1">
            <text:p>10813</text:p>
          </table:table-cell>
          <table:table-cell office:value-type="string" table:style-name="ce1">
            <text:p>Success</text:p>
          </table:table-cell>
          <table:table-cell office:value-type="float" office:value="63854" table:style-name="ce1">
            <text:p>63854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0H15M59.165S" table:style-name="ce2">
            <text:p>15:5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941" table:style-name="ce1">
            <text:p>394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0H15M51.895S" table:style-name="ce2">
            <text:p>15:51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225" table:style-name="ce1">
            <text:p>11225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0H15M53.734S" table:style-name="ce2">
            <text:p>15:5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389" table:style-name="ce1">
            <text:p>9389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0H15M59.133S" table:style-name="ce2">
            <text:p>15:59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10" table:style-name="ce1">
            <text:p>401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0H15M52.428S" table:style-name="ce2">
            <text:p>15:5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720" table:style-name="ce1">
            <text:p>10720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0H15M58.879S" table:style-name="ce2">
            <text:p>15:58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0H15M51.686S" table:style-name="ce2">
            <text:p>15:51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474" table:style-name="ce1">
            <text:p>11474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0H15M51.557S" table:style-name="ce2">
            <text:p>15:51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638" table:style-name="ce1">
            <text:p>11638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0H15M53.844S" table:style-name="ce2">
            <text:p>15:5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353" table:style-name="ce1">
            <text:p>9353</text:p>
          </table:table-cell>
          <table:table-cell office:value-type="string" table:style-name="ce1">
            <text:p>Success</text:p>
          </table:table-cell>
          <table:table-cell office:value-type="float" office:value="71139" table:style-name="ce1">
            <text:p>71139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0H15M54.057S" table:style-name="ce2">
            <text:p>15:54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52" table:style-name="ce1">
            <text:p>9152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0H16M3.199S" table:style-name="ce2">
            <text:p>16:0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0H15M59.137S" table:style-name="ce2">
            <text:p>15:5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119" table:style-name="ce1">
            <text:p>4119</text:p>
          </table:table-cell>
          <table:table-cell office:value-type="string" table:style-name="ce1">
            <text:p>Success</text:p>
          </table:table-cell>
          <table:table-cell office:value-type="float" office:value="29703" table:style-name="ce1">
            <text:p>29703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0H16M3.124S" table:style-name="ce2">
            <text:p>16:0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0H16M3.212S" table:style-name="ce2">
            <text:p>16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0H16M3.197S" table:style-name="ce2">
            <text:p>16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0H16M3.160S" table:style-name="ce2">
            <text:p>16:0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0H16M3.380S" table:style-name="ce2">
            <text:p>16:03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0H16M3.334S" table:style-name="ce2">
            <text:p>16:0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0H16M3.284S" table:style-name="ce2">
            <text:p>16:0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0H16M3.442S" table:style-name="ce2">
            <text:p>16:0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0H15M53.939S" table:style-name="ce2">
            <text:p>15:5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877" table:style-name="ce1">
            <text:p>9877</text:p>
          </table:table-cell>
          <table:table-cell office:value-type="string" table:style-name="ce1">
            <text:p>Success</text:p>
          </table:table-cell>
          <table:table-cell office:value-type="float" office:value="67855" table:style-name="ce1">
            <text:p>67855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0H15M53.008S" table:style-name="ce2">
            <text:p>15:53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959" table:style-name="ce1">
            <text:p>10959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0H15M53.899S" table:style-name="ce2">
            <text:p>15:5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0H16M3.104S" table:style-name="ce2">
            <text:p>16:0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0H15M53.479S" table:style-name="ce2">
            <text:p>15:5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95" table:style-name="ce1">
            <text:p>10495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0H15M52.344S" table:style-name="ce2">
            <text:p>15:5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641" table:style-name="ce1">
            <text:p>11641</text:p>
          </table:table-cell>
          <table:table-cell office:value-type="string" table:style-name="ce1">
            <text:p>Success</text:p>
          </table:table-cell>
          <table:table-cell office:value-type="float" office:value="67847" table:style-name="ce1">
            <text:p>67847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0H16M0.629S" table:style-name="ce2">
            <text:p>16:00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386" table:style-name="ce1">
            <text:p>338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0H16M1.352S" table:style-name="ce2">
            <text:p>16:01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0H16M2.076S" table:style-name="ce2">
            <text:p>16:0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0H15M51.891S" table:style-name="ce2">
            <text:p>15:51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171" table:style-name="ce1">
            <text:p>12171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0H16M3.013S" table:style-name="ce2">
            <text:p>16:03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0H15M52.566S" table:style-name="ce2">
            <text:p>15:5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508" table:style-name="ce1">
            <text:p>11508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0H15M53.976S" table:style-name="ce2">
            <text:p>15:5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119" table:style-name="ce1">
            <text:p>10119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0H15M51.789S" table:style-name="ce2">
            <text:p>15:5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316" table:style-name="ce1">
            <text:p>12316</text:p>
          </table:table-cell>
          <table:table-cell office:value-type="string" table:style-name="ce1">
            <text:p>Success</text:p>
          </table:table-cell>
          <table:table-cell office:value-type="float" office:value="63850" table:style-name="ce1">
            <text:p>63850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0H16M0.305S" table:style-name="ce2">
            <text:p>16:0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0H16M1.964S" table:style-name="ce2">
            <text:p>16:0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0H15M54.418S" table:style-name="ce2">
            <text:p>15:5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701" table:style-name="ce1">
            <text:p>970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0H16M2.452S" table:style-name="ce2">
            <text:p>16:0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0H16M1.883S" table:style-name="ce2">
            <text:p>16:01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0H15M54.063S" table:style-name="ce2">
            <text:p>15:5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148" table:style-name="ce1">
            <text:p>10148</text:p>
          </table:table-cell>
          <table:table-cell office:value-type="string" table:style-name="ce1">
            <text:p>Success</text:p>
          </table:table-cell>
          <table:table-cell office:value-type="float" office:value="67852" table:style-name="ce1">
            <text:p>67852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0H16M3.818S" table:style-name="ce2">
            <text:p>16:0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7034" table:style-name="ce1">
            <text:p>27034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0H16M3.121S" table:style-name="ce2">
            <text:p>16:0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0H16M3.494S" table:style-name="ce2">
            <text:p>16:0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0H16M3.051S" table:style-name="ce2">
            <text:p>16:0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09" table:style-name="ce1">
            <text:p>1309</text:p>
          </table:table-cell>
          <table:table-cell office:value-type="string" table:style-name="ce1">
            <text:p>Success</text:p>
          </table:table-cell>
          <table:table-cell office:value-type="float" office:value="27034" table:style-name="ce1">
            <text:p>27034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0H16M3.150S" table:style-name="ce2">
            <text:p>16:0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0H16M2.942S" table:style-name="ce2">
            <text:p>16:0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0H16M2.995S" table:style-name="ce2">
            <text:p>16:0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0H16M3.587S" table:style-name="ce2">
            <text:p>16:03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0H16M2.999S" table:style-name="ce2">
            <text:p>16:0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0H16M2.952S" table:style-name="ce2">
            <text:p>16:03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0H16M3.540S" table:style-name="ce2">
            <text:p>16:0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0H16M4.105S" table:style-name="ce2">
            <text:p>16:0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0H16M3.970S" table:style-name="ce2">
            <text:p>16:04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0H16M3.979S" table:style-name="ce2">
            <text:p>16:0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0H16M3.020S" table:style-name="ce2">
            <text:p>16:0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0H16M4.096S" table:style-name="ce2">
            <text:p>16:0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0H16M2.828S" table:style-name="ce2">
            <text:p>16:0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0H16M4.064S" table:style-name="ce2">
            <text:p>16:0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0H16M3.985S" table:style-name="ce2">
            <text:p>16:0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27034" table:style-name="ce1">
            <text:p>27034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0H16M3.971S" table:style-name="ce2">
            <text:p>16:04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0H16M4.075S" table:style-name="ce2">
            <text:p>16:0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0H16M2.828S" table:style-name="ce2">
            <text:p>16:0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0H16M2.912S" table:style-name="ce2">
            <text:p>16:0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Success</text:p>
          </table:table-cell>
          <table:table-cell office:value-type="float" office:value="29649" table:style-name="ce1">
            <text:p>29649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0H16M4.212S" table:style-name="ce2">
            <text:p>16:0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7033" table:style-name="ce1">
            <text:p>27033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0H16M2.996S" table:style-name="ce2">
            <text:p>16:03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Success</text:p>
          </table:table-cell>
          <table:table-cell office:value-type="float" office:value="31767" table:style-name="ce1">
            <text:p>31767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0H16M2.931S" table:style-name="ce2">
            <text:p>16:02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33946" table:style-name="ce1">
            <text:p>33946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0H16M3.034S" table:style-name="ce2">
            <text:p>16:03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Success</text:p>
          </table:table-cell>
          <table:table-cell office:value-type="float" office:value="31766" table:style-name="ce1">
            <text:p>31766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0H16M2.963S" table:style-name="ce2">
            <text:p>16:0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Success</text:p>
          </table:table-cell>
          <table:table-cell office:value-type="float" office:value="33886" table:style-name="ce1">
            <text:p>33886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0H16M2.787S" table:style-name="ce2">
            <text:p>16:0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0H16M3.066S" table:style-name="ce2">
            <text:p>16:03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22" table:style-name="ce1">
            <text:p>3022</text:p>
          </table:table-cell>
          <table:table-cell office:value-type="string" table:style-name="ce1">
            <text:p>Success</text:p>
          </table:table-cell>
          <table:table-cell office:value-type="float" office:value="33891" table:style-name="ce1">
            <text:p>33891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0H16M3.257S" table:style-name="ce2">
            <text:p>16:0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19" table:style-name="ce1">
            <text:p>2919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0H16M3.217S" table:style-name="ce2">
            <text:p>16:0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964" table:style-name="ce1">
            <text:p>2964</text:p>
          </table:table-cell>
          <table:table-cell office:value-type="string" table:style-name="ce1">
            <text:p>Success</text:p>
          </table:table-cell>
          <table:table-cell office:value-type="float" office:value="30651" table:style-name="ce1">
            <text:p>30651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0H16M3.629S" table:style-name="ce2">
            <text:p>16:03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0H16M4.398S" table:style-name="ce2">
            <text:p>16:0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0H16M2.941S" table:style-name="ce2">
            <text:p>16:0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Success</text:p>
          </table:table-cell>
          <table:table-cell office:value-type="float" office:value="33944" table:style-name="ce1">
            <text:p>33944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0H16M5.460S" table:style-name="ce2">
            <text:p>16:05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0H16M2.764S" table:style-name="ce2">
            <text:p>16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553" table:style-name="ce1">
            <text:p>3553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0H16M5.660S" table:style-name="ce2">
            <text:p>16:0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0H16M6.190S" table:style-name="ce2">
            <text:p>16:06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0H16M5.715S" table:style-name="ce2">
            <text:p>16:0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0H16M2.971S" table:style-name="ce2">
            <text:p>16:0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33893" table:style-name="ce1">
            <text:p>33893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0H16M6.290S" table:style-name="ce2">
            <text:p>16:06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0H16M6.180S" table:style-name="ce2">
            <text:p>16:06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0H16M6.326S" table:style-name="ce2">
            <text:p>16:06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0H16M6.323S" table:style-name="ce2">
            <text:p>16:0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0H16M5.805S" table:style-name="ce2">
            <text:p>16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0H16M6.334S" table:style-name="ce2">
            <text:p>16:0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0H16M6.365S" table:style-name="ce2">
            <text:p>16:0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0H16M2.763S" table:style-name="ce2">
            <text:p>16:0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0H16M5.999S" table:style-name="ce2">
            <text:p>16:06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0H16M5.713S" table:style-name="ce2">
            <text:p>16:05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0H16M6.421S" table:style-name="ce2">
            <text:p>16:0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0H16M6.454S" table:style-name="ce2">
            <text:p>16:0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0H16M6.463S" table:style-name="ce2">
            <text:p>16:06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0H16M6.429S" table:style-name="ce2">
            <text:p>16:06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0H16M6.361S" table:style-name="ce2">
            <text:p>16:06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0H16M6.604S" table:style-name="ce2">
            <text:p>16:0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0H16M2.991S" table:style-name="ce2">
            <text:p>16:0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654" table:style-name="ce1">
            <text:p>365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0H16M3.976S" table:style-name="ce2">
            <text:p>16:0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0H16M4.743S" table:style-name="ce2">
            <text:p>16:04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181" table:style-name="ce1">
            <text:p>218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0H16M6.613S" table:style-name="ce2">
            <text:p>16:0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0H16M4.683S" table:style-name="ce2">
            <text:p>16:0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0H16M6.320S" table:style-name="ce2">
            <text:p>16:0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0H16M4.351S" table:style-name="ce2">
            <text:p>16:04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0H16M4.780S" table:style-name="ce2">
            <text:p>16:0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0H16M4.973S" table:style-name="ce2">
            <text:p>16:0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0H16M4.398S" table:style-name="ce2">
            <text:p>16:04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0H16M4.611S" table:style-name="ce2">
            <text:p>16:0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18" table:style-name="ce1">
            <text:p>241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0H16M4.943S" table:style-name="ce2">
            <text:p>16:04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0H16M4.324S" table:style-name="ce2">
            <text:p>16:0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0H16M4.743S" table:style-name="ce2">
            <text:p>16:0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0H16M4.992S" table:style-name="ce2">
            <text:p>16:0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0H16M5.000S" table:style-name="ce2">
            <text:p>16:0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51" table:style-name="ce1">
            <text:p>205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0H16M4.072S" table:style-name="ce2">
            <text:p>16:0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0H16M6.934S" table:style-name="ce2">
            <text:p>16:06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0H16M6.926S" table:style-name="ce2">
            <text:p>16:0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0H16M4.361S" table:style-name="ce2">
            <text:p>16:0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0H16M4.941S" table:style-name="ce2">
            <text:p>16:0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Success</text:p>
          </table:table-cell>
          <table:table-cell office:value-type="float" office:value="56247" table:style-name="ce1">
            <text:p>56247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0H16M6.859S" table:style-name="ce2">
            <text:p>16:0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0H16M6.184S" table:style-name="ce2">
            <text:p>16:06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0H16M4.357S" table:style-name="ce2">
            <text:p>16:0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0H16M6.646S" table:style-name="ce2">
            <text:p>16:0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38334" table:style-name="ce1">
            <text:p>38334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0H16M4.759S" table:style-name="ce2">
            <text:p>16:0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92" table:style-name="ce1">
            <text:p>239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0H16M5.479S" table:style-name="ce2">
            <text:p>16:05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0H16M6.205S" table:style-name="ce2">
            <text:p>16:06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0H16M2.903S" table:style-name="ce2">
            <text:p>16:02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0H16M4.458S" table:style-name="ce2">
            <text:p>16:04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0H16M7.023S" table:style-name="ce2">
            <text:p>16:0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0H16M6.988S" table:style-name="ce2">
            <text:p>16:0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0H16M7.052S" table:style-name="ce2">
            <text:p>16:07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0H16M7.036S" table:style-name="ce2">
            <text:p>16:0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0H16M6.457S" table:style-name="ce2">
            <text:p>16:0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0H16M6.352S" table:style-name="ce2">
            <text:p>16:0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0H16M7.030S" table:style-name="ce2">
            <text:p>16:0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0H16M7.058S" table:style-name="ce2">
            <text:p>16:07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0H16M6.091S" table:style-name="ce2">
            <text:p>16:0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0H16M2.967S" table:style-name="ce2">
            <text:p>16:03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312" table:style-name="ce1">
            <text:p>4312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0H16M7.041S" table:style-name="ce2">
            <text:p>16:0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0H16M7.051S" table:style-name="ce2">
            <text:p>16:07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0H16M7.258S" table:style-name="ce2">
            <text:p>16:0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0H16M7.045S" table:style-name="ce2">
            <text:p>16:0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0H16M7.071S" table:style-name="ce2">
            <text:p>16:07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0H16M7.166S" table:style-name="ce2">
            <text:p>16:0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0H16M7.017S" table:style-name="ce2">
            <text:p>16:07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0H16M4.126S" table:style-name="ce2">
            <text:p>16:0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204" table:style-name="ce1">
            <text:p>3204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0H16M3.098S" table:style-name="ce2">
            <text:p>16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237" table:style-name="ce1">
            <text:p>4237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0H16M7.013S" table:style-name="ce2">
            <text:p>16:0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0H16M2.940S" table:style-name="ce2">
            <text:p>16:0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0H16M7.153S" table:style-name="ce2">
            <text:p>16:07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0H16M4.120S" table:style-name="ce2">
            <text:p>16:0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Success</text:p>
          </table:table-cell>
          <table:table-cell office:value-type="float" office:value="53851" table:style-name="ce1">
            <text:p>53851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0H16M7.183S" table:style-name="ce2">
            <text:p>16:07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0H16M7.272S" table:style-name="ce2">
            <text:p>16:0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0H16M7.103S" table:style-name="ce2">
            <text:p>16:0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0H16M4.026S" table:style-name="ce2">
            <text:p>16:04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38138" table:style-name="ce1">
            <text:p>3813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0H16M7.305S" table:style-name="ce2">
            <text:p>16:0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0H16M7.327S" table:style-name="ce2">
            <text:p>16:0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0H16M7.160S" table:style-name="ce2">
            <text:p>16:0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0H16M4.016S" table:style-name="ce2">
            <text:p>16:0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Success</text:p>
          </table:table-cell>
          <table:table-cell office:value-type="float" office:value="38139" table:style-name="ce1">
            <text:p>38139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0H16M7.370S" table:style-name="ce2">
            <text:p>16:0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0H16M2.910S" table:style-name="ce2">
            <text:p>16:02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606" table:style-name="ce1">
            <text:p>460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0H16M6.390S" table:style-name="ce2">
            <text:p>16:0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0H16M7.516S" table:style-name="ce2">
            <text:p>16:0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0H16M7.460S" table:style-name="ce2">
            <text:p>16:07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0H16M6.620S" table:style-name="ce2">
            <text:p>16:06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0H16M6.456S" table:style-name="ce2">
            <text:p>16:0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0H16M6.623S" table:style-name="ce2">
            <text:p>16:0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0H16M6.494S" table:style-name="ce2">
            <text:p>16:0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05" table:style-name="ce1">
            <text:p>140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0H16M6.604S" table:style-name="ce2">
            <text:p>16:0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0H16M3.154S" table:style-name="ce2">
            <text:p>16:0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758" table:style-name="ce1">
            <text:p>4758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0H16M7.440S" table:style-name="ce2">
            <text:p>16:0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0H16M7.336S" table:style-name="ce2">
            <text:p>16:0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42658" table:style-name="ce1">
            <text:p>42658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0H16M6.928S" table:style-name="ce2">
            <text:p>16:0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0H16M7.356S" table:style-name="ce2">
            <text:p>16:0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0H16M4.021S" table:style-name="ce2">
            <text:p>16:0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20" table:style-name="ce1">
            <text:p>4020</text:p>
          </table:table-cell>
          <table:table-cell office:value-type="string" table:style-name="ce1">
            <text:p>Success</text:p>
          </table:table-cell>
          <table:table-cell office:value-type="float" office:value="42381" table:style-name="ce1">
            <text:p>42381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0H16M7.148S" table:style-name="ce2">
            <text:p>16:0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0H16M2.993S" table:style-name="ce2">
            <text:p>16:03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132" table:style-name="ce1">
            <text:p>5132</text:p>
          </table:table-cell>
          <table:table-cell office:value-type="string" table:style-name="ce1">
            <text:p>Success</text:p>
          </table:table-cell>
          <table:table-cell office:value-type="float" office:value="53123" table:style-name="ce1">
            <text:p>53123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0H16M4.111S" table:style-name="ce2">
            <text:p>16:04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46" table:style-name="ce1">
            <text:p>4046</text:p>
          </table:table-cell>
          <table:table-cell office:value-type="string" table:style-name="ce1">
            <text:p>Success</text:p>
          </table:table-cell>
          <table:table-cell office:value-type="float" office:value="44500" table:style-name="ce1">
            <text:p>44500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0H16M3.107S" table:style-name="ce2">
            <text:p>16:0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97" table:style-name="ce1">
            <text:p>5097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0H16M4.115S" table:style-name="ce2">
            <text:p>16:0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172" table:style-name="ce1">
            <text:p>4172</text:p>
          </table:table-cell>
          <table:table-cell office:value-type="string" table:style-name="ce1">
            <text:p>Success</text:p>
          </table:table-cell>
          <table:table-cell office:value-type="float" office:value="44499" table:style-name="ce1">
            <text:p>44499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0H16M4.187S" table:style-name="ce2">
            <text:p>16:0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193" table:style-name="ce1">
            <text:p>4193</text:p>
          </table:table-cell>
          <table:table-cell office:value-type="string" table:style-name="ce1">
            <text:p>Success</text:p>
          </table:table-cell>
          <table:table-cell office:value-type="float" office:value="46624" table:style-name="ce1">
            <text:p>4662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0H16M4.579S" table:style-name="ce2">
            <text:p>16:0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180" table:style-name="ce1">
            <text:p>4180</text:p>
          </table:table-cell>
          <table:table-cell office:value-type="string" table:style-name="ce1">
            <text:p>Success</text:p>
          </table:table-cell>
          <table:table-cell office:value-type="float" office:value="48741" table:style-name="ce1">
            <text:p>48741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0H16M4.709S" table:style-name="ce2">
            <text:p>16:0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Success</text:p>
          </table:table-cell>
          <table:table-cell office:value-type="float" office:value="48801" table:style-name="ce1">
            <text:p>48801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0H16M4.939S" table:style-name="ce2">
            <text:p>16:04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95" table:style-name="ce1">
            <text:p>3895</text:p>
          </table:table-cell>
          <table:table-cell office:value-type="string" table:style-name="ce1">
            <text:p>Success</text:p>
          </table:table-cell>
          <table:table-cell office:value-type="float" office:value="48743" table:style-name="ce1">
            <text:p>48743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0H16M5.406S" table:style-name="ce2">
            <text:p>16:0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Success</text:p>
          </table:table-cell>
          <table:table-cell office:value-type="float" office:value="46620" table:style-name="ce1">
            <text:p>4662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0H16M6.187S" table:style-name="ce2">
            <text:p>16:06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156" table:style-name="ce1">
            <text:p>3156</text:p>
          </table:table-cell>
          <table:table-cell office:value-type="string" table:style-name="ce1">
            <text:p>Success</text:p>
          </table:table-cell>
          <table:table-cell office:value-type="float" office:value="46618" table:style-name="ce1">
            <text:p>46618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0H16M8.837S" table:style-name="ce2">
            <text:p>16:0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0H16M6.462S" table:style-name="ce2">
            <text:p>16:0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48740" table:style-name="ce1">
            <text:p>4874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0H16M9.051S" table:style-name="ce2">
            <text:p>16:0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0H16M9.417S" table:style-name="ce2">
            <text:p>16:09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0H16M6.953S" table:style-name="ce2">
            <text:p>16:0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76" table:style-name="ce1">
            <text:p>4276</text:p>
          </table:table-cell>
          <table:table-cell office:value-type="string" table:style-name="ce1">
            <text:p>Success</text:p>
          </table:table-cell>
          <table:table-cell office:value-type="float" office:value="50858" table:style-name="ce1">
            <text:p>50858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0H16M9.768S" table:style-name="ce2">
            <text:p>16:0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0H16M7.112S" table:style-name="ce2">
            <text:p>16:0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383" table:style-name="ce1">
            <text:p>4383</text:p>
          </table:table-cell>
          <table:table-cell office:value-type="string" table:style-name="ce1">
            <text:p>Success</text:p>
          </table:table-cell>
          <table:table-cell office:value-type="float" office:value="59317" table:style-name="ce1">
            <text:p>5931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0H16M7.103S" table:style-name="ce2">
            <text:p>16:07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454" table:style-name="ce1">
            <text:p>4454</text:p>
          </table:table-cell>
          <table:table-cell office:value-type="string" table:style-name="ce1">
            <text:p>Success</text:p>
          </table:table-cell>
          <table:table-cell office:value-type="float" office:value="59335" table:style-name="ce1">
            <text:p>59335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0H16M7.071S" table:style-name="ce2">
            <text:p>16:07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59339" table:style-name="ce1">
            <text:p>59339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0H16M9.791S" table:style-name="ce2">
            <text:p>16:0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0H16M11.596S" table:style-name="ce2">
            <text:p>16:11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0H16M11.560S" table:style-name="ce2">
            <text:p>16:11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0H16M11.365S" table:style-name="ce2">
            <text:p>16:1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0H16M7.239S" table:style-name="ce2">
            <text:p>16:0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65" table:style-name="ce1">
            <text:p>4765</text:p>
          </table:table-cell>
          <table:table-cell office:value-type="string" table:style-name="ce1">
            <text:p>Success</text:p>
          </table:table-cell>
          <table:table-cell office:value-type="float" office:value="65695" table:style-name="ce1">
            <text:p>65695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0H16M12.007S" table:style-name="ce2">
            <text:p>16:12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0H16M7.262S" table:style-name="ce2">
            <text:p>16:0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809" table:style-name="ce1">
            <text:p>4809</text:p>
          </table:table-cell>
          <table:table-cell office:value-type="string" table:style-name="ce1">
            <text:p>Success</text:p>
          </table:table-cell>
          <table:table-cell office:value-type="float" office:value="67815" table:style-name="ce1">
            <text:p>67815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0H16M12.075S" table:style-name="ce2">
            <text:p>16:12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0H16M11.232S" table:style-name="ce2">
            <text:p>16:11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0H16M11.705S" table:style-name="ce2">
            <text:p>16:11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0H16M10.982S" table:style-name="ce2">
            <text:p>16:11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0H16M7.233S" table:style-name="ce2">
            <text:p>16:07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167" table:style-name="ce1">
            <text:p>5167</text:p>
          </table:table-cell>
          <table:table-cell office:value-type="string" table:style-name="ce1">
            <text:p>Success</text:p>
          </table:table-cell>
          <table:table-cell office:value-type="float" office:value="72056" table:style-name="ce1">
            <text:p>72056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0H16M12.355S" table:style-name="ce2">
            <text:p>16:12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0H16M12.402S" table:style-name="ce2">
            <text:p>16:1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0H16M7.253S" table:style-name="ce2">
            <text:p>16:0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301" table:style-name="ce1">
            <text:p>5301</text:p>
          </table:table-cell>
          <table:table-cell office:value-type="string" table:style-name="ce1">
            <text:p>Success</text:p>
          </table:table-cell>
          <table:table-cell office:value-type="float" office:value="74176" table:style-name="ce1">
            <text:p>74176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0H16M12.458S" table:style-name="ce2">
            <text:p>16:12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0H16M7.243S" table:style-name="ce2">
            <text:p>16:0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349" table:style-name="ce1">
            <text:p>5349</text:p>
          </table:table-cell>
          <table:table-cell office:value-type="string" table:style-name="ce1">
            <text:p>Success</text:p>
          </table:table-cell>
          <table:table-cell office:value-type="float" office:value="76299" table:style-name="ce1">
            <text:p>76299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0H16M12.571S" table:style-name="ce2">
            <text:p>16:12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0H16M7.152S" table:style-name="ce2">
            <text:p>16:0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529" table:style-name="ce1">
            <text:p>5529</text:p>
          </table:table-cell>
          <table:table-cell office:value-type="string" table:style-name="ce1">
            <text:p>Success</text:p>
          </table:table-cell>
          <table:table-cell office:value-type="float" office:value="78416" table:style-name="ce1">
            <text:p>78416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0H16M12.594S" table:style-name="ce2">
            <text:p>16:1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0H16M7.477S" table:style-name="ce2">
            <text:p>16:07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243" table:style-name="ce1">
            <text:p>5243</text:p>
          </table:table-cell>
          <table:table-cell office:value-type="string" table:style-name="ce1">
            <text:p>Success</text:p>
          </table:table-cell>
          <table:table-cell office:value-type="float" office:value="80584" table:style-name="ce1">
            <text:p>80584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0H16M12.699S" table:style-name="ce2">
            <text:p>16:12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0H16M12.089S" table:style-name="ce2">
            <text:p>16:12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0H16M7.059S" table:style-name="ce2">
            <text:p>16:07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701" table:style-name="ce1">
            <text:p>5701</text:p>
          </table:table-cell>
          <table:table-cell office:value-type="string" table:style-name="ce1">
            <text:p>Success</text:p>
          </table:table-cell>
          <table:table-cell office:value-type="float" office:value="78422" table:style-name="ce1">
            <text:p>78422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0H16M12.730S" table:style-name="ce2">
            <text:p>16:12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0H16M12.722S" table:style-name="ce2">
            <text:p>16:1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0H16M12.728S" table:style-name="ce2">
            <text:p>16:12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0H16M12.762S" table:style-name="ce2">
            <text:p>16:12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0H16M12.045S" table:style-name="ce2">
            <text:p>16:12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0H16M12.783S" table:style-name="ce2">
            <text:p>16:1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0H16M12.836S" table:style-name="ce2">
            <text:p>16:1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0H16M7.392S" table:style-name="ce2">
            <text:p>16:0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529" table:style-name="ce1">
            <text:p>5529</text:p>
          </table:table-cell>
          <table:table-cell office:value-type="string" table:style-name="ce1">
            <text:p>Success</text:p>
          </table:table-cell>
          <table:table-cell office:value-type="float" office:value="82707" table:style-name="ce1">
            <text:p>82707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0H16M12.817S" table:style-name="ce2">
            <text:p>16:12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0H16M7.261S" table:style-name="ce2">
            <text:p>16:07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685" table:style-name="ce1">
            <text:p>5685</text:p>
          </table:table-cell>
          <table:table-cell office:value-type="string" table:style-name="ce1">
            <text:p>Success</text:p>
          </table:table-cell>
          <table:table-cell office:value-type="float" office:value="82709" table:style-name="ce1">
            <text:p>82709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0H16M12.279S" table:style-name="ce2">
            <text:p>16:12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0H16M12.864S" table:style-name="ce2">
            <text:p>16:1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0H16M12.922S" table:style-name="ce2">
            <text:p>16:1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0H16M12.922S" table:style-name="ce2">
            <text:p>16:12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0H16M7.346S" table:style-name="ce2">
            <text:p>16:0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696" table:style-name="ce1">
            <text:p>5696</text:p>
          </table:table-cell>
          <table:table-cell office:value-type="string" table:style-name="ce1">
            <text:p>Success</text:p>
          </table:table-cell>
          <table:table-cell office:value-type="float" office:value="86901" table:style-name="ce1">
            <text:p>86901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0H16M12.950S" table:style-name="ce2">
            <text:p>16:13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0H16M11.747S" table:style-name="ce2">
            <text:p>16:11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0H16M13.012S" table:style-name="ce2">
            <text:p>16:13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0H16M13.064S" table:style-name="ce2">
            <text:p>16:13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0H16M13.054S" table:style-name="ce2">
            <text:p>16:1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0H16M13.045S" table:style-name="ce2">
            <text:p>16:1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0H16M7.327S" table:style-name="ce2">
            <text:p>16:0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24" table:style-name="ce1">
            <text:p>5824</text:p>
          </table:table-cell>
          <table:table-cell office:value-type="string" table:style-name="ce1">
            <text:p>Success</text:p>
          </table:table-cell>
          <table:table-cell office:value-type="float" office:value="89020" table:style-name="ce1">
            <text:p>89020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0H16M13.051S" table:style-name="ce2">
            <text:p>16:1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0H16M13.152S" table:style-name="ce2">
            <text:p>16:1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0H16M7.330S" table:style-name="ce2">
            <text:p>16:0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886" table:style-name="ce1">
            <text:p>5886</text:p>
          </table:table-cell>
          <table:table-cell office:value-type="string" table:style-name="ce1">
            <text:p>Success</text:p>
          </table:table-cell>
          <table:table-cell office:value-type="float" office:value="91140" table:style-name="ce1">
            <text:p>9114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0H16M13.131S" table:style-name="ce2">
            <text:p>16:13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0H16M13.217S" table:style-name="ce2">
            <text:p>16:1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0H16M12.806S" table:style-name="ce2">
            <text:p>16:12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0H16M13.212S" table:style-name="ce2">
            <text:p>16:1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0H16M13.220S" table:style-name="ce2">
            <text:p>16:1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0H16M13.200S" table:style-name="ce2">
            <text:p>16:13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0H16M13.253S" table:style-name="ce2">
            <text:p>16:13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0H16M7.286S" table:style-name="ce2">
            <text:p>16:0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034" table:style-name="ce1">
            <text:p>6034</text:p>
          </table:table-cell>
          <table:table-cell office:value-type="string" table:style-name="ce1">
            <text:p>Success</text:p>
          </table:table-cell>
          <table:table-cell office:value-type="float" office:value="93259" table:style-name="ce1">
            <text:p>93259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0H16M7.321S" table:style-name="ce2">
            <text:p>16:0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004" table:style-name="ce1">
            <text:p>6004</text:p>
          </table:table-cell>
          <table:table-cell office:value-type="string" table:style-name="ce1">
            <text:p>Success</text:p>
          </table:table-cell>
          <table:table-cell office:value-type="float" office:value="97504" table:style-name="ce1">
            <text:p>97504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0H16M7.359S" table:style-name="ce2">
            <text:p>16:07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968" table:style-name="ce1">
            <text:p>5968</text:p>
          </table:table-cell>
          <table:table-cell office:value-type="string" table:style-name="ce1">
            <text:p>Success</text:p>
          </table:table-cell>
          <table:table-cell office:value-type="float" office:value="97501" table:style-name="ce1">
            <text:p>9750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0H16M7.363S" table:style-name="ce2">
            <text:p>16:0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969" table:style-name="ce1">
            <text:p>5969</text:p>
          </table:table-cell>
          <table:table-cell office:value-type="string" table:style-name="ce1">
            <text:p>Success</text:p>
          </table:table-cell>
          <table:table-cell office:value-type="float" office:value="95382" table:style-name="ce1">
            <text:p>95382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0H16M13.301S" table:style-name="ce2">
            <text:p>16:1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0H16M13.279S" table:style-name="ce2">
            <text:p>16:1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0H16M11.898S" table:style-name="ce2">
            <text:p>16:11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76" table:style-name="ce1">
            <text:p>1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0H16M13.371S" table:style-name="ce2">
            <text:p>16:1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0H16M13.318S" table:style-name="ce2">
            <text:p>16:13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0H16M12.769S" table:style-name="ce2">
            <text:p>16:12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0H16M7.284S" table:style-name="ce2">
            <text:p>16:07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141" table:style-name="ce1">
            <text:p>6141</text:p>
          </table:table-cell>
          <table:table-cell office:value-type="string" table:style-name="ce1">
            <text:p>Success</text:p>
          </table:table-cell>
          <table:table-cell office:value-type="float" office:value="97502" table:style-name="ce1">
            <text:p>97502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0H16M7.248S" table:style-name="ce2">
            <text:p>16:0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183" table:style-name="ce1">
            <text:p>6183</text:p>
          </table:table-cell>
          <table:table-cell office:value-type="string" table:style-name="ce1">
            <text:p>Success</text:p>
          </table:table-cell>
          <table:table-cell office:value-type="float" office:value="97506" table:style-name="ce1">
            <text:p>97506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0H16M13.322S" table:style-name="ce2">
            <text:p>16:1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0H16M13.335S" table:style-name="ce2">
            <text:p>16:13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0H16M13.327S" table:style-name="ce2">
            <text:p>16:13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0H16M13.318S" table:style-name="ce2">
            <text:p>16:1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0H16M13.330S" table:style-name="ce2">
            <text:p>16:1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0H16M13.422S" table:style-name="ce2">
            <text:p>16:1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0H16M11.687S" table:style-name="ce2">
            <text:p>16:1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0H16M13.441S" table:style-name="ce2">
            <text:p>16:1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0H16M13.427S" table:style-name="ce2">
            <text:p>16:1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0H16M13.432S" table:style-name="ce2">
            <text:p>16:1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0H16M13.472S" table:style-name="ce2">
            <text:p>16:1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0H16M13.439S" table:style-name="ce2">
            <text:p>16:1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0H16M13.455S" table:style-name="ce2">
            <text:p>16:13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0H16M13.539S" table:style-name="ce2">
            <text:p>16:1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0H16M13.479S" table:style-name="ce2">
            <text:p>16:1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0H16M13.478S" table:style-name="ce2">
            <text:p>16:1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0H16M13.534S" table:style-name="ce2">
            <text:p>16:1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0H16M13.544S" table:style-name="ce2">
            <text:p>16:13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0H16M13.571S" table:style-name="ce2">
            <text:p>16:1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0H16M13.588S" table:style-name="ce2">
            <text:p>16:13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0H16M13.484S" table:style-name="ce2">
            <text:p>16:13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0H16M13.578S" table:style-name="ce2">
            <text:p>16:13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0H16M12.621S" table:style-name="ce2">
            <text:p>16:12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0H16M13.375S" table:style-name="ce2">
            <text:p>16:13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0H16M13.581S" table:style-name="ce2">
            <text:p>16:1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0H16M13.591S" table:style-name="ce2">
            <text:p>16:1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0H16M13.625S" table:style-name="ce2">
            <text:p>16:13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0H16M13.617S" table:style-name="ce2">
            <text:p>16:13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0H16M8.205S" table:style-name="ce2">
            <text:p>16:0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496" table:style-name="ce1">
            <text:p>5496</text:p>
          </table:table-cell>
          <table:table-cell office:value-type="string" table:style-name="ce1">
            <text:p>Success</text:p>
          </table:table-cell>
          <table:table-cell office:value-type="float" office:value="99629" table:style-name="ce1">
            <text:p>99629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0H16M13.665S" table:style-name="ce2">
            <text:p>16:1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0H16M12.409S" table:style-name="ce2">
            <text:p>16:12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0H16M8.010S" table:style-name="ce2">
            <text:p>16:0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781" table:style-name="ce1">
            <text:p>5781</text:p>
          </table:table-cell>
          <table:table-cell office:value-type="string" table:style-name="ce1">
            <text:p>Success</text:p>
          </table:table-cell>
          <table:table-cell office:value-type="float" office:value="105992" table:style-name="ce1">
            <text:p>105992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0H16M12.975S" table:style-name="ce2">
            <text:p>16:1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0H16M13.104S" table:style-name="ce2">
            <text:p>16:1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0H16M13.085S" table:style-name="ce2">
            <text:p>16:13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0H16M7.966S" table:style-name="ce2">
            <text:p>16:0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929" table:style-name="ce1">
            <text:p>5929</text:p>
          </table:table-cell>
          <table:table-cell office:value-type="string" table:style-name="ce1">
            <text:p>Success</text:p>
          </table:table-cell>
          <table:table-cell office:value-type="float" office:value="105991" table:style-name="ce1">
            <text:p>105991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0H16M13.015S" table:style-name="ce2">
            <text:p>16:13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0H16M12.684S" table:style-name="ce2">
            <text:p>16:1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0H16M12.983S" table:style-name="ce2">
            <text:p>16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0H16M12.557S" table:style-name="ce2">
            <text:p>16:12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0H16M12.875S" table:style-name="ce2">
            <text:p>16:1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0H16M13.896S" table:style-name="ce2">
            <text:p>16:1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0H16M14.068S" table:style-name="ce2">
            <text:p>16:1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0H16M14.085S" table:style-name="ce2">
            <text:p>16:1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0H16M12.390S" table:style-name="ce2">
            <text:p>16:1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0H16M14.051S" table:style-name="ce2">
            <text:p>16:14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0H16M13.939S" table:style-name="ce2">
            <text:p>16:1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0H16M13.804S" table:style-name="ce2">
            <text:p>16:1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0H16M13.794S" table:style-name="ce2">
            <text:p>16:1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0H16M13.703S" table:style-name="ce2">
            <text:p>16:13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0H16M13.478S" table:style-name="ce2">
            <text:p>16:1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0H16M14.360S" table:style-name="ce2">
            <text:p>16:14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0H16M14.315S" table:style-name="ce2">
            <text:p>16:14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0H16M14.215S" table:style-name="ce2">
            <text:p>16:1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0H16M14.166S" table:style-name="ce2">
            <text:p>16:14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0H16M14.543S" table:style-name="ce2">
            <text:p>16:1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0H16M14.494S" table:style-name="ce2">
            <text:p>16:1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0H16M14.447S" table:style-name="ce2">
            <text:p>16:14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0H16M14.687S" table:style-name="ce2">
            <text:p>16:14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0H16M14.593S" table:style-name="ce2">
            <text:p>16:14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0H16M14.732S" table:style-name="ce2">
            <text:p>16:1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0H16M7.427S" table:style-name="ce2">
            <text:p>16:0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809" table:style-name="ce1">
            <text:p>7809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0H16M2.928S" table:style-name="ce2">
            <text:p>16:02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328" table:style-name="ce1">
            <text:p>12328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0H16M3.145S" table:style-name="ce2">
            <text:p>16:0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138" table:style-name="ce1">
            <text:p>12138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0H16M7.331S" table:style-name="ce2">
            <text:p>16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67" table:style-name="ce1">
            <text:p>7967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0H16M7.518S" table:style-name="ce2">
            <text:p>16:0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799" table:style-name="ce1">
            <text:p>7799</text:p>
          </table:table-cell>
          <table:table-cell office:value-type="string" table:style-name="ce1">
            <text:p>Success</text:p>
          </table:table-cell>
          <table:table-cell office:value-type="float" office:value="38334" table:style-name="ce1">
            <text:p>38334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0H16M8.126S" table:style-name="ce2">
            <text:p>16:0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341" table:style-name="ce1">
            <text:p>7341</text:p>
          </table:table-cell>
          <table:table-cell office:value-type="string" table:style-name="ce1">
            <text:p>Success</text:p>
          </table:table-cell>
          <table:table-cell office:value-type="float" office:value="37604" table:style-name="ce1">
            <text:p>37604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0H16M7.279S" table:style-name="ce2">
            <text:p>16:0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207" table:style-name="ce1">
            <text:p>8207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0H16M7.177S" table:style-name="ce2">
            <text:p>16:0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315" table:style-name="ce1">
            <text:p>8315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0H16M7.362S" table:style-name="ce2">
            <text:p>16:0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157" table:style-name="ce1">
            <text:p>8157</text:p>
          </table:table-cell>
          <table:table-cell office:value-type="string" table:style-name="ce1">
            <text:p>Success</text:p>
          </table:table-cell>
          <table:table-cell office:value-type="float" office:value="38332" table:style-name="ce1">
            <text:p>38332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0H16M15.239S" table:style-name="ce2">
            <text:p>16:15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0H16M16.275S" table:style-name="ce2">
            <text:p>16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0H16M7.913S" table:style-name="ce2">
            <text:p>16:0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406" table:style-name="ce1">
            <text:p>8406</text:p>
          </table:table-cell>
          <table:table-cell office:value-type="string" table:style-name="ce1">
            <text:p>Success</text:p>
          </table:table-cell>
          <table:table-cell office:value-type="float" office:value="108028" table:style-name="ce1">
            <text:p>10802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0H16M16.308S" table:style-name="ce2">
            <text:p>16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800" table:style-name="ce1">
            <text:p>800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0H16M16.321S" table:style-name="ce2">
            <text:p>16:1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0H16M16.430S" table:style-name="ce2">
            <text:p>16:1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0H16M16.512S" table:style-name="ce2">
            <text:p>16:1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0H16M16.572S" table:style-name="ce2">
            <text:p>16:1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0H16M13.732S" table:style-name="ce2">
            <text:p>16:1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192" table:style-name="ce1">
            <text:p>4192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0H16M14.099S" table:style-name="ce2">
            <text:p>16:1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828" table:style-name="ce1">
            <text:p>3828</text:p>
          </table:table-cell>
          <table:table-cell office:value-type="string" table:style-name="ce1">
            <text:p>Success</text:p>
          </table:table-cell>
          <table:table-cell office:value-type="float" office:value="44696" table:style-name="ce1">
            <text:p>44696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0H16M8.832S" table:style-name="ce2">
            <text:p>16:0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299" table:style-name="ce1">
            <text:p>929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0H16M9.347S" table:style-name="ce2">
            <text:p>16:0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808" table:style-name="ce1">
            <text:p>880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0H16M13.637S" table:style-name="ce2">
            <text:p>16:1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523" table:style-name="ce1">
            <text:p>4523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0H16M14.407S" table:style-name="ce2">
            <text:p>16:1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55" table:style-name="ce1">
            <text:p>375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0H16M13.636S" table:style-name="ce2">
            <text:p>16:1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526" table:style-name="ce1">
            <text:p>452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0H16M17.925S" table:style-name="ce2">
            <text:p>16:1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0H16M8.382S" table:style-name="ce2">
            <text:p>16:0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846" table:style-name="ce1">
            <text:p>984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0H16M14.875S" table:style-name="ce2">
            <text:p>16:14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364" table:style-name="ce1">
            <text:p>3364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0H16M8.043S" table:style-name="ce2">
            <text:p>16:0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203" table:style-name="ce1">
            <text:p>10203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0H16M8.288S" table:style-name="ce2">
            <text:p>16:0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960" table:style-name="ce1">
            <text:p>996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0H16M13.424S" table:style-name="ce2">
            <text:p>16:13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857" table:style-name="ce1">
            <text:p>485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0H16M7.511S" table:style-name="ce2">
            <text:p>16:0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304" table:style-name="ce1">
            <text:p>11304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0H16M14.110S" table:style-name="ce2">
            <text:p>16:1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786" table:style-name="ce1">
            <text:p>4786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0H16M13.460S" table:style-name="ce2">
            <text:p>16:1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0H16M8.761S" table:style-name="ce2">
            <text:p>16:08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177" table:style-name="ce1">
            <text:p>1017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0H16M14.639S" table:style-name="ce2">
            <text:p>16:1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309" table:style-name="ce1">
            <text:p>4309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0H16M7.892S" table:style-name="ce2">
            <text:p>16:0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078" table:style-name="ce1">
            <text:p>1107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0H16M14.776S" table:style-name="ce2">
            <text:p>16:1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215" table:style-name="ce1">
            <text:p>421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0H16M13.634S" table:style-name="ce2">
            <text:p>16:13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388" table:style-name="ce1">
            <text:p>5388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0H16M14.268S" table:style-name="ce2">
            <text:p>16:1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755" table:style-name="ce1">
            <text:p>475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0H16M13.873S" table:style-name="ce2">
            <text:p>16:1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149" table:style-name="ce1">
            <text:p>5149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0H16M11.497S" table:style-name="ce2">
            <text:p>16:1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527" table:style-name="ce1">
            <text:p>752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0H16M8.159S" table:style-name="ce2">
            <text:p>16:0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878" table:style-name="ce1">
            <text:p>1087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0H16M16.647S" table:style-name="ce2">
            <text:p>16:1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0H16M14.820S" table:style-name="ce2">
            <text:p>16:14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42" table:style-name="ce1">
            <text:p>424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0H16M7.818S" table:style-name="ce2">
            <text:p>16:0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260" table:style-name="ce1">
            <text:p>1126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0H16M18.163S" table:style-name="ce2">
            <text:p>16:1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0H16M13.356S" table:style-name="ce2">
            <text:p>16:13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0H16M13.277S" table:style-name="ce2">
            <text:p>16:1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849" table:style-name="ce1">
            <text:p>584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0H16M16.355S" table:style-name="ce2">
            <text:p>16:16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771" table:style-name="ce1">
            <text:p>2771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0H16M18.973S" table:style-name="ce2">
            <text:p>16:1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0H16M19.128S" table:style-name="ce2">
            <text:p>16:1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0H16M18.163S" table:style-name="ce2">
            <text:p>16:18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0H16M19.084S" table:style-name="ce2">
            <text:p>16:1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0H16M8.097S" table:style-name="ce2">
            <text:p>16:0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700" table:style-name="ce1">
            <text:p>11700</text:p>
          </table:table-cell>
          <table:table-cell office:value-type="string" table:style-name="ce1">
            <text:p>Success</text:p>
          </table:table-cell>
          <table:table-cell office:value-type="float" office:value="108156" table:style-name="ce1">
            <text:p>108156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0H16M19.800S" table:style-name="ce2">
            <text:p>16:19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0H16M20.112S" table:style-name="ce2">
            <text:p>16:2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0H16M20.440S" table:style-name="ce2">
            <text:p>16:2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0H16M18.209S" table:style-name="ce2">
            <text:p>16:18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0H16M2.979S" table:style-name="ce2">
            <text:p>16:0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966" table:style-name="ce1">
            <text:p>17966</text:p>
          </table:table-cell>
          <table:table-cell office:value-type="string" table:style-name="ce1">
            <text:p>Success</text:p>
          </table:table-cell>
          <table:table-cell office:value-type="float" office:value="55801" table:style-name="ce1">
            <text:p>55801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0H16M13.834S" table:style-name="ce2">
            <text:p>16:1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154" table:style-name="ce1">
            <text:p>715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0H16M18.240S" table:style-name="ce2">
            <text:p>16:1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753" table:style-name="ce1">
            <text:p>275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0H16M15.520S" table:style-name="ce2">
            <text:p>16:15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561" table:style-name="ce1">
            <text:p>5561</text:p>
          </table:table-cell>
          <table:table-cell office:value-type="string" table:style-name="ce1">
            <text:p>Success</text:p>
          </table:table-cell>
          <table:table-cell office:value-type="float" office:value="116553" table:style-name="ce1">
            <text:p>116553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0H16M7.881S" table:style-name="ce2">
            <text:p>16:0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212" table:style-name="ce1">
            <text:p>13212</text:p>
          </table:table-cell>
          <table:table-cell office:value-type="string" table:style-name="ce1">
            <text:p>Success</text:p>
          </table:table-cell>
          <table:table-cell office:value-type="float" office:value="46630" table:style-name="ce1">
            <text:p>46630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0H16M14.067S" table:style-name="ce2">
            <text:p>16:14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187" table:style-name="ce1">
            <text:p>718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0H16M7.910S" table:style-name="ce2">
            <text:p>16:0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380" table:style-name="ce1">
            <text:p>1338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0H16M18.941S" table:style-name="ce2">
            <text:p>16:1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0H16M18.992S" table:style-name="ce2">
            <text:p>16:1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0H16M7.866S" table:style-name="ce2">
            <text:p>16:0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436" table:style-name="ce1">
            <text:p>1343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0H16M7.846S" table:style-name="ce2">
            <text:p>16:0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466" table:style-name="ce1">
            <text:p>1346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0H16M19.024S" table:style-name="ce2">
            <text:p>16:1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0H16M7.900S" table:style-name="ce2">
            <text:p>16:0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435" table:style-name="ce1">
            <text:p>1343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0H16M19.063S" table:style-name="ce2">
            <text:p>16:1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0H16M13.615S" table:style-name="ce2">
            <text:p>16:13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727" table:style-name="ce1">
            <text:p>772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0H16M13.926S" table:style-name="ce2">
            <text:p>16:13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421" table:style-name="ce1">
            <text:p>742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0H16M14.000S" table:style-name="ce2">
            <text:p>16:1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349" table:style-name="ce1">
            <text:p>7349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0H16M13.645S" table:style-name="ce2">
            <text:p>16:1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710" table:style-name="ce1">
            <text:p>7710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0H16M7.968S" table:style-name="ce2">
            <text:p>16:0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387" table:style-name="ce1">
            <text:p>1338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0H16M13.655S" table:style-name="ce2">
            <text:p>16:1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706" table:style-name="ce1">
            <text:p>7706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0H16M20.782S" table:style-name="ce2">
            <text:p>16:2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0H16M18.165S" table:style-name="ce2">
            <text:p>16:18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201" table:style-name="ce1">
            <text:p>3201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0H16M7.935S" table:style-name="ce2">
            <text:p>16:0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432" table:style-name="ce1">
            <text:p>13432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0H16M13.717S" table:style-name="ce2">
            <text:p>16:1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654" table:style-name="ce1">
            <text:p>765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0H16M21.098S" table:style-name="ce2">
            <text:p>16:2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0H16M19.063S" table:style-name="ce2">
            <text:p>16:1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0H16M13.421S" table:style-name="ce2">
            <text:p>16:1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953" table:style-name="ce1">
            <text:p>7953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0H16M18.283S" table:style-name="ce2">
            <text:p>16:18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0H16M13.603S" table:style-name="ce2">
            <text:p>16:1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781" table:style-name="ce1">
            <text:p>778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0H16M19.025S" table:style-name="ce2">
            <text:p>16:1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0H16M21.337S" table:style-name="ce2">
            <text:p>16:21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0H16M21.304S" table:style-name="ce2">
            <text:p>16:21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0H16M21.293S" table:style-name="ce2">
            <text:p>16:21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0H16M13.476S" table:style-name="ce2">
            <text:p>16:13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965" table:style-name="ce1">
            <text:p>7965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0H16M21.368S" table:style-name="ce2">
            <text:p>16:21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0H16M21.357S" table:style-name="ce2">
            <text:p>16:21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0H16M21.315S" table:style-name="ce2">
            <text:p>16:2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0H16M15.319S" table:style-name="ce2">
            <text:p>16:1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37" table:style-name="ce1">
            <text:p>6137</text:p>
          </table:table-cell>
          <table:table-cell office:value-type="string" table:style-name="ce1">
            <text:p>Success</text:p>
          </table:table-cell>
          <table:table-cell office:value-type="float" office:value="125030" table:style-name="ce1">
            <text:p>125030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0H16M7.852S" table:style-name="ce2">
            <text:p>16:0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619" table:style-name="ce1">
            <text:p>1361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0H16M18.950S" table:style-name="ce2">
            <text:p>16:1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535" table:style-name="ce1">
            <text:p>253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0H16M15.470S" table:style-name="ce2">
            <text:p>16:15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038" table:style-name="ce1">
            <text:p>6038</text:p>
          </table:table-cell>
          <table:table-cell office:value-type="string" table:style-name="ce1">
            <text:p>Success</text:p>
          </table:table-cell>
          <table:table-cell office:value-type="float" office:value="122911" table:style-name="ce1">
            <text:p>122911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0H16M15.495S" table:style-name="ce2">
            <text:p>16:15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125031" table:style-name="ce1">
            <text:p>125031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0H16M21.473S" table:style-name="ce2">
            <text:p>16:21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0H16M15.300S" table:style-name="ce2">
            <text:p>16:15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257" table:style-name="ce1">
            <text:p>6257</text:p>
          </table:table-cell>
          <table:table-cell office:value-type="string" table:style-name="ce1">
            <text:p>Success</text:p>
          </table:table-cell>
          <table:table-cell office:value-type="float" office:value="125032" table:style-name="ce1">
            <text:p>125032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0H16M15.258S" table:style-name="ce2">
            <text:p>16:1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367" table:style-name="ce1">
            <text:p>6367</text:p>
          </table:table-cell>
          <table:table-cell office:value-type="string" table:style-name="ce1">
            <text:p>Success</text:p>
          </table:table-cell>
          <table:table-cell office:value-type="float" office:value="125030" table:style-name="ce1">
            <text:p>125030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0H16M18.899S" table:style-name="ce2">
            <text:p>16:18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40" table:style-name="ce1">
            <text:p>274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0H16M15.489S" table:style-name="ce2">
            <text:p>16:15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Success</text:p>
          </table:table-cell>
          <table:table-cell office:value-type="float" office:value="125033" table:style-name="ce1">
            <text:p>125033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0H16M15.285S" table:style-name="ce2">
            <text:p>16:1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483" table:style-name="ce1">
            <text:p>6483</text:p>
          </table:table-cell>
          <table:table-cell office:value-type="string" table:style-name="ce1">
            <text:p>Success</text:p>
          </table:table-cell>
          <table:table-cell office:value-type="float" office:value="125036" table:style-name="ce1">
            <text:p>125036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0H16M21.083S" table:style-name="ce2">
            <text:p>16:2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0H16M21.770S" table:style-name="ce2">
            <text:p>16:21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0H16M21.739S" table:style-name="ce2">
            <text:p>16:21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0H16M21.627S" table:style-name="ce2">
            <text:p>16:2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0H16M21.526S" table:style-name="ce2">
            <text:p>16:21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0H16M21.558S" table:style-name="ce2">
            <text:p>16:2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0H16M19.161S" table:style-name="ce2">
            <text:p>16:1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17" table:style-name="ce1">
            <text:p>4217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0H16M19.100S" table:style-name="ce2">
            <text:p>16:1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314" table:style-name="ce1">
            <text:p>4314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0H16M21.509S" table:style-name="ce2">
            <text:p>16:2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03" table:style-name="ce1">
            <text:p>2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0H16M19.138S" table:style-name="ce2">
            <text:p>16:19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536" table:style-name="ce1">
            <text:p>4536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0H16M21.457S" table:style-name="ce2">
            <text:p>16:2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01" table:style-name="ce1">
            <text:p>24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0H16M19.026S" table:style-name="ce2">
            <text:p>16:1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925" table:style-name="ce1">
            <text:p>49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0H16M18.818S" table:style-name="ce2">
            <text:p>16:1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0H16M18.230S" table:style-name="ce2">
            <text:p>16:18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755" table:style-name="ce1">
            <text:p>57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0H16M23.614S" table:style-name="ce2">
            <text:p>16:2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0H16M19.210S" table:style-name="ce2">
            <text:p>16:1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0H16M19.163S" table:style-name="ce2">
            <text:p>16:1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0H16M20.994S" table:style-name="ce2">
            <text:p>16:2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45" table:style-name="ce1">
            <text:p>3045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0H16M19.039S" table:style-name="ce2">
            <text:p>16:1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004" table:style-name="ce1">
            <text:p>500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0H16M18.251S" table:style-name="ce2">
            <text:p>16:1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826" table:style-name="ce1">
            <text:p>58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0H16M18.943S" table:style-name="ce2">
            <text:p>16:1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144" table:style-name="ce1">
            <text:p>51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0H16M20.933S" table:style-name="ce2">
            <text:p>16:20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96" table:style-name="ce1">
            <text:p>3196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0H16M18.248S" table:style-name="ce2">
            <text:p>16:1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883" table:style-name="ce1">
            <text:p>588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0H16M18.155S" table:style-name="ce2">
            <text:p>16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0H16M23.365S" table:style-name="ce2">
            <text:p>16:2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0H16M23.954S" table:style-name="ce2">
            <text:p>16:2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0H16M23.988S" table:style-name="ce2">
            <text:p>16:2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0H16M23.970S" table:style-name="ce2">
            <text:p>16:2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0H16M24.077S" table:style-name="ce2">
            <text:p>16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0H16M24.132S" table:style-name="ce2">
            <text:p>16:24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0H16M24.165S" table:style-name="ce2">
            <text:p>16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0H16M23.415S" table:style-name="ce2">
            <text:p>16:2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0H16M24.108S" table:style-name="ce2">
            <text:p>16:2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0H16M24.044S" table:style-name="ce2">
            <text:p>16:2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0H16M18.133S" table:style-name="ce2">
            <text:p>16:1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114" table:style-name="ce1">
            <text:p>61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0H16M24.040S" table:style-name="ce2">
            <text:p>16:2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0H16M24.034S" table:style-name="ce2">
            <text:p>16:24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0H16M24.239S" table:style-name="ce2">
            <text:p>16:2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0H16M24.229S" table:style-name="ce2">
            <text:p>16:24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0H16M24.228S" table:style-name="ce2">
            <text:p>16:2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0H16M24.246S" table:style-name="ce2">
            <text:p>16:2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0H16M24.242S" table:style-name="ce2">
            <text:p>16:2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0H16M23.075S" table:style-name="ce2">
            <text:p>16:2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0H16M24.226S" table:style-name="ce2">
            <text:p>16:2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0H16M24.249S" table:style-name="ce2">
            <text:p>16:24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0H16M24.226S" table:style-name="ce2">
            <text:p>16:2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0H16M24.353S" table:style-name="ce2">
            <text:p>16:2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0H16M24.385S" table:style-name="ce2">
            <text:p>16:2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0H16M24.264S" table:style-name="ce2">
            <text:p>16:2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0H16M24.240S" table:style-name="ce2">
            <text:p>16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0H16M24.244S" table:style-name="ce2">
            <text:p>16:2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0H16M24.276S" table:style-name="ce2">
            <text:p>16:24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0H16M21.556S" table:style-name="ce2">
            <text:p>16:2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0H16M21.642S" table:style-name="ce2">
            <text:p>16:21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90" table:style-name="ce1">
            <text:p>2790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0H16M22.757S" table:style-name="ce2">
            <text:p>16:2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679" table:style-name="ce1">
            <text:p>1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0H16M24.411S" table:style-name="ce2">
            <text:p>16:24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0H16M24.395S" table:style-name="ce2">
            <text:p>16:2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0H16M24.441S" table:style-name="ce2">
            <text:p>16:24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0H16M24.417S" table:style-name="ce2">
            <text:p>16:2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0H16M24.433S" table:style-name="ce2">
            <text:p>16:24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0H16M24.465S" table:style-name="ce2">
            <text:p>16:2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0H16M24.472S" table:style-name="ce2">
            <text:p>16:2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0H16M22.378S" table:style-name="ce2">
            <text:p>16:22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0H16M24.500S" table:style-name="ce2">
            <text:p>16:2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0H16M24.521S" table:style-name="ce2">
            <text:p>16:2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0H16M22.323S" table:style-name="ce2">
            <text:p>16:22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0H16M21.971S" table:style-name="ce2">
            <text:p>16:2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0H16M24.573S" table:style-name="ce2">
            <text:p>16:24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0H16M24.503S" table:style-name="ce2">
            <text:p>16:2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0H16M24.437S" table:style-name="ce2">
            <text:p>16:2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0H16M24.369S" table:style-name="ce2">
            <text:p>16:2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0H16M24.189S" table:style-name="ce2">
            <text:p>16:24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0H16M24.011S" table:style-name="ce2">
            <text:p>16:24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0H16M23.861S" table:style-name="ce2">
            <text:p>16:2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0H16M25.011S" table:style-name="ce2">
            <text:p>16:2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0H16M24.963S" table:style-name="ce2">
            <text:p>16:25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0H16M24.901S" table:style-name="ce2">
            <text:p>16:2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0H16M24.852S" table:style-name="ce2">
            <text:p>16:2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0H16M24.774S" table:style-name="ce2">
            <text:p>16:24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0H16M24.721S" table:style-name="ce2">
            <text:p>16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0H16M24.656S" table:style-name="ce2">
            <text:p>16:2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0H16M25.050S" table:style-name="ce2">
            <text:p>16:2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0H16M25.364S" table:style-name="ce2">
            <text:p>16:25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0H16M25.412S" table:style-name="ce2">
            <text:p>16:2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0H16M21.453S" table:style-name="ce2">
            <text:p>16:21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388" table:style-name="ce1">
            <text:p>5388</text:p>
          </table:table-cell>
          <table:table-cell office:value-type="string" table:style-name="ce1">
            <text:p>Success</text:p>
          </table:table-cell>
          <table:table-cell office:value-type="float" office:value="101716" table:style-name="ce1">
            <text:p>101716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0H16M21.374S" table:style-name="ce2">
            <text:p>16:21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496" table:style-name="ce1">
            <text:p>5496</text:p>
          </table:table-cell>
          <table:table-cell office:value-type="string" table:style-name="ce1">
            <text:p>Success</text:p>
          </table:table-cell>
          <table:table-cell office:value-type="float" office:value="108227" table:style-name="ce1">
            <text:p>108227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0H16M21.451S" table:style-name="ce2">
            <text:p>16:21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422" table:style-name="ce1">
            <text:p>5422</text:p>
          </table:table-cell>
          <table:table-cell office:value-type="string" table:style-name="ce1">
            <text:p>Success</text:p>
          </table:table-cell>
          <table:table-cell office:value-type="float" office:value="101716" table:style-name="ce1">
            <text:p>101716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0H16M21.455S" table:style-name="ce2">
            <text:p>16:2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423" table:style-name="ce1">
            <text:p>5423</text:p>
          </table:table-cell>
          <table:table-cell office:value-type="string" table:style-name="ce1">
            <text:p>Success</text:p>
          </table:table-cell>
          <table:table-cell office:value-type="float" office:value="101716" table:style-name="ce1">
            <text:p>101716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0H16M21.421S" table:style-name="ce2">
            <text:p>16:21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502" table:style-name="ce1">
            <text:p>5502</text:p>
          </table:table-cell>
          <table:table-cell office:value-type="string" table:style-name="ce1">
            <text:p>Success</text:p>
          </table:table-cell>
          <table:table-cell office:value-type="float" office:value="108069" table:style-name="ce1">
            <text:p>108069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0H16M26.873S" table:style-name="ce2">
            <text:p>16:2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0H16M21.420S" table:style-name="ce2">
            <text:p>16:21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520" table:style-name="ce1">
            <text:p>5520</text:p>
          </table:table-cell>
          <table:table-cell office:value-type="string" table:style-name="ce1">
            <text:p>Success</text:p>
          </table:table-cell>
          <table:table-cell office:value-type="float" office:value="108071" table:style-name="ce1">
            <text:p>108071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0H16M26.926S" table:style-name="ce2">
            <text:p>16:2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0H16M21.487S" table:style-name="ce2">
            <text:p>16:2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66" table:style-name="ce1">
            <text:p>5466</text:p>
          </table:table-cell>
          <table:table-cell office:value-type="string" table:style-name="ce1">
            <text:p>Success</text:p>
          </table:table-cell>
          <table:table-cell office:value-type="float" office:value="101860" table:style-name="ce1">
            <text:p>101860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0H16M26.945S" table:style-name="ce2">
            <text:p>16:2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0H16M26.955S" table:style-name="ce2">
            <text:p>1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0H16M26.976S" table:style-name="ce2">
            <text:p>1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0H16M26.967S" table:style-name="ce2">
            <text:p>16:2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0H16M27.004S" table:style-name="ce2">
            <text:p>1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56" table:style-name="ce1">
            <text:p>1656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0H16M27.019S" table:style-name="ce2">
            <text:p>1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708" table:style-name="ce1">
            <text:p>1708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0H16M21.334S" table:style-name="ce2">
            <text:p>16:2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037" table:style-name="ce1">
            <text:p>6037</text:p>
          </table:table-cell>
          <table:table-cell office:value-type="string" table:style-name="ce1">
            <text:p>Success</text:p>
          </table:table-cell>
          <table:table-cell office:value-type="float" office:value="108226" table:style-name="ce1">
            <text:p>108226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0H16M27.375S" table:style-name="ce2">
            <text:p>16:2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0H16M27.401S" table:style-name="ce2">
            <text:p>16:2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0H16M27.429S" table:style-name="ce2">
            <text:p>16:2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746" table:style-name="ce1">
            <text:p>1746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0H16M27.463S" table:style-name="ce2">
            <text:p>16:2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798" table:style-name="ce1">
            <text:p>1798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0H16M26.942S" table:style-name="ce2">
            <text:p>16:26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0H16M27.529S" table:style-name="ce2">
            <text:p>16:2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0H16M21.372S" table:style-name="ce2">
            <text:p>16:21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231" table:style-name="ce1">
            <text:p>6231</text:p>
          </table:table-cell>
          <table:table-cell office:value-type="string" table:style-name="ce1">
            <text:p>Success</text:p>
          </table:table-cell>
          <table:table-cell office:value-type="float" office:value="108069" table:style-name="ce1">
            <text:p>108069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0H16M26.926S" table:style-name="ce2">
            <text:p>16:2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0H16M26.877S" table:style-name="ce2">
            <text:p>16:2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0H16M27.672S" table:style-name="ce2">
            <text:p>16:2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0H16M27.683S" table:style-name="ce2">
            <text:p>16:27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0H16M21.342S" table:style-name="ce2">
            <text:p>16:2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415" table:style-name="ce1">
            <text:p>6415</text:p>
          </table:table-cell>
          <table:table-cell office:value-type="string" table:style-name="ce1">
            <text:p>Success</text:p>
          </table:table-cell>
          <table:table-cell office:value-type="float" office:value="108225" table:style-name="ce1">
            <text:p>108225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0H16M27.760S" table:style-name="ce2">
            <text:p>16:2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0H16M26.880S" table:style-name="ce2">
            <text:p>16:2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0H16M27.778S" table:style-name="ce2">
            <text:p>16:2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0H16M27.782S" table:style-name="ce2">
            <text:p>16:2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0H16M26.845S" table:style-name="ce2">
            <text:p>16:2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0H16M27.839S" table:style-name="ce2">
            <text:p>16:2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0H16M27.820S" table:style-name="ce2">
            <text:p>16:2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6" table:style-name="ce1">
            <text:p>1746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0H16M27.890S" table:style-name="ce2">
            <text:p>16:2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798" table:style-name="ce1">
            <text:p>1798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0H16M21.299S" table:style-name="ce2">
            <text:p>16:2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124" table:style-name="ce1">
            <text:p>7124</text:p>
          </table:table-cell>
          <table:table-cell office:value-type="string" table:style-name="ce1">
            <text:p>Success</text:p>
          </table:table-cell>
          <table:table-cell office:value-type="float" office:value="67903" table:style-name="ce1">
            <text:p>67903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0H16M28.427S" table:style-name="ce2">
            <text:p>16:28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0H16M28.475S" table:style-name="ce2">
            <text:p>16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0H16M28.494S" table:style-name="ce2">
            <text:p>16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884" table:style-name="ce1">
            <text:p>1884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0H16M21.428S" table:style-name="ce2">
            <text:p>16:21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089" table:style-name="ce1">
            <text:p>7089</text:p>
          </table:table-cell>
          <table:table-cell office:value-type="string" table:style-name="ce1">
            <text:p>Success</text:p>
          </table:table-cell>
          <table:table-cell office:value-type="float" office:value="67883" table:style-name="ce1">
            <text:p>67883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0H16M28.512S" table:style-name="ce2">
            <text:p>16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936" table:style-name="ce1">
            <text:p>1936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0H16M24.425S" table:style-name="ce2">
            <text:p>16:2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200" table:style-name="ce1">
            <text:p>420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0H16M28.627S" table:style-name="ce2">
            <text:p>16:2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0H16M24.130S" table:style-name="ce2">
            <text:p>16:2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065" table:style-name="ce1">
            <text:p>506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0H16M29.198S" table:style-name="ce2">
            <text:p>16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0H16M24.028S" table:style-name="ce2">
            <text:p>16:2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200" table:style-name="ce1">
            <text:p>520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0H16M29.231S" table:style-name="ce2">
            <text:p>16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0H16M29.233S" table:style-name="ce2">
            <text:p>16:2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0H16M29.242S" table:style-name="ce2">
            <text:p>16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0H16M23.677S" table:style-name="ce2">
            <text:p>16:2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660" table:style-name="ce1">
            <text:p>566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0H16M23.380S" table:style-name="ce2">
            <text:p>16:2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965" table:style-name="ce1">
            <text:p>596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0H16M29.340S" table:style-name="ce2">
            <text:p>16:2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0H16M29.348S" table:style-name="ce2">
            <text:p>16:2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0H16M28.520S" table:style-name="ce2">
            <text:p>16:28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0H16M29.720S" table:style-name="ce2">
            <text:p>16:2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0H16M27.607S" table:style-name="ce2">
            <text:p>16:2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0H16M30.063S" table:style-name="ce2">
            <text:p>16:3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0H16M17.928S" table:style-name="ce2">
            <text:p>16:17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955" table:style-name="ce1">
            <text:p>12955</text:p>
          </table:table-cell>
          <table:table-cell office:value-type="string" table:style-name="ce1">
            <text:p>Success</text:p>
          </table:table-cell>
          <table:table-cell office:value-type="float" office:value="42910" table:style-name="ce1">
            <text:p>4291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0H16M20.947S" table:style-name="ce2">
            <text:p>16:2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945" table:style-name="ce1">
            <text:p>9945</text:p>
          </table:table-cell>
          <table:table-cell office:value-type="string" table:style-name="ce1">
            <text:p>Success</text:p>
          </table:table-cell>
          <table:table-cell office:value-type="float" office:value="43449" table:style-name="ce1">
            <text:p>43449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0H16M30.886S" table:style-name="ce2">
            <text:p>16:30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0H16M24.537S" table:style-name="ce2">
            <text:p>16:2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849" table:style-name="ce1">
            <text:p>684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0H16M24.393S" table:style-name="ce2">
            <text:p>16:2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995" table:style-name="ce1">
            <text:p>699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0H16M21.387S" table:style-name="ce2">
            <text:p>16:21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004" table:style-name="ce1">
            <text:p>10004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0H16M21.367S" table:style-name="ce2">
            <text:p>16:2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029" table:style-name="ce1">
            <text:p>1002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0H16M24.350S" table:style-name="ce2">
            <text:p>16:24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050" table:style-name="ce1">
            <text:p>7050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0H16M21.301S" table:style-name="ce2">
            <text:p>16:21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101" table:style-name="ce1">
            <text:p>10101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0H16M21.385S" table:style-name="ce2">
            <text:p>16:2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046" table:style-name="ce1">
            <text:p>10046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0H16M25.276S" table:style-name="ce2">
            <text:p>16:2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160" table:style-name="ce1">
            <text:p>616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0H16M24.414S" table:style-name="ce2">
            <text:p>16:2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026" table:style-name="ce1">
            <text:p>7026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0H16M24.283S" table:style-name="ce2">
            <text:p>16:24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160" table:style-name="ce1">
            <text:p>7160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0H16M27.828S" table:style-name="ce2">
            <text:p>16:2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619" table:style-name="ce1">
            <text:p>361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0H16M25.096S" table:style-name="ce2">
            <text:p>16:2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354" table:style-name="ce1">
            <text:p>6354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0H16M25.139S" table:style-name="ce2">
            <text:p>16:25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312" table:style-name="ce1">
            <text:p>631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0H16M25.503S" table:style-name="ce2">
            <text:p>16:2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949" table:style-name="ce1">
            <text:p>5949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0H16M21.363S" table:style-name="ce2">
            <text:p>16:21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118" table:style-name="ce1">
            <text:p>10118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0H16M31.450S" table:style-name="ce2">
            <text:p>16:3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0H16M21.385S" table:style-name="ce2">
            <text:p>16:2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117" table:style-name="ce1">
            <text:p>10117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0H16M19.023S" table:style-name="ce2">
            <text:p>16:1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480" table:style-name="ce1">
            <text:p>12480</text:p>
          </table:table-cell>
          <table:table-cell office:value-type="string" table:style-name="ce1">
            <text:p>Success</text:p>
          </table:table-cell>
          <table:table-cell office:value-type="float" office:value="51793" table:style-name="ce1">
            <text:p>51793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0H16M27.007S" table:style-name="ce2">
            <text:p>16:2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0H16M27.034S" table:style-name="ce2">
            <text:p>1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475" table:style-name="ce1">
            <text:p>4475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0H16M27.920S" table:style-name="ce2">
            <text:p>16:2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590" table:style-name="ce1">
            <text:p>359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0H16M21.442S" table:style-name="ce2">
            <text:p>16:2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107" table:style-name="ce1">
            <text:p>10107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0H16M31.391S" table:style-name="ce2">
            <text:p>16:31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0H16M31.442S" table:style-name="ce2">
            <text:p>16:31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0H16M31.445S" table:style-name="ce2">
            <text:p>16:31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0H16M31.402S" table:style-name="ce2">
            <text:p>16:31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0H16M30.894S" table:style-name="ce2">
            <text:p>16:3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Success</text:p>
          </table:table-cell>
          <table:table-cell office:value-type="float" office:value="63543" table:style-name="ce1">
            <text:p>63543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0H16M31.152S" table:style-name="ce2">
            <text:p>16:3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65658" table:style-name="ce1">
            <text:p>65658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0H16M32.040S" table:style-name="ce2">
            <text:p>16:32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0H16M32.078S" table:style-name="ce2">
            <text:p>16:3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0H16M31.939S" table:style-name="ce2">
            <text:p>16:3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0H16M32.104S" table:style-name="ce2">
            <text:p>16:3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0H16M31.390S" table:style-name="ce2">
            <text:p>16:31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0H16M32.156S" table:style-name="ce2">
            <text:p>16:3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0H16M32.152S" table:style-name="ce2">
            <text:p>16:32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0H16M31.394S" table:style-name="ce2">
            <text:p>16:31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72015" table:style-name="ce1">
            <text:p>72015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0H16M31.434S" table:style-name="ce2">
            <text:p>16:3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72013" table:style-name="ce1">
            <text:p>72013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0H16M32.149S" table:style-name="ce2">
            <text:p>16:3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0H16M31.508S" table:style-name="ce2">
            <text:p>16:31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0H16M32.261S" table:style-name="ce2">
            <text:p>16:3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0H16M31.404S" table:style-name="ce2">
            <text:p>16:31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72015" table:style-name="ce1">
            <text:p>72015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0H16M32.250S" table:style-name="ce2">
            <text:p>16:3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0H16M31.511S" table:style-name="ce2">
            <text:p>16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0H16M32.276S" table:style-name="ce2">
            <text:p>16:3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0H16M32.356S" table:style-name="ce2">
            <text:p>16:32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0H16M32.219S" table:style-name="ce2">
            <text:p>16:32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0H16M32.372S" table:style-name="ce2">
            <text:p>16:3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0H16M32.384S" table:style-name="ce2">
            <text:p>16:3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0H16M32.391S" table:style-name="ce2">
            <text:p>16:3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0H16M32.396S" table:style-name="ce2">
            <text:p>16:3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0H16M32.400S" table:style-name="ce2">
            <text:p>16:3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0H16M32.404S" table:style-name="ce2">
            <text:p>16:3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0H16M32.196S" table:style-name="ce2">
            <text:p>16:32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0H16M32.531S" table:style-name="ce2">
            <text:p>16:3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0H16M32.543S" table:style-name="ce2">
            <text:p>16:3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0H16M32.553S" table:style-name="ce2">
            <text:p>16:32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0H16M31.510S" table:style-name="ce2">
            <text:p>16:3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0H16M32.704S" table:style-name="ce2">
            <text:p>16:3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0H16M31.659S" table:style-name="ce2">
            <text:p>16:31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51" table:style-name="ce1">
            <text:p>1451</text:p>
          </table:table-cell>
          <table:table-cell office:value-type="string" table:style-name="ce1">
            <text:p>Success</text:p>
          </table:table-cell>
          <table:table-cell office:value-type="float" office:value="72060" table:style-name="ce1">
            <text:p>72060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0H16M31.639S" table:style-name="ce2">
            <text:p>16:3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74" table:style-name="ce1">
            <text:p>1474</text:p>
          </table:table-cell>
          <table:table-cell office:value-type="string" table:style-name="ce1">
            <text:p>Success</text:p>
          </table:table-cell>
          <table:table-cell office:value-type="float" office:value="72058" table:style-name="ce1">
            <text:p>72058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0H16M33.115S" table:style-name="ce2">
            <text:p>16:3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0H16M33.192S" table:style-name="ce2">
            <text:p>16:3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0H16M31.635S" table:style-name="ce2">
            <text:p>16:3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74177" table:style-name="ce1">
            <text:p>74177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0H16M31.672S" table:style-name="ce2">
            <text:p>16:3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Success</text:p>
          </table:table-cell>
          <table:table-cell office:value-type="float" office:value="74176" table:style-name="ce1">
            <text:p>74176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0H16M33.113S" table:style-name="ce2">
            <text:p>16:3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0H16M33.340S" table:style-name="ce2">
            <text:p>16:3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0H16M33.225S" table:style-name="ce2">
            <text:p>16:3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0H16M33.209S" table:style-name="ce2">
            <text:p>16:3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0H16M33.451S" table:style-name="ce2">
            <text:p>16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0H16M33.468S" table:style-name="ce2">
            <text:p>16:3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0H16M32.332S" table:style-name="ce2">
            <text:p>16:32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43200" table:style-name="ce1">
            <text:p>43200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0H16M24.349S" table:style-name="ce2">
            <text:p>16:2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777" table:style-name="ce1">
            <text:p>9777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0H16M31.398S" table:style-name="ce2">
            <text:p>16:3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0H16M25.324S" table:style-name="ce2">
            <text:p>16:2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869" table:style-name="ce1">
            <text:p>886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0H16M28.528S" table:style-name="ce2">
            <text:p>16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666" table:style-name="ce1">
            <text:p>566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0H16M25.188S" table:style-name="ce2">
            <text:p>16:2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008" table:style-name="ce1">
            <text:p>900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0H16M19.128S" table:style-name="ce2">
            <text:p>16:1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Success</text:p>
          </table:table-cell>
          <table:table-cell office:value-type="float" office:value="52657" table:style-name="ce1">
            <text:p>52657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0H16M31.455S" table:style-name="ce2">
            <text:p>16:3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0H16M24.410S" table:style-name="ce2">
            <text:p>16:2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815" table:style-name="ce1">
            <text:p>981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0H16M31.451S" table:style-name="ce2">
            <text:p>16:3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0H16M28.644S" table:style-name="ce2">
            <text:p>16:2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588" table:style-name="ce1">
            <text:p>5588</text:p>
          </table:table-cell>
          <table:table-cell office:value-type="string" table:style-name="ce1">
            <text:p>Success</text:p>
          </table:table-cell>
          <table:table-cell office:value-type="float" office:value="50038" table:style-name="ce1">
            <text:p>50038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0H16M21.375S" table:style-name="ce2">
            <text:p>16:2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859" table:style-name="ce1">
            <text:p>1285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0H16M24.412S" table:style-name="ce2">
            <text:p>16:2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821" table:style-name="ce1">
            <text:p>9821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0H16M31.438S" table:style-name="ce2">
            <text:p>16:3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0H16M21.256S" table:style-name="ce2">
            <text:p>16:21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981" table:style-name="ce1">
            <text:p>12981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0H16M21.350S" table:style-name="ce2">
            <text:p>16:21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890" table:style-name="ce1">
            <text:p>12890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0H16M30.075S" table:style-name="ce2">
            <text:p>16:3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167" table:style-name="ce1">
            <text:p>4167</text:p>
          </table:table-cell>
          <table:table-cell office:value-type="string" table:style-name="ce1">
            <text:p>Success</text:p>
          </table:table-cell>
          <table:table-cell office:value-type="float" office:value="43716" table:style-name="ce1">
            <text:p>43716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0H16M33.465S" table:style-name="ce2">
            <text:p>16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0H16M21.367S" table:style-name="ce2">
            <text:p>16:21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878" table:style-name="ce1">
            <text:p>12878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0H16M31.453S" table:style-name="ce2">
            <text:p>16:3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20" table:style-name="ce1">
            <text:p>282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0H16M24.454S" table:style-name="ce2">
            <text:p>16:24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826" table:style-name="ce1">
            <text:p>982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0H16M24.283S" table:style-name="ce2">
            <text:p>16:2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997" table:style-name="ce1">
            <text:p>9997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0H16M34.245S" table:style-name="ce2">
            <text:p>16:3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0H16M29.356S" table:style-name="ce2">
            <text:p>16:2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941" table:style-name="ce1">
            <text:p>4941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0H16M21.347S" table:style-name="ce2">
            <text:p>16:21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952" table:style-name="ce1">
            <text:p>12952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0H16M24.465S" table:style-name="ce2">
            <text:p>16:24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855" table:style-name="ce1">
            <text:p>985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0H16M21.343S" table:style-name="ce2">
            <text:p>16:2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993" table:style-name="ce1">
            <text:p>1299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0H16M34.243S" table:style-name="ce2">
            <text:p>16:3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0H16M34.233S" table:style-name="ce2">
            <text:p>16:3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0H16M34.298S" table:style-name="ce2">
            <text:p>16:34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0H16M25.240S" table:style-name="ce2">
            <text:p>16:2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140" table:style-name="ce1">
            <text:p>914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0H16M34.282S" table:style-name="ce2">
            <text:p>16:3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0H16M34.226S" table:style-name="ce2">
            <text:p>16:34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0H16M34.129S" table:style-name="ce2">
            <text:p>16:3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0H16M34.237S" table:style-name="ce2">
            <text:p>16:3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0H16M25.457S" table:style-name="ce2">
            <text:p>16:25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976" table:style-name="ce1">
            <text:p>8976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0H16M34.196S" table:style-name="ce2">
            <text:p>16:3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0H16M34.497S" table:style-name="ce2">
            <text:p>16:3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0H16M34.282S" table:style-name="ce2">
            <text:p>16:34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0H16M35.100S" table:style-name="ce2">
            <text:p>16:35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0H16M34.236S" table:style-name="ce2">
            <text:p>16:3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0H16M34.224S" table:style-name="ce2">
            <text:p>16:3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0H16M34.231S" table:style-name="ce2">
            <text:p>16:3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0H16M35.485S" table:style-name="ce2">
            <text:p>16:35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0H16M35.532S" table:style-name="ce2">
            <text:p>16:35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0H16M35.530S" table:style-name="ce2">
            <text:p>16:3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0H16M34.189S" table:style-name="ce2">
            <text:p>16:34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76253" table:style-name="ce1">
            <text:p>76253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0H16M35.575S" table:style-name="ce2">
            <text:p>16:3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0H16M35.560S" table:style-name="ce2">
            <text:p>16:3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0H16M35.565S" table:style-name="ce2">
            <text:p>16:35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0H16M35.587S" table:style-name="ce2">
            <text:p>16:35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0H16M34.247S" table:style-name="ce2">
            <text:p>16:3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78371" table:style-name="ce1">
            <text:p>78371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0H16M35.606S" table:style-name="ce2">
            <text:p>16:35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26" table:style-name="ce1">
            <text:p>2526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0H16M34.275S" table:style-name="ce2">
            <text:p>16:3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73" table:style-name="ce1">
            <text:p>1373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0H16M35.610S" table:style-name="ce2">
            <text:p>16:35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0H16M35.605S" table:style-name="ce2">
            <text:p>16:3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26" table:style-name="ce1">
            <text:p>2526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0H16M35.601S" table:style-name="ce2">
            <text:p>16:3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526" table:style-name="ce1">
            <text:p>2526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0H16M35.650S" table:style-name="ce2">
            <text:p>16:3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0H16M35.651S" table:style-name="ce2">
            <text:p>16:3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26" table:style-name="ce1">
            <text:p>2526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0H16M35.655S" table:style-name="ce2">
            <text:p>16:3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0H16M35.644S" table:style-name="ce2">
            <text:p>16:35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0H16M35.688S" table:style-name="ce2">
            <text:p>16:3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0H16M35.667S" table:style-name="ce2">
            <text:p>16:3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0H16M35.683S" table:style-name="ce2">
            <text:p>16:3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0H16M35.706S" table:style-name="ce2">
            <text:p>16:3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26" table:style-name="ce1">
            <text:p>2526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0H16M34.419S" table:style-name="ce2">
            <text:p>16:34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86887" table:style-name="ce1">
            <text:p>86887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0H16M35.727S" table:style-name="ce2">
            <text:p>16:3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0H16M34.417S" table:style-name="ce2">
            <text:p>16:3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ccess</text:p>
          </table:table-cell>
          <table:table-cell office:value-type="float" office:value="86886" table:style-name="ce1">
            <text:p>86886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0H16M34.323S" table:style-name="ce2">
            <text:p>16:3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0H16M35.796S" table:style-name="ce2">
            <text:p>16:3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0H16M35.746S" table:style-name="ce2">
            <text:p>16:3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0H16M36.076S" table:style-name="ce2">
            <text:p>16:36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0H16M35.733S" table:style-name="ce2">
            <text:p>16:3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0H16M36.176S" table:style-name="ce2">
            <text:p>16:36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0H16M35.640S" table:style-name="ce2">
            <text:p>16:35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0H16M36.390S" table:style-name="ce2">
            <text:p>16:3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0H16M36.401S" table:style-name="ce2">
            <text:p>16:3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0H16M36.409S" table:style-name="ce2">
            <text:p>16:3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0H16M34.417S" table:style-name="ce2">
            <text:p>16:3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84846" table:style-name="ce1">
            <text:p>84846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0H16M34.424S" table:style-name="ce2">
            <text:p>16:3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731" table:style-name="ce1">
            <text:p>2731</text:p>
          </table:table-cell>
          <table:table-cell office:value-type="string" table:style-name="ce1">
            <text:p>Success</text:p>
          </table:table-cell>
          <table:table-cell office:value-type="float" office:value="84846" table:style-name="ce1">
            <text:p>84846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0H16M37.066S" table:style-name="ce2">
            <text:p>16:3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0H16M37.165S" table:style-name="ce2">
            <text:p>16:3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0H16M37.156S" table:style-name="ce2">
            <text:p>16:37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0H16M37.450S" table:style-name="ce2">
            <text:p>16:3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0H16M19.113S" table:style-name="ce2">
            <text:p>16:1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383" table:style-name="ce1">
            <text:p>18383</text:p>
          </table:table-cell>
          <table:table-cell office:value-type="string" table:style-name="ce1">
            <text:p>Success</text:p>
          </table:table-cell>
          <table:table-cell office:value-type="float" office:value="50949" table:style-name="ce1">
            <text:p>50949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0H16M31.483S" table:style-name="ce2">
            <text:p>16:31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16962" table:style-name="ce1">
            <text:p>16962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0H16M33.354S" table:style-name="ce2">
            <text:p>16:3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357" table:style-name="ce1">
            <text:p>4357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0H16M31.506S" table:style-name="ce2">
            <text:p>16:3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207" table:style-name="ce1">
            <text:p>6207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0H16M31.551S" table:style-name="ce2">
            <text:p>16:31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167" table:style-name="ce1">
            <text:p>6167</text:p>
          </table:table-cell>
          <table:table-cell office:value-type="string" table:style-name="ce1">
            <text:p>Success</text:p>
          </table:table-cell>
          <table:table-cell office:value-type="float" office:value="16954" table:style-name="ce1">
            <text:p>16954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0H16M37.712S" table:style-name="ce2">
            <text:p>16:37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0H16M31.483S" table:style-name="ce2">
            <text:p>16:3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276" table:style-name="ce1">
            <text:p>627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0H16M32.379S" table:style-name="ce2">
            <text:p>16:32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410" table:style-name="ce1">
            <text:p>5410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0H16M35.812S" table:style-name="ce2">
            <text:p>16:3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0H16M36.090S" table:style-name="ce2">
            <text:p>16:36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0H16M32.193S" table:style-name="ce2">
            <text:p>16:3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0H16M37.808S" table:style-name="ce2">
            <text:p>16:37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0H16M31.504S" table:style-name="ce2">
            <text:p>16:31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351" table:style-name="ce1">
            <text:p>6351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0H16M37.760S" table:style-name="ce2">
            <text:p>16:3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0H16M37.673S" table:style-name="ce2">
            <text:p>16:37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86844" table:style-name="ce1">
            <text:p>8684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0H16M37.719S" table:style-name="ce2">
            <text:p>16:37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0H16M37.713S" table:style-name="ce2">
            <text:p>16:3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88961" table:style-name="ce1">
            <text:p>88961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0H16M38.565S" table:style-name="ce2">
            <text:p>16:3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0H16M38.547S" table:style-name="ce2">
            <text:p>16:3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0H16M38.483S" table:style-name="ce2">
            <text:p>16:3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0H16M38.758S" table:style-name="ce2">
            <text:p>16:38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0H16M38.776S" table:style-name="ce2">
            <text:p>16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0H16M38.779S" table:style-name="ce2">
            <text:p>16:3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0H16M38.813S" table:style-name="ce2">
            <text:p>16:3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0H16M38.820S" table:style-name="ce2">
            <text:p>16:3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0H16M34.235S" table:style-name="ce2">
            <text:p>16:34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682" table:style-name="ce1">
            <text:p>4682</text:p>
          </table:table-cell>
          <table:table-cell office:value-type="string" table:style-name="ce1">
            <text:p>Success</text:p>
          </table:table-cell>
          <table:table-cell office:value-type="float" office:value="16110" table:style-name="ce1">
            <text:p>16110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0H16M38.797S" table:style-name="ce2">
            <text:p>16:38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0H16M38.804S" table:style-name="ce2">
            <text:p>16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0H16M38.923S" table:style-name="ce2">
            <text:p>16:3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0H16M38.925S" table:style-name="ce2">
            <text:p>16:3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0H16M34.238S" table:style-name="ce2">
            <text:p>16:34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01" table:style-name="ce1">
            <text:p>4701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0H16M34.338S" table:style-name="ce2">
            <text:p>16:3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0H16M34.241S" table:style-name="ce2">
            <text:p>16:3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68" table:style-name="ce1">
            <text:p>4768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0H16M24.384S" table:style-name="ce2">
            <text:p>16:2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626" table:style-name="ce1">
            <text:p>14626</text:p>
          </table:table-cell>
          <table:table-cell office:value-type="string" table:style-name="ce1">
            <text:p>Success</text:p>
          </table:table-cell>
          <table:table-cell office:value-type="float" office:value="40347" table:style-name="ce1">
            <text:p>40347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0H16M27.885S" table:style-name="ce2">
            <text:p>16:2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129" table:style-name="ce1">
            <text:p>1112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0H16M27.548S" table:style-name="ce2">
            <text:p>16:2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468" table:style-name="ce1">
            <text:p>11468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0H16M34.381S" table:style-name="ce2">
            <text:p>16:3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642" table:style-name="ce1">
            <text:p>4642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0H16M39.018S" table:style-name="ce2">
            <text:p>16:39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0H16M39.015S" table:style-name="ce2">
            <text:p>16:39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0H16M34.300S" table:style-name="ce2">
            <text:p>16:34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742" table:style-name="ce1">
            <text:p>474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0H16M34.195S" table:style-name="ce2">
            <text:p>16:3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869" table:style-name="ce1">
            <text:p>4869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0H16M37.856S" table:style-name="ce2">
            <text:p>16:37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0H16M34.434S" table:style-name="ce2">
            <text:p>16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669" table:style-name="ce1">
            <text:p>4669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0H16M34.526S" table:style-name="ce2">
            <text:p>16:3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88" table:style-name="ce1">
            <text:p>4588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0H16M35.150S" table:style-name="ce2">
            <text:p>16:35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965" table:style-name="ce1">
            <text:p>3965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0H16M34.198S" table:style-name="ce2">
            <text:p>16:34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0H16M35.704S" table:style-name="ce2">
            <text:p>16:3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471" table:style-name="ce1">
            <text:p>347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0H16M21.372S" table:style-name="ce2">
            <text:p>16:2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807" table:style-name="ce1">
            <text:p>17807</text:p>
          </table:table-cell>
          <table:table-cell office:value-type="string" table:style-name="ce1">
            <text:p>Success</text:p>
          </table:table-cell>
          <table:table-cell office:value-type="float" office:value="45251" table:style-name="ce1">
            <text:p>45251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0H16M35.692S" table:style-name="ce2">
            <text:p>16:3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0H16M29.361S" table:style-name="ce2">
            <text:p>16:2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828" table:style-name="ce1">
            <text:p>9828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0H16M27.482S" table:style-name="ce2">
            <text:p>16:2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710" table:style-name="ce1">
            <text:p>1171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0H16M21.357S" table:style-name="ce2">
            <text:p>16:2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837" table:style-name="ce1">
            <text:p>17837</text:p>
          </table:table-cell>
          <table:table-cell office:value-type="string" table:style-name="ce1">
            <text:p>Success</text:p>
          </table:table-cell>
          <table:table-cell office:value-type="float" office:value="43563" table:style-name="ce1">
            <text:p>43563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0H16M29.249S" table:style-name="ce2">
            <text:p>16:2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47" table:style-name="ce1">
            <text:p>9947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0H16M34.346S" table:style-name="ce2">
            <text:p>16:3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853" table:style-name="ce1">
            <text:p>4853</text:p>
          </table:table-cell>
          <table:table-cell office:value-type="string" table:style-name="ce1">
            <text:p>Success</text:p>
          </table:table-cell>
          <table:table-cell office:value-type="float" office:value="50860" table:style-name="ce1">
            <text:p>50860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0H16M24.498S" table:style-name="ce2">
            <text:p>16:2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703" table:style-name="ce1">
            <text:p>14703</text:p>
          </table:table-cell>
          <table:table-cell office:value-type="string" table:style-name="ce1">
            <text:p>Success</text:p>
          </table:table-cell>
          <table:table-cell office:value-type="float" office:value="46669" table:style-name="ce1">
            <text:p>46669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0H16M35.690S" table:style-name="ce2">
            <text:p>16:3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514" table:style-name="ce1">
            <text:p>351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0H16M29.733S" table:style-name="ce2">
            <text:p>16:2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472" table:style-name="ce1">
            <text:p>9472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0H16M39.013S" table:style-name="ce2">
            <text:p>16:3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806" table:style-name="ce1">
            <text:p>2806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0H16M39.206S" table:style-name="ce2">
            <text:p>16:3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0H16M39.190S" table:style-name="ce2">
            <text:p>16:3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0H16M39.205S" table:style-name="ce2">
            <text:p>16:3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0H16M37.856S" table:style-name="ce2">
            <text:p>16:3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Success</text:p>
          </table:table-cell>
          <table:table-cell office:value-type="float" office:value="84724" table:style-name="ce1">
            <text:p>84724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0H16M37.808S" table:style-name="ce2">
            <text:p>16:3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0H16M37.790S" table:style-name="ce2">
            <text:p>16:3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0H16M39.479S" table:style-name="ce2">
            <text:p>16:3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0H16M37.795S" table:style-name="ce2">
            <text:p>16:3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0H16M37.498S" table:style-name="ce2">
            <text:p>16:3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0H16M39.511S" table:style-name="ce2">
            <text:p>16:39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0H16M34.220S" table:style-name="ce2">
            <text:p>16:3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383" table:style-name="ce1">
            <text:p>5383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0H16M39.449S" table:style-name="ce2">
            <text:p>16:39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0H16M20.990S" table:style-name="ce2">
            <text:p>16:21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618" table:style-name="ce1">
            <text:p>18618</text:p>
          </table:table-cell>
          <table:table-cell office:value-type="string" table:style-name="ce1">
            <text:p>Success</text:p>
          </table:table-cell>
          <table:table-cell office:value-type="float" office:value="44407" table:style-name="ce1">
            <text:p>44407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0H16M39.570S" table:style-name="ce2">
            <text:p>16:3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0H16M39.607S" table:style-name="ce2">
            <text:p>16:39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0H16M39.630S" table:style-name="ce2">
            <text:p>16:39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0H16M39.643S" table:style-name="ce2">
            <text:p>16:39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0H16M38.476S" table:style-name="ce2">
            <text:p>16:38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Success</text:p>
          </table:table-cell>
          <table:table-cell office:value-type="float" office:value="78561" table:style-name="ce1">
            <text:p>78561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0H16M40.089S" table:style-name="ce2">
            <text:p>16:4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0H16M38.942S" table:style-name="ce2">
            <text:p>16:3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0H16M38.919S" table:style-name="ce2">
            <text:p>16:38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0H16M39.205S" table:style-name="ce2">
            <text:p>16:39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0H16M39.025S" table:style-name="ce2">
            <text:p>16:3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91126" table:style-name="ce1">
            <text:p>91126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0H16M39.187S" table:style-name="ce2">
            <text:p>16:3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0H16M40.477S" table:style-name="ce2">
            <text:p>16:40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0H16M39.044S" table:style-name="ce2">
            <text:p>16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ccess</text:p>
          </table:table-cell>
          <table:table-cell office:value-type="float" office:value="91079" table:style-name="ce1">
            <text:p>91079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0H16M40.465S" table:style-name="ce2">
            <text:p>16:4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0H16M39.012S" table:style-name="ce2">
            <text:p>16:3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Success</text:p>
          </table:table-cell>
          <table:table-cell office:value-type="float" office:value="91079" table:style-name="ce1">
            <text:p>91079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0H16M40.524S" table:style-name="ce2">
            <text:p>16:4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0H16M40.537S" table:style-name="ce2">
            <text:p>16:4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754" table:style-name="ce1">
            <text:p>2754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0H16M40.555S" table:style-name="ce2">
            <text:p>16:4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06" table:style-name="ce1">
            <text:p>2806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0H16M39.204S" table:style-name="ce2">
            <text:p>16:3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0H16M39.193S" table:style-name="ce2">
            <text:p>16:39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0H16M40.628S" table:style-name="ce2">
            <text:p>16:40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0H16M39.178S" table:style-name="ce2">
            <text:p>16:39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0H16M40.642S" table:style-name="ce2">
            <text:p>16:40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0H16M40.661S" table:style-name="ce2">
            <text:p>16:40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0H16M39.229S" table:style-name="ce2">
            <text:p>16:3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82653" table:style-name="ce1">
            <text:p>82653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0H16M39.205S" table:style-name="ce2">
            <text:p>16:39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0H16M40.787S" table:style-name="ce2">
            <text:p>16:4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0H16M39.067S" table:style-name="ce2">
            <text:p>16:39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0H16M40.693S" table:style-name="ce2">
            <text:p>16:4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0H16M41.154S" table:style-name="ce2">
            <text:p>16:4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0H16M40.524S" table:style-name="ce2">
            <text:p>16:40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0H16M40.518S" table:style-name="ce2">
            <text:p>16:40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0H16M41.485S" table:style-name="ce2">
            <text:p>16:4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0H16M41.491S" table:style-name="ce2">
            <text:p>16:41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0H16M41.520S" table:style-name="ce2">
            <text:p>16:41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0H16M41.520S" table:style-name="ce2">
            <text:p>16:4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0H16M41.527S" table:style-name="ce2">
            <text:p>16:41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0H16M41.529S" table:style-name="ce2">
            <text:p>16:4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0H16M40.265S" table:style-name="ce2">
            <text:p>16:40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0H16M40.174S" table:style-name="ce2">
            <text:p>16:40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0H16M41.813S" table:style-name="ce2">
            <text:p>16:4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0H16M41.826S" table:style-name="ce2">
            <text:p>16:4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0H16M41.811S" table:style-name="ce2">
            <text:p>1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0H16M41.836S" table:style-name="ce2">
            <text:p>16:4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0H16M41.839S" table:style-name="ce2">
            <text:p>1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0H16M41.857S" table:style-name="ce2">
            <text:p>16:41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0H16M39.105S" table:style-name="ce2">
            <text:p>16:39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Success</text:p>
          </table:table-cell>
          <table:table-cell office:value-type="float" office:value="89012" table:style-name="ce1">
            <text:p>89012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0H16M39.116S" table:style-name="ce2">
            <text:p>16:3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Success</text:p>
          </table:table-cell>
          <table:table-cell office:value-type="float" office:value="89019" table:style-name="ce1">
            <text:p>89019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0H16M41.901S" table:style-name="ce2">
            <text:p>16:4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0H16M41.890S" table:style-name="ce2">
            <text:p>16:4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0H16M39.116S" table:style-name="ce2">
            <text:p>16:3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Success</text:p>
          </table:table-cell>
          <table:table-cell office:value-type="float" office:value="89129" table:style-name="ce1">
            <text:p>89129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0H16M39.000S" table:style-name="ce2">
            <text:p>16:3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61" table:style-name="ce1">
            <text:p>2961</text:p>
          </table:table-cell>
          <table:table-cell office:value-type="string" table:style-name="ce1">
            <text:p>Success</text:p>
          </table:table-cell>
          <table:table-cell office:value-type="float" office:value="89031" table:style-name="ce1">
            <text:p>8903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0H16M41.943S" table:style-name="ce2">
            <text:p>16:4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0H16M41.959S" table:style-name="ce2">
            <text:p>16:4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0H16M39.067S" table:style-name="ce2">
            <text:p>16:39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14" table:style-name="ce1">
            <text:p>2914</text:p>
          </table:table-cell>
          <table:table-cell office:value-type="string" table:style-name="ce1">
            <text:p>Success</text:p>
          </table:table-cell>
          <table:table-cell office:value-type="float" office:value="89012" table:style-name="ce1">
            <text:p>89012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0H16M41.982S" table:style-name="ce2">
            <text:p>16:4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0H16M41.977S" table:style-name="ce2">
            <text:p>16:4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0H16M42.023S" table:style-name="ce2">
            <text:p>16:4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0H16M39.119S" table:style-name="ce2">
            <text:p>16:39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959" table:style-name="ce1">
            <text:p>2959</text:p>
          </table:table-cell>
          <table:table-cell office:value-type="string" table:style-name="ce1">
            <text:p>Success</text:p>
          </table:table-cell>
          <table:table-cell office:value-type="float" office:value="89010" table:style-name="ce1">
            <text:p>89010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0H16M42.058S" table:style-name="ce2">
            <text:p>16:4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0H16M42.030S" table:style-name="ce2">
            <text:p>16:4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0H16M42.079S" table:style-name="ce2">
            <text:p>16:4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0H16M42.088S" table:style-name="ce2">
            <text:p>16:4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0H16M42.102S" table:style-name="ce2">
            <text:p>16:4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0H16M42.120S" table:style-name="ce2">
            <text:p>16:4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0H16M42.146S" table:style-name="ce2">
            <text:p>16:4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0H16M27.696S" table:style-name="ce2">
            <text:p>16:27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522" table:style-name="ce1">
            <text:p>14522</text:p>
          </table:table-cell>
          <table:table-cell office:value-type="string" table:style-name="ce1">
            <text:p>Success</text:p>
          </table:table-cell>
          <table:table-cell office:value-type="float" office:value="42873" table:style-name="ce1">
            <text:p>42873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0H16M27.687S" table:style-name="ce2">
            <text:p>16:2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544" table:style-name="ce1">
            <text:p>14544</text:p>
          </table:table-cell>
          <table:table-cell office:value-type="string" table:style-name="ce1">
            <text:p>Success</text:p>
          </table:table-cell>
          <table:table-cell office:value-type="float" office:value="42873" table:style-name="ce1">
            <text:p>42873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0H16M37.179S" table:style-name="ce2">
            <text:p>16:3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059" table:style-name="ce1">
            <text:p>505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0H16M35.744S" table:style-name="ce2">
            <text:p>16:3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495" table:style-name="ce1">
            <text:p>649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0H16M42.232S" table:style-name="ce2">
            <text:p>16:42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0H16M42.240S" table:style-name="ce2">
            <text:p>16:4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0H16M42.220S" table:style-name="ce2">
            <text:p>16:42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0H16M40.280S" table:style-name="ce2">
            <text:p>16:40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ccess</text:p>
          </table:table-cell>
          <table:table-cell office:value-type="float" office:value="85155" table:style-name="ce1">
            <text:p>85155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0H16M42.456S" table:style-name="ce2">
            <text:p>16:42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0H16M41.963S" table:style-name="ce2">
            <text:p>16:4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0H16M39.604S" table:style-name="ce2">
            <text:p>16:39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82609" table:style-name="ce1">
            <text:p>8260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0H16M42.556S" table:style-name="ce2">
            <text:p>16:4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0H16M42.572S" table:style-name="ce2">
            <text:p>16:4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0H16M42.587S" table:style-name="ce2">
            <text:p>16:4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0H16M39.579S" table:style-name="ce2">
            <text:p>16:39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04" table:style-name="ce1">
            <text:p>3504</text:p>
          </table:table-cell>
          <table:table-cell office:value-type="string" table:style-name="ce1">
            <text:p>Success</text:p>
          </table:table-cell>
          <table:table-cell office:value-type="float" office:value="82607" table:style-name="ce1">
            <text:p>82607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0H16M43.084S" table:style-name="ce2">
            <text:p>16:43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0H16M43.183S" table:style-name="ce2">
            <text:p>16:4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0H16M43.200S" table:style-name="ce2">
            <text:p>16:4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0H16M43.209S" table:style-name="ce2">
            <text:p>16:4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0H16M42.556S" table:style-name="ce2">
            <text:p>16:4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0H16M43.328S" table:style-name="ce2">
            <text:p>16:4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0H16M43.345S" table:style-name="ce2">
            <text:p>16:4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0H16M43.354S" table:style-name="ce2">
            <text:p>16:4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0H16M40.882S" table:style-name="ce2">
            <text:p>16:4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Success</text:p>
          </table:table-cell>
          <table:table-cell office:value-type="float" office:value="82732" table:style-name="ce1">
            <text:p>82732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0H16M43.579S" table:style-name="ce2">
            <text:p>16:4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0H16M42.242S" table:style-name="ce2">
            <text:p>16:4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0H16M43.820S" table:style-name="ce2">
            <text:p>16:4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0H16M33.208S" table:style-name="ce2">
            <text:p>16:3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949" table:style-name="ce1">
            <text:p>1094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0H16M44.161S" table:style-name="ce2">
            <text:p>16:4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0H16M39.196S" table:style-name="ce2">
            <text:p>16:3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60" table:style-name="ce1">
            <text:p>5260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0H16M40.676S" table:style-name="ce2">
            <text:p>16:40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Success</text:p>
          </table:table-cell>
          <table:table-cell office:value-type="float" office:value="54346" table:style-name="ce1">
            <text:p>54346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0H16M37.474S" table:style-name="ce2">
            <text:p>16:3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014" table:style-name="ce1">
            <text:p>7014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0H16M39.181S" table:style-name="ce2">
            <text:p>16:39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314" table:style-name="ce1">
            <text:p>5314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0H16M40.511S" table:style-name="ce2">
            <text:p>16:40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990" table:style-name="ce1">
            <text:p>3990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0H16M36.187S" table:style-name="ce2">
            <text:p>16:36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316" table:style-name="ce1">
            <text:p>8316</text:p>
          </table:table-cell>
          <table:table-cell office:value-type="string" table:style-name="ce1">
            <text:p>Success</text:p>
          </table:table-cell>
          <table:table-cell office:value-type="float" office:value="43716" table:style-name="ce1">
            <text:p>43716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0H16M32.191S" table:style-name="ce2">
            <text:p>16:32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315" table:style-name="ce1">
            <text:p>12315</text:p>
          </table:table-cell>
          <table:table-cell office:value-type="string" table:style-name="ce1">
            <text:p>Success</text:p>
          </table:table-cell>
          <table:table-cell office:value-type="float" office:value="45919" table:style-name="ce1">
            <text:p>45919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0H16M33.478S" table:style-name="ce2">
            <text:p>16:3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030" table:style-name="ce1">
            <text:p>11030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0H16M39.229S" table:style-name="ce2">
            <text:p>16:3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303" table:style-name="ce1">
            <text:p>530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0H16M34.339S" table:style-name="ce2">
            <text:p>16:3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199" table:style-name="ce1">
            <text:p>10199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0H16M44.490S" table:style-name="ce2">
            <text:p>16:4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0H16M35.703S" table:style-name="ce2">
            <text:p>16:3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840" table:style-name="ce1">
            <text:p>884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0H16M44.510S" table:style-name="ce2">
            <text:p>16:44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0H16M44.505S" table:style-name="ce2">
            <text:p>16:4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0H16M44.175S" table:style-name="ce2">
            <text:p>16:4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0H16M39.033S" table:style-name="ce2">
            <text:p>16:39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544" table:style-name="ce1">
            <text:p>554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0H16M44.508S" table:style-name="ce2">
            <text:p>16:4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0H16M44.873S" table:style-name="ce2">
            <text:p>16:4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0H16M44.579S" table:style-name="ce2">
            <text:p>16:4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0H16M44.573S" table:style-name="ce2">
            <text:p>16:4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0H16M44.459S" table:style-name="ce2">
            <text:p>16:44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80489" table:style-name="ce1">
            <text:p>80489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0H16M44.477S" table:style-name="ce2">
            <text:p>16:4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80637" table:style-name="ce1">
            <text:p>80637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0H16M44.503S" table:style-name="ce2">
            <text:p>16:4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80637" table:style-name="ce1">
            <text:p>8063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0H16M45.086S" table:style-name="ce2">
            <text:p>16:4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572" table:style-name="ce1">
            <text:p>572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0H16M45.091S" table:style-name="ce2">
            <text:p>16:4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72" table:style-name="ce1">
            <text:p>572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0H16M44.544S" table:style-name="ce2">
            <text:p>16:44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0H16M45.190S" table:style-name="ce2">
            <text:p>16:4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40" table:style-name="ce1">
            <text:p>1240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0H16M44.540S" table:style-name="ce2">
            <text:p>16:4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0H16M44.534S" table:style-name="ce2">
            <text:p>16:4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0H16M34.295S" table:style-name="ce2">
            <text:p>16:34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144" table:style-name="ce1">
            <text:p>1114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0H16M44.498S" table:style-name="ce2">
            <text:p>16:4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82607" table:style-name="ce1">
            <text:p>82607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0H16M45.076S" table:style-name="ce2">
            <text:p>16:4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0H16M45.825S" table:style-name="ce2">
            <text:p>16:45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0H16M45.850S" table:style-name="ce2">
            <text:p>16:45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0H16M45.870S" table:style-name="ce2">
            <text:p>16:45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0H16M45.777S" table:style-name="ce2">
            <text:p>16:4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0H16M45.937S" table:style-name="ce2">
            <text:p>16:4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0H16M45.951S" table:style-name="ce2">
            <text:p>16:46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0H16M45.958S" table:style-name="ce2">
            <text:p>16:46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0H16M45.442S" table:style-name="ce2">
            <text:p>16:45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0H16M42.254S" table:style-name="ce2">
            <text:p>16:42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0H16M39.609S" table:style-name="ce2">
            <text:p>16:3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642" table:style-name="ce1">
            <text:p>6642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0H16M34.089S" table:style-name="ce2">
            <text:p>16:3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179" table:style-name="ce1">
            <text:p>12179</text:p>
          </table:table-cell>
          <table:table-cell office:value-type="string" table:style-name="ce1">
            <text:p>Success</text:p>
          </table:table-cell>
          <table:table-cell office:value-type="float" office:value="42177" table:style-name="ce1">
            <text:p>42177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0H16M42.113S" table:style-name="ce2">
            <text:p>16:4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158" table:style-name="ce1">
            <text:p>4158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0H16M42.164S" table:style-name="ce2">
            <text:p>16:4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111" table:style-name="ce1">
            <text:p>4111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0H16M40.799S" table:style-name="ce2">
            <text:p>16:4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539" table:style-name="ce1">
            <text:p>5539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0H16M32.276S" table:style-name="ce2">
            <text:p>16:3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069" table:style-name="ce1">
            <text:p>14069</text:p>
          </table:table-cell>
          <table:table-cell office:value-type="string" table:style-name="ce1">
            <text:p>Success</text:p>
          </table:table-cell>
          <table:table-cell office:value-type="float" office:value="50099" table:style-name="ce1">
            <text:p>50099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0H16M42.099S" table:style-name="ce2">
            <text:p>16:42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0H16M44.542S" table:style-name="ce2">
            <text:p>16:4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0H16M44.547S" table:style-name="ce2">
            <text:p>16:44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0H16M37.756S" table:style-name="ce2">
            <text:p>16:37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684" table:style-name="ce1">
            <text:p>868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0H16M40.657S" table:style-name="ce2">
            <text:p>16:4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791" table:style-name="ce1">
            <text:p>5791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0H16M34.364S" table:style-name="ce2">
            <text:p>16:3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086" table:style-name="ce1">
            <text:p>1208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0H16M32.724S" table:style-name="ce2">
            <text:p>16:3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3762" table:style-name="ce1">
            <text:p>13762</text:p>
          </table:table-cell>
          <table:table-cell office:value-type="string" table:style-name="ce1">
            <text:p>Success</text:p>
          </table:table-cell>
          <table:table-cell office:value-type="float" office:value="49234" table:style-name="ce1">
            <text:p>49234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0H16M45.029S" table:style-name="ce2">
            <text:p>16:4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07" table:style-name="ce1">
            <text:p>1607</text:p>
          </table:table-cell>
          <table:table-cell office:value-type="string" table:style-name="ce1">
            <text:p>Success</text:p>
          </table:table-cell>
          <table:table-cell office:value-type="float" office:value="67829" table:style-name="ce1">
            <text:p>67829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0H16M46.637S" table:style-name="ce2">
            <text:p>16:4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0H16M46.277S" table:style-name="ce2">
            <text:p>16:46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0H16M46.274S" table:style-name="ce2">
            <text:p>16:4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0H16M45.060S" table:style-name="ce2">
            <text:p>16:45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65829" table:style-name="ce1">
            <text:p>65829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0H16M46.750S" table:style-name="ce2">
            <text:p>16:4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0H16M46.757S" table:style-name="ce2">
            <text:p>16:4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0H16M46.773S" table:style-name="ce2">
            <text:p>16:4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0H16M46.250S" table:style-name="ce2">
            <text:p>16:4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0H16M45.307S" table:style-name="ce2">
            <text:p>16:4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Success</text:p>
          </table:table-cell>
          <table:table-cell office:value-type="float" office:value="65827" table:style-name="ce1">
            <text:p>65827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0H16M46.209S" table:style-name="ce2">
            <text:p>16:46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65797" table:style-name="ce1">
            <text:p>65797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0H16M47.040S" table:style-name="ce2">
            <text:p>16:47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0H16M45.430S" table:style-name="ce2">
            <text:p>16:45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Success</text:p>
          </table:table-cell>
          <table:table-cell office:value-type="float" office:value="67827" table:style-name="ce1">
            <text:p>67827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0H16M47.042S" table:style-name="ce2">
            <text:p>16:4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0H16M47.072S" table:style-name="ce2">
            <text:p>16:47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0H16M46.255S" table:style-name="ce2">
            <text:p>16:4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ccess</text:p>
          </table:table-cell>
          <table:table-cell office:value-type="float" office:value="69895" table:style-name="ce1">
            <text:p>69895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0H16M46.348S" table:style-name="ce2">
            <text:p>16:4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69953" table:style-name="ce1">
            <text:p>69953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0H16M47.129S" table:style-name="ce2">
            <text:p>16:4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0H16M46.450S" table:style-name="ce2">
            <text:p>16:4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0H16M46.442S" table:style-name="ce2">
            <text:p>16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0H16M46.340S" table:style-name="ce2">
            <text:p>16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Success</text:p>
          </table:table-cell>
          <table:table-cell office:value-type="float" office:value="70023" table:style-name="ce1">
            <text:p>70023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0H16M47.631S" table:style-name="ce2">
            <text:p>16:47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0H16M46.399S" table:style-name="ce2">
            <text:p>16:4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0H16M46.376S" table:style-name="ce2">
            <text:p>16:4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0H16M47.696S" table:style-name="ce2">
            <text:p>16:4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0H16M46.487S" table:style-name="ce2">
            <text:p>16:4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Success</text:p>
          </table:table-cell>
          <table:table-cell office:value-type="float" office:value="72068" table:style-name="ce1">
            <text:p>72068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0H16M47.763S" table:style-name="ce2">
            <text:p>16:4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0H16M46.380S" table:style-name="ce2">
            <text:p>16:46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0H16M40.127S" table:style-name="ce2">
            <text:p>16:4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087" table:style-name="ce1">
            <text:p>8087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0H16M42.474S" table:style-name="ce2">
            <text:p>16:42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759" table:style-name="ce1">
            <text:p>5759</text:p>
          </table:table-cell>
          <table:table-cell office:value-type="string" table:style-name="ce1">
            <text:p>Success</text:p>
          </table:table-cell>
          <table:table-cell office:value-type="float" office:value="51659" table:style-name="ce1">
            <text:p>51659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0H16M47.657S" table:style-name="ce2">
            <text:p>16:47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74319" table:style-name="ce1">
            <text:p>74319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0H16M47.489S" table:style-name="ce2">
            <text:p>16:4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76300" table:style-name="ce1">
            <text:p>76300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0H16M48.365S" table:style-name="ce2">
            <text:p>16:4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0H16M48.361S" table:style-name="ce2">
            <text:p>16:4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0H16M46.450S" table:style-name="ce2">
            <text:p>16:46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Success</text:p>
          </table:table-cell>
          <table:table-cell office:value-type="float" office:value="76307" table:style-name="ce1">
            <text:p>76307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0H16M47.115S" table:style-name="ce2">
            <text:p>16:47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0H16M48.414S" table:style-name="ce2">
            <text:p>16:48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0H16M48.430S" table:style-name="ce2">
            <text:p>16:4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0H16M48.439S" table:style-name="ce2">
            <text:p>16:4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0H16M48.444S" table:style-name="ce2">
            <text:p>16:4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0H16M46.961S" table:style-name="ce2">
            <text:p>16:47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Success</text:p>
          </table:table-cell>
          <table:table-cell office:value-type="float" office:value="74317" table:style-name="ce1">
            <text:p>74317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0H16M49.024S" table:style-name="ce2">
            <text:p>16:4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0H16M43.832S" table:style-name="ce2">
            <text:p>16:4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328" table:style-name="ce1">
            <text:p>5328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0H16M47.497S" table:style-name="ce2">
            <text:p>16:4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74320" table:style-name="ce1">
            <text:p>74320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0H16M49.618S" table:style-name="ce2">
            <text:p>16:4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0H16M49.162S" table:style-name="ce2">
            <text:p>16:4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74269" table:style-name="ce1">
            <text:p>74269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0H16M47.817S" table:style-name="ce2">
            <text:p>16:4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151" table:style-name="ce1">
            <text:p>2151</text:p>
          </table:table-cell>
          <table:table-cell office:value-type="string" table:style-name="ce1">
            <text:p>Success</text:p>
          </table:table-cell>
          <table:table-cell office:value-type="float" office:value="74318" table:style-name="ce1">
            <text:p>7431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0H16M49.969S" table:style-name="ce2">
            <text:p>16:5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0H16M49.969S" table:style-name="ce2">
            <text:p>16:5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0H16M41.169S" table:style-name="ce2">
            <text:p>16:4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225" table:style-name="ce1">
            <text:p>9225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0H16M39.037S" table:style-name="ce2">
            <text:p>16:39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365" table:style-name="ce1">
            <text:p>11365</text:p>
          </table:table-cell>
          <table:table-cell office:value-type="string" table:style-name="ce1">
            <text:p>Success</text:p>
          </table:table-cell>
          <table:table-cell office:value-type="float" office:value="43697" table:style-name="ce1">
            <text:p>43697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0H16M40.576S" table:style-name="ce2">
            <text:p>16:4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843" table:style-name="ce1">
            <text:p>9843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0H16M39.256S" table:style-name="ce2">
            <text:p>16:3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169" table:style-name="ce1">
            <text:p>11169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0H16M41.938S" table:style-name="ce2">
            <text:p>16:4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489" table:style-name="ce1">
            <text:p>8489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0H16M39.546S" table:style-name="ce2">
            <text:p>16:3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889" table:style-name="ce1">
            <text:p>10889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0H16M45.100S" table:style-name="ce2">
            <text:p>16:4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342" table:style-name="ce1">
            <text:p>5342</text:p>
          </table:table-cell>
          <table:table-cell office:value-type="string" table:style-name="ce1">
            <text:p>Success</text:p>
          </table:table-cell>
          <table:table-cell office:value-type="float" office:value="55222" table:style-name="ce1">
            <text:p>55222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0H16M39.600S" table:style-name="ce2">
            <text:p>16:39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844" table:style-name="ce1">
            <text:p>10844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0H16M40.669S" table:style-name="ce2">
            <text:p>16:40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793" table:style-name="ce1">
            <text:p>9793</text:p>
          </table:table-cell>
          <table:table-cell office:value-type="string" table:style-name="ce1">
            <text:p>Success</text:p>
          </table:table-cell>
          <table:table-cell office:value-type="float" office:value="52631" table:style-name="ce1">
            <text:p>5263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0H16M42.263S" table:style-name="ce2">
            <text:p>16:42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199" table:style-name="ce1">
            <text:p>8199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0H16M39.630S" table:style-name="ce2">
            <text:p>16:3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833" table:style-name="ce1">
            <text:p>10833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0H16M43.593S" table:style-name="ce2">
            <text:p>16:4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872" table:style-name="ce1">
            <text:p>687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0H16M50.402S" table:style-name="ce2">
            <text:p>16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0H16M44.550S" table:style-name="ce2">
            <text:p>16:4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926" table:style-name="ce1">
            <text:p>5926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0H16M42.252S" table:style-name="ce2">
            <text:p>16:42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244" table:style-name="ce1">
            <text:p>824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0H16M46.270S" table:style-name="ce2">
            <text:p>16:4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234" table:style-name="ce1">
            <text:p>42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0H16M39.273S" table:style-name="ce2">
            <text:p>16:3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231" table:style-name="ce1">
            <text:p>11231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0H16M50.405S" table:style-name="ce2">
            <text:p>16:50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0H16M50.507S" table:style-name="ce2">
            <text:p>16:5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0H16M50.498S" table:style-name="ce2">
            <text:p>16:50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0H16M50.465S" table:style-name="ce2">
            <text:p>16:50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0H16M50.477S" table:style-name="ce2">
            <text:p>16:5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0H16M50.426S" table:style-name="ce2">
            <text:p>16:50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0H16M50.422S" table:style-name="ce2">
            <text:p>16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73" table:style-name="ce1">
            <text:p>137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0H16M51.797S" table:style-name="ce2">
            <text:p>16:51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0H16M45.205S" table:style-name="ce2">
            <text:p>16:4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99" table:style-name="ce1">
            <text:p>6699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0H16M48.217S" table:style-name="ce2">
            <text:p>16:48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688" table:style-name="ce1">
            <text:p>368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0H16M48.245S" table:style-name="ce2">
            <text:p>16:4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0H16M41.980S" table:style-name="ce2">
            <text:p>16:4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930" table:style-name="ce1">
            <text:p>993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0H16M44.915S" table:style-name="ce2">
            <text:p>16:4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041" table:style-name="ce1">
            <text:p>7041</text:p>
          </table:table-cell>
          <table:table-cell office:value-type="string" table:style-name="ce1">
            <text:p>Success</text:p>
          </table:table-cell>
          <table:table-cell office:value-type="float" office:value="52631" table:style-name="ce1">
            <text:p>52631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0H16M51.907S" table:style-name="ce2">
            <text:p>16:51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0H16M51.910S" table:style-name="ce2">
            <text:p>16:5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0H16M52.057S" table:style-name="ce2">
            <text:p>16:5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0H16M52.059S" table:style-name="ce2">
            <text:p>16:5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0H16M52.087S" table:style-name="ce2">
            <text:p>16:5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0H16M52.091S" table:style-name="ce2">
            <text:p>16:5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0H16M52.105S" table:style-name="ce2">
            <text:p>16:5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0H16M52.111S" table:style-name="ce2">
            <text:p>16:5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0H16M51.913S" table:style-name="ce2">
            <text:p>16:5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0H16M50.466S" table:style-name="ce2">
            <text:p>16:5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0H16M48.386S" table:style-name="ce2">
            <text:p>16:4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66" table:style-name="ce1">
            <text:p>476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0H16M50.430S" table:style-name="ce2">
            <text:p>16:50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27" table:style-name="ce1">
            <text:p>272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0H16M47.099S" table:style-name="ce2">
            <text:p>16:4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0H16M50.438S" table:style-name="ce2">
            <text:p>16:5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45" table:style-name="ce1">
            <text:p>274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0H16M47.141S" table:style-name="ce2">
            <text:p>16:4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045" table:style-name="ce1">
            <text:p>6045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0H16M50.446S" table:style-name="ce2">
            <text:p>16:5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62" table:style-name="ce1">
            <text:p>276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0H16M46.667S" table:style-name="ce2">
            <text:p>16:4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50" table:style-name="ce1">
            <text:p>6550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0H16M50.467S" table:style-name="ce2">
            <text:p>16:50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756" table:style-name="ce1">
            <text:p>275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0H16M53.120S" table:style-name="ce2">
            <text:p>16:5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0H16M50.443S" table:style-name="ce2">
            <text:p>16:50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0H16M53.137S" table:style-name="ce2">
            <text:p>16:5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0H16M46.808S" table:style-name="ce2">
            <text:p>16:4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52" table:style-name="ce1">
            <text:p>645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0H16M45.106S" table:style-name="ce2">
            <text:p>16:4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157" table:style-name="ce1">
            <text:p>815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0H16M47.777S" table:style-name="ce2">
            <text:p>16:4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494" table:style-name="ce1">
            <text:p>5494</text:p>
          </table:table-cell>
          <table:table-cell office:value-type="string" table:style-name="ce1">
            <text:p>Success</text:p>
          </table:table-cell>
          <table:table-cell office:value-type="float" office:value="48048" table:style-name="ce1">
            <text:p>4804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0H16M53.250S" table:style-name="ce2">
            <text:p>16:53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0H16M47.648S" table:style-name="ce2">
            <text:p>16:47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640" table:style-name="ce1">
            <text:p>564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0H16M53.158S" table:style-name="ce2">
            <text:p>16:5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0H16M53.209S" table:style-name="ce2">
            <text:p>16:5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0H16M46.780S" table:style-name="ce2">
            <text:p>16:4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528" table:style-name="ce1">
            <text:p>6528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0H16M53.226S" table:style-name="ce2">
            <text:p>16:5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0H16M53.185S" table:style-name="ce2">
            <text:p>16:53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0H16M53.242S" table:style-name="ce2">
            <text:p>16:5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0H16M46.800S" table:style-name="ce2">
            <text:p>16:4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521" table:style-name="ce1">
            <text:p>6521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0H16M47.710S" table:style-name="ce2">
            <text:p>16:4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619" table:style-name="ce1">
            <text:p>5619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0H16M53.295S" table:style-name="ce2">
            <text:p>16:5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0H16M53.299S" table:style-name="ce2">
            <text:p>16:5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0H16M53.317S" table:style-name="ce2">
            <text:p>16:53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0H16M53.321S" table:style-name="ce2">
            <text:p>16:5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0H16M50.464S" table:style-name="ce2">
            <text:p>16:50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94" table:style-name="ce1">
            <text:p>3094</text:p>
          </table:table-cell>
          <table:table-cell office:value-type="string" table:style-name="ce1">
            <text:p>Success</text:p>
          </table:table-cell>
          <table:table-cell office:value-type="float" office:value="78436" table:style-name="ce1">
            <text:p>78436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0H16M51.104S" table:style-name="ce2">
            <text:p>16:5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80538" table:style-name="ce1">
            <text:p>80538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0H16M53.567S" table:style-name="ce2">
            <text:p>16:5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0H16M53.559S" table:style-name="ce2">
            <text:p>16:5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0H16M51.401S" table:style-name="ce2">
            <text:p>16:5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80540" table:style-name="ce1">
            <text:p>80540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0H16M53.620S" table:style-name="ce2">
            <text:p>16:53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0H16M50.776S" table:style-name="ce2">
            <text:p>16:50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Success</text:p>
          </table:table-cell>
          <table:table-cell office:value-type="float" office:value="84774" table:style-name="ce1">
            <text:p>84774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0H16M51.095S" table:style-name="ce2">
            <text:p>16:51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94" table:style-name="ce1">
            <text:p>2594</text:p>
          </table:table-cell>
          <table:table-cell office:value-type="string" table:style-name="ce1">
            <text:p>Success</text:p>
          </table:table-cell>
          <table:table-cell office:value-type="float" office:value="82655" table:style-name="ce1">
            <text:p>82655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0H16M53.689S" table:style-name="ce2">
            <text:p>16:5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0H16M53.688S" table:style-name="ce2">
            <text:p>16:5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0H16M51.208S" table:style-name="ce2">
            <text:p>16:5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31" table:style-name="ce1">
            <text:p>2531</text:p>
          </table:table-cell>
          <table:table-cell office:value-type="string" table:style-name="ce1">
            <text:p>Success</text:p>
          </table:table-cell>
          <table:table-cell office:value-type="float" office:value="84930" table:style-name="ce1">
            <text:p>84930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0H16M53.740S" table:style-name="ce2">
            <text:p>16:5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0H16M50.505S" table:style-name="ce2">
            <text:p>16:5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283" table:style-name="ce1">
            <text:p>3283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0H16M50.761S" table:style-name="ce2">
            <text:p>16:50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Success</text:p>
          </table:table-cell>
          <table:table-cell office:value-type="float" office:value="84781" table:style-name="ce1">
            <text:p>84781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0H16M53.789S" table:style-name="ce2">
            <text:p>16:5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0H16M53.835S" table:style-name="ce2">
            <text:p>16:5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0H16M53.841S" table:style-name="ce2">
            <text:p>16:5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0H16M51.907S" table:style-name="ce2">
            <text:p>16:5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Success</text:p>
          </table:table-cell>
          <table:table-cell office:value-type="float" office:value="82757" table:style-name="ce1">
            <text:p>82757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0H16M53.859S" table:style-name="ce2">
            <text:p>16:5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0H16M51.957S" table:style-name="ce2">
            <text:p>16:52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82661" table:style-name="ce1">
            <text:p>8266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0H16M53.900S" table:style-name="ce2">
            <text:p>16:5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0H16M53.898S" table:style-name="ce2">
            <text:p>16:5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0H16M53.899S" table:style-name="ce2">
            <text:p>16:5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90" table:style-name="ce1">
            <text:p>2990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0H16M53.224S" table:style-name="ce2">
            <text:p>16:5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0H16M49.983S" table:style-name="ce2">
            <text:p>16:5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0H16M47.055S" table:style-name="ce2">
            <text:p>16:4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522" table:style-name="ce1">
            <text:p>7522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0H16M50.467S" table:style-name="ce2">
            <text:p>16:5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0H16M49.035S" table:style-name="ce2">
            <text:p>16:4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552" table:style-name="ce1">
            <text:p>555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0H16M47.106S" table:style-name="ce2">
            <text:p>16:47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484" table:style-name="ce1">
            <text:p>7484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0H16M48.384S" table:style-name="ce2">
            <text:p>16:4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07" table:style-name="ce1">
            <text:p>6207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0H16M49.662S" table:style-name="ce2">
            <text:p>16:4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40" table:style-name="ce1">
            <text:p>4940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0H16M53.322S" table:style-name="ce2">
            <text:p>16:5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70080" table:style-name="ce1">
            <text:p>70080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0H16M53.330S" table:style-name="ce2">
            <text:p>16:5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70080" table:style-name="ce1">
            <text:p>70080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0H16M55.088S" table:style-name="ce2">
            <text:p>16:5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0H16M55.104S" table:style-name="ce2">
            <text:p>16:5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0H16M53.314S" table:style-name="ce2">
            <text:p>16:5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Success</text:p>
          </table:table-cell>
          <table:table-cell office:value-type="float" office:value="70078" table:style-name="ce1">
            <text:p>70078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0H16M55.395S" table:style-name="ce2">
            <text:p>16:55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0H16M53.944S" table:style-name="ce2">
            <text:p>16:5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Success</text:p>
          </table:table-cell>
          <table:table-cell office:value-type="float" office:value="70073" table:style-name="ce1">
            <text:p>70073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0H16M55.747S" table:style-name="ce2">
            <text:p>16:5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0H16M54.590S" table:style-name="ce2">
            <text:p>16:5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0H16M55.860S" table:style-name="ce2">
            <text:p>16:5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0H16M55.877S" table:style-name="ce2">
            <text:p>16:5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0H16M48.433S" table:style-name="ce2">
            <text:p>16:48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453" table:style-name="ce1">
            <text:p>7453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0H16M55.885S" table:style-name="ce2">
            <text:p>16:5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0H16M53.218S" table:style-name="ce2">
            <text:p>16:5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191" table:style-name="ce1">
            <text:p>319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0H16M53.154S" table:style-name="ce2">
            <text:p>16:5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0H16M53.166S" table:style-name="ce2">
            <text:p>16:5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70" table:style-name="ce1">
            <text:p>327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0H16M53.288S" table:style-name="ce2">
            <text:p>16:5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0H16M49.997S" table:style-name="ce2">
            <text:p>16:5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450" table:style-name="ce1">
            <text:p>645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0H16M56.412S" table:style-name="ce2">
            <text:p>16:5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0H16M56.441S" table:style-name="ce2">
            <text:p>16:56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0H16M56.454S" table:style-name="ce2">
            <text:p>16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0H16M56.417S" table:style-name="ce2">
            <text:p>16:5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0H16M56.439S" table:style-name="ce2">
            <text:p>16:5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0H16M56.467S" table:style-name="ce2">
            <text:p>16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0H16M56.461S" table:style-name="ce2">
            <text:p>16:5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0H16M56.493S" table:style-name="ce2">
            <text:p>16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0H16M56.473S" table:style-name="ce2">
            <text:p>16:5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0H16M53.271S" table:style-name="ce2">
            <text:p>16:53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0H16M56.499S" table:style-name="ce2">
            <text:p>16:5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0H16M56.472S" table:style-name="ce2">
            <text:p>16:5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0H16M56.528S" table:style-name="ce2">
            <text:p>16:5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0H16M56.530S" table:style-name="ce2">
            <text:p>16:5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0H16M53.849S" table:style-name="ce2">
            <text:p>16:5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0H16M56.527S" table:style-name="ce2">
            <text:p>16:5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0H16M56.545S" table:style-name="ce2">
            <text:p>16:5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0H16M53.187S" table:style-name="ce2">
            <text:p>16:5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69" table:style-name="ce1">
            <text:p>336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0H16M53.264S" table:style-name="ce2">
            <text:p>16:5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317" table:style-name="ce1">
            <text:p>331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0H16M53.261S" table:style-name="ce2">
            <text:p>16:5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0H16M56.553S" table:style-name="ce2">
            <text:p>16:5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0H16M56.556S" table:style-name="ce2">
            <text:p>16:5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0H16M55.129S" table:style-name="ce2">
            <text:p>16:5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0H16M53.784S" table:style-name="ce2">
            <text:p>16:5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0H16M56.601S" table:style-name="ce2">
            <text:p>16:5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0H16M56.582S" table:style-name="ce2">
            <text:p>16:5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0H16M53.918S" table:style-name="ce2">
            <text:p>16:5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0H16M55.773S" table:style-name="ce2">
            <text:p>16:5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0H16M55.409S" table:style-name="ce2">
            <text:p>16:55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0H16M56.584S" table:style-name="ce2">
            <text:p>16:5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0H16M53.604S" table:style-name="ce2">
            <text:p>16:5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109" table:style-name="ce1">
            <text:p>3109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0H16M51.863S" table:style-name="ce2">
            <text:p>16:5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862" table:style-name="ce1">
            <text:p>4862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0H16M56.706S" table:style-name="ce2">
            <text:p>16:5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0H16M53.650S" table:style-name="ce2">
            <text:p>16:5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085" table:style-name="ce1">
            <text:p>3085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0H16M53.596S" table:style-name="ce2">
            <text:p>16:5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40" table:style-name="ce1">
            <text:p>3140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0H16M53.932S" table:style-name="ce2">
            <text:p>16:5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0H16M56.652S" table:style-name="ce2">
            <text:p>16:56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0H16M56.735S" table:style-name="ce2">
            <text:p>16:5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0H16M53.732S" table:style-name="ce2">
            <text:p>16:5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0H16M56.753S" table:style-name="ce2">
            <text:p>16:5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0H16M55.108S" table:style-name="ce2">
            <text:p>16:5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0H16M56.746S" table:style-name="ce2">
            <text:p>16:5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0H16M56.800S" table:style-name="ce2">
            <text:p>16:5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288" table:style-name="ce1">
            <text:p>2288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0H16M56.725S" table:style-name="ce2">
            <text:p>16:56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50976" table:style-name="ce1">
            <text:p>50976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0H16M57.076S" table:style-name="ce2">
            <text:p>16:5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0H16M56.655S" table:style-name="ce2">
            <text:p>16:56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0H16M55.887S" table:style-name="ce2">
            <text:p>16:5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0H16M56.776S" table:style-name="ce2">
            <text:p>16:5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0H16M58.262S" table:style-name="ce2">
            <text:p>16:58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0H16M58.279S" table:style-name="ce2">
            <text:p>16:58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0H16M56.736S" table:style-name="ce2">
            <text:p>16:56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0H16M58.299S" table:style-name="ce2">
            <text:p>16:58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0H16M56.604S" table:style-name="ce2">
            <text:p>16:56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0H16M58.279S" table:style-name="ce2">
            <text:p>16:5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0H16M56.449S" table:style-name="ce2">
            <text:p>16:5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0H16M56.715S" table:style-name="ce2">
            <text:p>16:5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0H16M58.331S" table:style-name="ce2">
            <text:p>16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0H16M56.664S" table:style-name="ce2">
            <text:p>16:5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0H16M58.303S" table:style-name="ce2">
            <text:p>16:58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0H16M58.327S" table:style-name="ce2">
            <text:p>16:58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0H16M58.353S" table:style-name="ce2">
            <text:p>16:5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0H16M58.341S" table:style-name="ce2">
            <text:p>16:5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0H16M53.916S" table:style-name="ce2">
            <text:p>16:5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468" table:style-name="ce1">
            <text:p>4468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0H16M58.353S" table:style-name="ce2">
            <text:p>16:5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0H16M57.091S" table:style-name="ce2">
            <text:p>16:5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0H16M58.379S" table:style-name="ce2">
            <text:p>16:5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0H16M58.382S" table:style-name="ce2">
            <text:p>16:5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0H16M58.360S" table:style-name="ce2">
            <text:p>16:5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0H16M58.395S" table:style-name="ce2">
            <text:p>16:5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0H16M58.391S" table:style-name="ce2">
            <text:p>16:5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0H16M58.406S" table:style-name="ce2">
            <text:p>16:5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0H16M58.363S" table:style-name="ce2">
            <text:p>16:5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0H16M56.824S" table:style-name="ce2">
            <text:p>16:5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54346" table:style-name="ce1">
            <text:p>54346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0H16M58.423S" table:style-name="ce2">
            <text:p>16:5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0H16M58.425S" table:style-name="ce2">
            <text:p>16:5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33925" table:style-name="ce1">
            <text:p>33925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0H16M58.627S" table:style-name="ce2">
            <text:p>16:5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192" table:style-name="ce1">
            <text:p>1192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0H16M54.589S" table:style-name="ce2">
            <text:p>16:54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150" table:style-name="ce1">
            <text:p>415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0H16M58.742S" table:style-name="ce2">
            <text:p>16:5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0H16M58.762S" table:style-name="ce2">
            <text:p>16:5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0H16M58.775S" table:style-name="ce2">
            <text:p>16:5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0H16M58.802S" table:style-name="ce2">
            <text:p>16:5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0H16M58.646S" table:style-name="ce2">
            <text:p>16:5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55222" table:style-name="ce1">
            <text:p>55222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0H16M54.579S" table:style-name="ce2">
            <text:p>16:5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238" table:style-name="ce1">
            <text:p>4238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0H16M58.817S" table:style-name="ce2">
            <text:p>16:58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0H16M58.831S" table:style-name="ce2">
            <text:p>16:58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0H16M58.839S" table:style-name="ce2">
            <text:p>16:58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0H16M58.846S" table:style-name="ce2">
            <text:p>16:58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0H16M53.730S" table:style-name="ce2">
            <text:p>16:5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178" table:style-name="ce1">
            <text:p>5178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0H16M56.766S" table:style-name="ce2">
            <text:p>16:5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0H16M54.593S" table:style-name="ce2">
            <text:p>16:5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45" table:style-name="ce1">
            <text:p>4345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0H16M58.927S" table:style-name="ce2">
            <text:p>16:5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0H16M58.940S" table:style-name="ce2">
            <text:p>16:5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0H16M58.954S" table:style-name="ce2">
            <text:p>16:5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0H16M58.952S" table:style-name="ce2">
            <text:p>16:5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0H16M58.972S" table:style-name="ce2">
            <text:p>16:5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0H16M58.971S" table:style-name="ce2">
            <text:p>16:5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0H16M58.978S" table:style-name="ce2">
            <text:p>16:5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0H16M58.979S" table:style-name="ce2">
            <text:p>16:5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0H16M56.657S" table:style-name="ce2">
            <text:p>16:56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0H16M59.010S" table:style-name="ce2">
            <text:p>1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0H16M59.025S" table:style-name="ce2">
            <text:p>1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0H16M59.033S" table:style-name="ce2">
            <text:p>1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0H16M59.039S" table:style-name="ce2">
            <text:p>1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0H16M54.575S" table:style-name="ce2">
            <text:p>16:5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17" table:style-name="ce1">
            <text:p>451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0H16M56.738S" table:style-name="ce2">
            <text:p>16:56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0H16M59.093S" table:style-name="ce2">
            <text:p>16:5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0H16M54.592S" table:style-name="ce2">
            <text:p>16:5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535" table:style-name="ce1">
            <text:p>453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0H16M59.092S" table:style-name="ce2">
            <text:p>16:5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0H16M56.546S" table:style-name="ce2">
            <text:p>16:56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587" table:style-name="ce1">
            <text:p>258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0H16M54.603S" table:style-name="ce2">
            <text:p>16:5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534" table:style-name="ce1">
            <text:p>4534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0H16M59.132S" table:style-name="ce2">
            <text:p>16:5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0H16M59.114S" table:style-name="ce2">
            <text:p>16:5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0H16M59.134S" table:style-name="ce2">
            <text:p>16:5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0H16M59.128S" table:style-name="ce2">
            <text:p>16:5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0H16M59.138S" table:style-name="ce2">
            <text:p>16:5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0H16M59.149S" table:style-name="ce2">
            <text:p>16:5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0H16M59.145S" table:style-name="ce2">
            <text:p>16:5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0H16M59.146S" table:style-name="ce2">
            <text:p>16:5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0H16M59.166S" table:style-name="ce2">
            <text:p>16:5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0H16M56.605S" table:style-name="ce2">
            <text:p>16:56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0H16M59.167S" table:style-name="ce2">
            <text:p>16:5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0H16M59.165S" table:style-name="ce2">
            <text:p>16:5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0H16M59.155S" table:style-name="ce2">
            <text:p>16:5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0H16M59.190S" table:style-name="ce2">
            <text:p>16:5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0H16M59.161S" table:style-name="ce2">
            <text:p>16:59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0H16M59.183S" table:style-name="ce2">
            <text:p>16:5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0H16M59.195S" table:style-name="ce2">
            <text:p>16:59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0H16M59.204S" table:style-name="ce2">
            <text:p>16:59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0H16M59.192S" table:style-name="ce2">
            <text:p>16:5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0H16M59.199S" table:style-name="ce2">
            <text:p>16:5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0H16M58.385S" table:style-name="ce2">
            <text:p>16:58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0H16M59.215S" table:style-name="ce2">
            <text:p>16:5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0H16M59.222S" table:style-name="ce2">
            <text:p>16:5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0H16M59.213S" table:style-name="ce2">
            <text:p>16:5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0H16M59.218S" table:style-name="ce2">
            <text:p>16:5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0H16M58.910S" table:style-name="ce2">
            <text:p>16:5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0H16M59.234S" table:style-name="ce2">
            <text:p>16:5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0H16M58.393S" table:style-name="ce2">
            <text:p>16:5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0H16M58.815S" table:style-name="ce2">
            <text:p>16:58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0H16M59.246S" table:style-name="ce2">
            <text:p>16:5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0H16M59.262S" table:style-name="ce2">
            <text:p>16:5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0H16M59.305S" table:style-name="ce2">
            <text:p>16:5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0H16M59.305S" table:style-name="ce2">
            <text:p>16:5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0H16M59.319S" table:style-name="ce2">
            <text:p>16:5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0H16M59.316S" table:style-name="ce2">
            <text:p>16:5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0H16M59.319S" table:style-name="ce2">
            <text:p>16:5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0H16M59.327S" table:style-name="ce2">
            <text:p>16:5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4-06T06:12:11Z</dc:date>
  </office:meta>
</office:document-meta>
</file>